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4.1mm"/>
    </style:style>
    <style:style style:name="co3" style:family="table-column">
      <style:table-column-properties fo:break-before="auto" style:column-width="21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b_orig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lerte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categori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pport énergie / azote déséquilibr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a distribution de la ration est-elle bien répartie ?</text:p>
          </table:table-cell>
          <table:table-cell office:value-type="string" calcext:value-type="string">
            <text:p>mauvaise répartition de la ration dans la journ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s primipares sont-elles complémentées vis-à-vis des multipares ?</text:p>
          </table:table-cell>
          <table:table-cell office:value-type="string" calcext:value-type="string">
            <text:p>pas de complémentation des primipares / multipa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de début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s bouses sont-elles hétérogènes</text:p>
          </table:table-cell>
          <table:table-cell office:value-type="string" calcext:value-type="string">
            <text:p>bouses hétérogè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s vêlages sont-ils dispersés ?</text:p>
          </table:table-cell>
          <table:table-cell office:value-type="string" calcext:value-type="string">
            <text:p>vêlages dispersé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'accès à l'auge est-il compétitif entre les animaux ?</text:p>
          </table:table-cell>
          <table:table-cell office:value-type="string" calcext:value-type="string">
            <text:p>accès à l'auge compétit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 nombre de cornadis est-il au minimum supérieur au nombre d'animaux présents ?</text:p>
          </table:table-cell>
          <table:table-cell office:value-type="string" calcext:value-type="string">
            <text:p>plus d'animaux que de places aux corna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s d'animaux cornus et sans cor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Y-a-t-il eu des recherches parasitismes récemment ?</text:p>
          </table:table-cell>
          <table:table-cell office:value-type="string" calcext:value-type="string">
            <text:p>par de recherche de parasites récen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âtiment est-il trop chargé ?</text:p>
          </table:table-cell>
          <table:table-cell office:value-type="string" calcext:value-type="string">
            <text:p>bâtiment trop charg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quantité de paille est-elle suffisante ?</text:p>
          </table:table-cell>
          <table:table-cell office:value-type="string" calcext:value-type="string">
            <text:p>paillage insuffisant en quantit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fréquence de curage est-elle suffisante ?</text:p>
          </table:table-cell>
          <table:table-cell office:value-type="string" calcext:value-type="string">
            <text:p>curage pas assez fréqu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âtiment montre-t-il des signes d'une mauvaise ventilation ?</text:p>
          </table:table-cell>
          <table:table-cell office:value-type="string" calcext:value-type="string">
            <text:p>signes de mauvaise ventila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âtiment présente-t-il des excès d'humidité importants (sol non stabilisé et non drainé)</text:p>
          </table:table-cell>
          <table:table-cell office:value-type="string" calcext:value-type="string">
            <text:p>excès d'humidité important dans le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'orientation du bâtiment est-elle correcte ?</text:p>
          </table:table-cell>
          <table:table-cell office:value-type="string" calcext:value-type="string">
            <text:p>mauvaise orienta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ardage du bâtiment est-il suffisant ?</text:p>
          </table:table-cell>
          <table:table-cell office:value-type="string" calcext:value-type="string">
            <text:p>bardag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ration est-elle trop riche en amidon (acidose) ?</text:p>
          </table:table-cell>
          <table:table-cell office:value-type="string" calcext:value-type="string">
            <text:p>ration trop riche en ami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ration trop riche en azote soluble (ex : fourrages verts)?</text:p>
          </table:table-cell>
          <table:table-cell office:value-type="string" calcext:value-type="string">
            <text:p>ration trop riche en azote solu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s animaux présentent-ils les symptômes de diarrhées? </text:p>
          </table:table-cell>
          <table:table-cell office:value-type="string" calcext:value-type="string">
            <text:p>présence de diarrhé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s animaux sont-ils susceptibles d'être parasités (période de pâturage) ? (voir onglet parasitisme)</text:p>
          </table:table-cell>
          <table:table-cell office:value-type="string" calcext:value-type="string">
            <text:p>animaux peut-être parasit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nourriture par forcément accessible à tous les animaux de manière équit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'absence de cornadis entre-rail des conflits à l'auge ?</text:p>
          </table:table-cell>
          <table:table-cell office:value-type="string" calcext:value-type="string">
            <text:p>conflits à l'auge par absence de corna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 bâtiment est-il protégé des perturbations électromagnétiques ?</text:p>
          </table:table-cell>
          <table:table-cell office:value-type="string" calcext:value-type="string">
            <text:p>perturbations électromagnétiques possib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 lieu de vie des animaux présente-t-il des objets coupants</text:p>
          </table:table-cell>
          <table:table-cell office:value-type="string" calcext:value-type="string">
            <text:p>présence d'objets coupants dans les lieux de vie des anim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a ration est-elle équilibrée ou présente-t-elle un excès d'énergie ?</text:p>
          </table:table-cell>
          <table:table-cell office:value-type="string" calcext:value-type="string">
            <text:p>excès d'éner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Certains animaux du troupeau sont-ils de souche d'animaux nerveux</text:p>
          </table:table-cell>
          <table:table-cell office:value-type="string" calcext:value-type="string">
            <text:p>"quelques animaux issus de souches ""animaux nerveux"""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relation homme / animal perturb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s animaux sont-ils confrontés à des éléments perturbateurs : chiens, tiers,</text:p>
          </table:table-cell>
          <table:table-cell office:value-type="string" calcext:value-type="string">
            <text:p>présence d'éléments perturbateurs (chiens, 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a topographie du terrain est-elle accidentée ?</text:p>
          </table:table-cell>
          <table:table-cell office:value-type="string" calcext:value-type="string">
            <text:p>terrain accidenté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 lieu de vie des animaux présente-t-il des objets coupants</text:p>
          </table:table-cell>
          <table:table-cell office:value-type="string" calcext:value-type="string">
            <text:p>présence d'objets coupants dans les lieux de vie des anim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s animaux sont-ils préparés à la mise à l'herbe ?</text:p>
          </table:table-cell>
          <table:table-cell office:value-type="string" calcext:value-type="string">
            <text:p>pas de préparation à la mise à l'herb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Y-a-t-il un mélange d'animaux de différents lots à la mise en pâtures provoquant des bagarres ?</text:p>
          </table:table-cell>
          <table:table-cell office:value-type="string" calcext:value-type="string">
            <text:p>bagarres à la mise à l'herb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 nombre et les accès aux points d'eau sont-ils adaptés ?</text:p>
          </table:table-cell>
          <table:table-cell office:value-type="string" calcext:value-type="string">
            <text:p>nombre de points d'eau insuffisant, accès problémat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Y-a-t-il des vaches vides et/ou un taureau dans les lots d'animaux ?</text:p>
          </table:table-cell>
          <table:table-cell office:value-type="string" calcext:value-type="string">
            <text:p>vaches vides avec taureau dans le lo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s animaux sont-ils confrontés à des éléments perturbateurs : chiens, tiers,</text:p>
          </table:table-cell>
          <table:table-cell office:value-type="string" calcext:value-type="string">
            <text:p>présence d'éléments perturbateurs (chiens, 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a race du troupeau est-elle adaptée aux déplacements et au territoire ?</text:p>
          </table:table-cell>
          <table:table-cell office:value-type="string" calcext:value-type="string">
            <text:p>race des animaux inadaptée par rapport aux déplac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nourriture par forcément accessible à tous les animaux de manière équi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'absence de cornadis entre-rail des conflits à l'auge ?</text:p>
          </table:table-cell>
          <table:table-cell office:value-type="string" calcext:value-type="string">
            <text:p>conflits à l'auge par absence de corna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bâtiment est-il protégé des perturbations électromagnétiques ?</text:p>
          </table:table-cell>
          <table:table-cell office:value-type="string" calcext:value-type="string">
            <text:p>perturbations électromagnétiques possib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s veaux ont-ils accès à une zone spécifique</text:p>
          </table:table-cell>
          <table:table-cell office:value-type="string" calcext:value-type="string">
            <text:p>pas de zone spécifique pour les ve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lieu de vie des animaux présente-t-il des objets coupants</text:p>
          </table:table-cell>
          <table:table-cell office:value-type="string" calcext:value-type="string">
            <text:p>présence d'objets coupants dans les lieux de vie des anim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s sols bétonnés sont-ils glissants ?</text:p>
          </table:table-cell>
          <table:table-cell office:value-type="string" calcext:value-type="string">
            <text:p>sols bétonnés glissa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Y-a-t-il un mélange d'animaux de différents lots à la mise en stabulation provoquant des bagarres ?</text:p>
          </table:table-cell>
          <table:table-cell office:value-type="string" calcext:value-type="string">
            <text:p>bagarres en période de stab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a ration est-elle équilibrée et saine ?</text:p>
          </table:table-cell>
          <table:table-cell office:value-type="string" calcext:value-type="string">
            <text:p>ration déséquilibrée ou mal conservée (moisie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non accessible à tous les anim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en mauvais ét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rise de terre non performante et absence de parafoud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 bâtiment présente-t-il des courants d'air excessifs</text:p>
          </table:table-cell>
          <table:table-cell office:value-type="string" calcext:value-type="string">
            <text:p>présence de courants d'air dans le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s animaux présentent-ils les symptômes de la grippe (diarrhée, toux, fièvre, etc.) ?</text:p>
          </table:table-cell>
          <table:table-cell office:value-type="string" calcext:value-type="string">
            <text:p>symptômes de gripp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 troupeau est-il touché par le vol par de la boucherie sauvage en pâture ?</text:p>
          </table:table-cell>
          <table:table-cell office:value-type="string" calcext:value-type="string">
            <text:p>vol d'anima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La ration présente-t-elle suffisamment de fibres ?</text:p>
          </table:table-cell>
          <table:table-cell office:value-type="string" calcext:value-type="string">
            <text:p>insuffisance de fib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Y-a-t-il un risque d'entérotoxémie sur le lot avec des rations trop riches - La vaccination est-elle pratiquée ?</text:p>
          </table:table-cell>
          <table:table-cell office:value-type="string" calcext:value-type="string">
            <text:p>risques d'entérotoxémie (et pas de vaccinatio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La mortalité fait-elle suite à une grippe non détectée ou mal soignée ?</text:p>
          </table:table-cell>
          <table:table-cell office:value-type="string" calcext:value-type="string">
            <text:p>grippe non détecté ou mal soignée avec mortalité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Le renouvellement du troupeau est-il suffisant pour réformer les animaux à risque ?</text:p>
          </table:table-cell>
          <table:table-cell office:value-type="string" calcext:value-type="string">
            <text:p>réforme des animaux à risque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e produits achetés sont-ils majoritairement à but curatif</text:p>
          </table:table-cell>
          <table:table-cell office:value-type="string" calcext:value-type="string">
            <text:p>forte consommation de médicaments curatif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Les apports sont-ils suffisants par rapport aux objectifs de croissance ?</text:p>
          </table:table-cell>
          <table:table-cell office:value-type="string" calcext:value-type="string">
            <text:p>apports insuffisants par rapport aux objectifs de croiss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Le parasitisme est-il maîtrisé ?</text:p>
          </table:table-cell>
          <table:table-cell office:value-type="string" calcext:value-type="string">
            <text:p>parasitisme mal maîtris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Les génisses sont-elles touchées par des pathologies du jeune âge ? (respiratoires</text:p>
          </table:table-cell>
          <table:table-cell office:value-type="string" calcext:value-type="string">
            <text:p>pathologie du jeune âge chez les géniss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s apports alimentaires sont-ils suffisants durant le premier mois de lactation ? Et pour les primipares ?</text:p>
          </table:table-cell>
          <table:table-cell office:value-type="string" calcext:value-type="string">
            <text:p>apports alimentaires insuffisants durant les 1er mois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s animaux ne sont-ils pas trop gras au vêlage ?</text:p>
          </table:table-cell>
          <table:table-cell office:value-type="string" calcext:value-type="string">
            <text:p>vaches trop grasses au vê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 parasitisme est-il maîtrisé ?</text:p>
          </table:table-cell>
          <table:table-cell office:value-type="string" calcext:value-type="string">
            <text:p>parasitisme mal maîtris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es maladies en lien avec la reproduction (BVD, chlamydioses,) sont-elles maîtrisées ?</text:p>
          </table:table-cell>
          <table:table-cell office:value-type="string" calcext:value-type="string">
            <text:p>présence de maladies touchant la reproduc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es vêlages précédents ont-ils été difficiles ?</text:p>
          </table:table-cell>
          <table:table-cell office:value-type="string" calcext:value-type="string">
            <text:p>vêlages précédents diffici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a fertilité du taureau est-elle surveillée ?</text:p>
          </table:table-cell>
          <table:table-cell office:value-type="string" calcext:value-type="string">
            <text:p>pas de surveillance de la fertilité du taur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a présence du taureau est-elle trop courte ?</text:p>
          </table:table-cell>
          <table:table-cell office:value-type="string" calcext:value-type="string">
            <text:p>présence du taureau trop cour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a ration est-elle équilibrée et notamment en apports minéraux ?</text:p>
          </table:table-cell>
          <table:table-cell office:value-type="string" calcext:value-type="string">
            <text:p>ration déséquilibrée, notamment en minér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Les animaux sont-ils confrontés à des éléments perturbateurs : chiens</text:p>
          </table:table-cell>
          <table:table-cell office:value-type="string" calcext:value-type="string">
            <text:p>présence d'éléments perturbateurs (chiens,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Les maladies abortives (BVD, Fièvre Q, FCO) sont-elles maîtrisées ?</text:p>
          </table:table-cell>
          <table:table-cell office:value-type="string" calcext:value-type="string">
            <text:p>présence de maladies abortiv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les gestantes sont-elles touchées par des infections diverses avec fièvre ?</text:p>
          </table:table-cell>
          <table:table-cell office:value-type="string" calcext:value-type="string">
            <text:p>infections diverses sur les gestan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Des traitements corticoïdes ont-ils été administrés</text:p>
          </table:table-cell>
          <table:table-cell office:value-type="string" calcext:value-type="string">
            <text:p>traitements corticoïd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ont-elles présenté un anoestrus d'hiver ?</text:p>
          </table:table-cell>
          <table:table-cell office:value-type="string" calcext:value-type="string">
            <text:p>anoestrus d'hiv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ont-elles présenté un anoestrus d'allaitement ?</text:p>
          </table:table-cell>
          <table:table-cell office:value-type="string" calcext:value-type="string">
            <text:p>anoestrus d'allaitem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apports alimentaires sont-ils suffisants pour éviter les pertes d'état ?</text:p>
          </table:table-cell>
          <table:table-cell office:value-type="string" calcext:value-type="string">
            <text:p>perte d'état par apports alimentaires insuffis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apports en vitamines, minéraux et oligo-éléments sont-ils suffisants</text:p>
          </table:table-cell>
          <table:table-cell office:value-type="string" calcext:value-type="string">
            <text:p>apports en vitamines, minéraux et oligo-éléments insuffis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ont-elles subies des métrites ou non-délivrances mal gérées ?</text:p>
          </table:table-cell>
          <table:table-cell office:value-type="string" calcext:value-type="string">
            <text:p>non-délivrances mal gérées et métri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êlages précédents ont-ils été difficiles ?</text:p>
          </table:table-cell>
          <table:table-cell office:value-type="string" calcext:value-type="string">
            <text:p>vêlages précédents diffici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sont-elles de souches faiblement indexées en fertilité ?</text:p>
          </table:table-cell>
          <table:table-cell office:value-type="string" calcext:value-type="string">
            <text:p>souches avec faible fertilité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 nombre de vaches par taureaux est-il cohérent ?</text:p>
          </table:table-cell>
          <table:table-cell office:value-type="string" calcext:value-type="string">
            <text:p>nombre de vache par taureaux incohér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'alimentation des taureaux est-elle suffisante ?</text:p>
          </table:table-cell>
          <table:table-cell office:value-type="string" calcext:value-type="string">
            <text:p>alimentation du taureau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a fertilité du taureau est-elle surveillée ?</text:p>
          </table:table-cell>
          <table:table-cell office:value-type="string" calcext:value-type="string">
            <text:p>pas de surveillance de la fertilité du taur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e type génétique du taureau est-il adapté à la morphologie des vaches et des génisses ?</text:p>
          </table:table-cell>
          <table:table-cell office:value-type="string" calcext:value-type="string">
            <text:p>type génétique du taureau inadapté à la morphologie des femel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a ration fin de gestation n'est-elle pas trop riche ?</text:p>
          </table:table-cell>
          <table:table-cell office:value-type="string" calcext:value-type="string">
            <text:p>ration de fin de gestation trop ri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es reproductrices présentent-elles une morphologie adaptée au vêlage ?</text:p>
          </table:table-cell>
          <table:table-cell office:value-type="string" calcext:value-type="string">
            <text:p>morphologie des vaches inadaptée au vêl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'âge au vêlage est-il trop jeune ?</text:p>
          </table:table-cell>
          <table:table-cell office:value-type="string" calcext:value-type="string">
            <text:p>vêlages trop précoc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a conduite des génisses de renouvellement est-elle cohérente avec l'objectif d'âge au vêlage ?</text:p>
          </table:table-cell>
          <table:table-cell office:value-type="string" calcext:value-type="string">
            <text:p>conduites des génisses incohérente / âge au vêl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Y-t-il trop de vêlages difficiles ? (cf. vêlages difficiles)</text:p>
          </table:table-cell>
          <table:table-cell office:value-type="string" calcext:value-type="string">
            <text:p>vêlages diffici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Les mises-bas ont-elles lieu dans une case de vêlage dédiée et propre ?</text:p>
          </table:table-cell>
          <table:table-cell office:value-type="string" calcext:value-type="string">
            <text:p>absence de case de vêl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Les interventions humaines respectent-elles les conditions d'hygiène ?</text:p>
          </table:table-cell>
          <table:table-cell office:value-type="string" calcext:value-type="string">
            <text:p>hygiène insuffisante dans les interventio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Les apports en vitamines, minéraux et/ou oligoéléments sont-ils suffisants avant vêlage ?</text:p>
          </table:table-cell>
          <table:table-cell office:value-type="string" calcext:value-type="string">
            <text:p>apports en vitamines, minéraux et oligo-éléments insuffis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La ration de fin de gestation n'est-elle pas trop riche ?</text:p>
          </table:table-cell>
          <table:table-cell office:value-type="string" calcext:value-type="string">
            <text:p>ration de fin de gestation trop ri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Le type génétique du taureau peut-il être à l'origine de ces poids de naissance trop élevé ?</text:p>
          </table:table-cell>
          <table:table-cell office:value-type="string" calcext:value-type="string">
            <text:p>type génétique du taureau à l'origine de poids de naissance trop élevé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La ration est-elle suffisamment riche en fibres ?</text:p>
          </table:table-cell>
          <table:table-cell office:value-type="string" calcext:value-type="string">
            <text:p>ration pauvre en fib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La ration est-elle excédentaire en amidon ?</text:p>
          </table:table-cell>
          <table:table-cell office:value-type="string" calcext:value-type="string">
            <text:p>ration excédentaire en ami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Les animaux ont-ils subit une transition alimentaire brutale ou trop courte (inférieur à 3 semaines)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mise en quarantaine des animaux achetés est-elle respectée ?</text:p>
          </table:table-cell>
          <table:table-cell office:value-type="string" calcext:value-type="string">
            <text:p>pas de mise en quarantaine des animaux acheté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est-elle excédentaire ?</text:p>
          </table:table-cell>
          <table:table-cell office:value-type="string" calcext:value-type="string">
            <text:p>ration excéden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animaux sont-ils vaccinés contre les entérotoxémies ?</text:p>
          </table:table-cell>
          <table:table-cell office:value-type="string" calcext:value-type="string">
            <text:p>pas de vaccination contre les entérotoxém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est-elle calculée ?</text:p>
          </table:table-cell>
          <table:table-cell office:value-type="string" calcext:value-type="string">
            <text:p>pas de calcul de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est-elle pesée ?</text:p>
          </table:table-cell>
          <table:table-cell office:value-type="string" calcext:value-type="string">
            <text:p>ration non pes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distribuée est-elle différente de la ration calculée ?</text:p>
          </table:table-cell>
          <table:table-cell office:value-type="string" calcext:value-type="string">
            <text:p>ration distribuée différente de la ration calcul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délais de transition alimentaire sont-ils respectés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Comment les animaux valorisent la ration (observation des animaux) ?</text:p>
          </table:table-cell>
          <table:table-cell office:value-type="string" calcext:value-type="string">
            <text:p>valorisation de la ration peut-être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sols sont-ils glissants ?</text:p>
          </table:table-cell>
          <table:table-cell office:value-type="string" calcext:value-type="string">
            <text:p>sols glissa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bagarres sont fréquentes ? Les animaux sont nerveux ?</text:p>
          </table:table-cell>
          <table:table-cell office:value-type="string" calcext:value-type="string">
            <text:p>animaux nerveux, qui se batt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densité animale n'est-elle pas trop élevée ?</text:p>
          </table:table-cell>
          <table:table-cell office:value-type="string" calcext:value-type="string">
            <text:p>densité animale trop élev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 bâtiment est-il suffisamment ventilé ? Présence de courants d'air, ammoniac, chaleur,</text:p>
          </table:table-cell>
          <table:table-cell office:value-type="string" calcext:value-type="string">
            <text:p>problèmes de ventila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maladie des muqueuses (BVD) est-elle maîtrisée dans le troupeau ?</text:p>
          </table:table-cell>
          <table:table-cell office:value-type="string" calcext:value-type="string">
            <text:p>BVD non maîtrisé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a ration contient-elle suffisamment de fibres de structure ?</text:p>
          </table:table-cell>
          <table:table-cell office:value-type="string" calcext:value-type="string">
            <text:p>pas assez de fibres de structur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a ration est-elle équilibrée ?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s délais de transition alimentaire sont-ils respectés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'eau est potable ?</text:p>
          </table:table-cell>
          <table:table-cell office:value-type="string" calcext:value-type="string">
            <text:p>eau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 troupeau est-il protégé des contaminations extérieures (personnes</text:p>
          </table:table-cell>
          <table:table-cell office:value-type="string" calcext:value-type="string">
            <text:p>pas de protection du troupeau vis-à-vis des contamination extérieu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 troupeau est-il touché par la paratuberculose ?</text:p>
          </table:table-cell>
          <table:table-cell office:value-type="string" calcext:value-type="string">
            <text:p>présence de paratuberculo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s parasites strongles digestifs, paramphistome et grande douve sont-ils maîtrisés</text:p>
          </table:table-cell>
          <table:table-cell office:value-type="string" calcext:value-type="string">
            <text:p>pas de maîtrise du parasitis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'abreuvement sur points d'eaux naturels potentiellement contaminés est-il sécurisé ?</text:p>
          </table:table-cell>
          <table:table-cell office:value-type="string" calcext:value-type="string">
            <text:p>points d'eaux naturels peut-être contaminé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Existe-il une bonne gestion du pâturage vis-à-vis du parasitisme ?</text:p>
          </table:table-cell>
          <table:table-cell office:value-type="string" calcext:value-type="string">
            <text:p>pas de gestion particulière du pâturage vis-a-vis du parasitis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Pratiquez-vous un suivi/dépistage de l'infestation parasitaire ?</text:p>
          </table:table-cell>
          <table:table-cell office:value-type="string" calcext:value-type="string">
            <text:p>suivi/dépistage des infections parasitai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es délais de transition alimentaire sont-ils respectés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a proportion de légumineuses météorisantes (trèfle violet, …)</text:p>
          </table:table-cell>
          <table:table-cell office:value-type="string" calcext:value-type="string">
            <text:p>présence de légumineuses météorisant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Pratiquez-vous le pâturage dans des vergers (pommiers) ?</text:p>
          </table:table-cell>
          <table:table-cell office:value-type="string" calcext:value-type="string">
            <text:p>pâturage sous pomm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bsence de complémentation en Mg à la mise à l'herbe</text:p>
          </table:table-cell>
          <table:table-cell office:value-type="string" calcext:value-type="string">
            <text:p>pas de complémentation en Mg à la mise à l'her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bsence de transition entre la ration hivernale et printanière</text:p>
          </table:table-cell>
          <table:table-cell office:value-type="string" calcext:value-type="string">
            <text:p>pas de transition entre les rations hivernales et printanière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Ingestion excessive d'herbe jeune qui accélère le transit</text:p>
          </table:table-cell>
          <table:table-cell office:value-type="string" calcext:value-type="string">
            <text:p>Ingestion excessive d'herbe je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a mortalité est-elle en rapport avec des vêlages difficiles</text:p>
          </table:table-cell>
          <table:table-cell office:value-type="string" calcext:value-type="string">
            <text:p>vêlages diffici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Des apports minéraux sont-ils réalisés ?</text:p>
          </table:table-cell>
          <table:table-cell office:value-type="string" calcext:value-type="string">
            <text:p>pas d'apport de minér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ssurez-vous une bonne surveillance et êtes-vous correctement équipé ?</text:p>
          </table:table-cell>
          <table:table-cell office:value-type="string" calcext:value-type="string">
            <text:p>Surveillance peut-être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tes-vous équipé d'une case de vêlage et d'isolement du couple mère veau ?</text:p>
          </table:table-cell>
          <table:table-cell office:value-type="string" calcext:value-type="string">
            <text:p>pas de case de vêl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ssurez-vous une bonne hygiène des locaux ?</text:p>
          </table:table-cell>
          <table:table-cell office:value-type="string" calcext:value-type="string">
            <text:p>Hygiène des locaux insuffisa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es vaches ont-elles de bonnes qualités maternelles ?</text:p>
          </table:table-cell>
          <table:table-cell office:value-type="string" calcext:value-type="string">
            <text:p>faible qualité maternelle des vach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a prise de colostrum est-elle suffisante ?</text:p>
          </table:table-cell>
          <table:table-cell office:value-type="string" calcext:value-type="string">
            <text:p>prise de colostrum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congel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ssédez-vous et utilisez-vous un pèse colostrum ?</text:p>
          </table:table-cell>
          <table:table-cell office:value-type="string" calcext:value-type="string">
            <text:p>Pas d'utilisation d'un pèse colostr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es mamelles des vaches sont-elles défectueuse (cf. mamelle vache) ?</text:p>
          </table:table-cell>
          <table:table-cell office:value-type="string" calcext:value-type="string">
            <text:p>mamelle défectueus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La ration des mères n'est-elle pas trop riche en énergie ou en azote ?</text:p>
          </table:table-cell>
          <table:table-cell office:value-type="string" calcext:value-type="string">
            <text:p>ration des mères trop riche en énergie ou en az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La quantité de colostrum bue est-elle suffisante ?</text:p>
          </table:table-cell>
          <table:table-cell office:value-type="string" calcext:value-type="string">
            <text:p>quantité de colostrum bu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ssédez-vous et utilisez-vous un pèse colostrum ?</text:p>
          </table:table-cell>
          <table:table-cell office:value-type="string" calcext:value-type="string">
            <text:p>Pas d'utilisation d'un pèse colostr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congel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Y-a-t-il des box à veaux dans la stabulation ?</text:p>
          </table:table-cell>
          <table:table-cell office:value-type="string" calcext:value-type="string">
            <text:p>présence de box à veaux dans la stab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ssédez-vous une case de quarantaine pour les veaux malades ?</text:p>
          </table:table-cell>
          <table:table-cell office:value-type="string" calcext:value-type="string">
            <text:p>Pas de case de quarantaine pour les veaux mala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Les veaux présentent-ils des écarts d'âge important ?</text:p>
          </table:table-cell>
          <table:table-cell office:value-type="string" calcext:value-type="string">
            <text:p>écarts d'âge important chez les v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des box à veau insuffisa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Rencontrez-vous des problèmes de coccidiose ?</text:p>
          </table:table-cell>
          <table:table-cell office:value-type="string" calcext:value-type="string">
            <text:p>Problèmes de coccidio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Le bâtiment est-il bien ventilé ?</text:p>
          </table:table-cell>
          <table:table-cell office:value-type="string" calcext:value-type="string">
            <text:p>bâtiment mal ventil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Possédez-vous une case de quarantaine pour les veaux malades ?</text:p>
          </table:table-cell>
          <table:table-cell office:value-type="string" calcext:value-type="string">
            <text:p>Pas de case de quarantaine pour les veaux mala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Les veaux ont-ils accès à un abreuvoir adapté ?</text:p>
          </table:table-cell>
          <table:table-cell office:value-type="string" calcext:value-type="string">
            <text:p>abreuvoir inadapté pour les ve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La ration des mères est-elle équilibrée ?</text:p>
          </table:table-cell>
          <table:table-cell office:value-type="string" calcext:value-type="string">
            <text:p>ration des mère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 a-t-il une bonne surveillance et maîtrise du parasitisme (coccidiose</text:p>
          </table:table-cell>
          <table:table-cell office:value-type="string" calcext:value-type="string">
            <text:p>mauvaise maîtrise du parasitisme (coccidiose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rrière-voussure les pathologies du jeune âge ?</text:p>
          </table:table-cell>
          <table:table-cell office:value-type="string" calcext:value-type="string">
            <text:p>Peu de maîtrise des pathologies du jeune â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Le critère génétique "croissance" est-il pris en compte dans votre sélection ? (choix des génisses et taureaux)</text:p>
          </table:table-cell>
          <table:table-cell office:value-type="string" calcext:value-type="string">
            <text:p>"pas de prise en compte du critère génétique ""croissance"" dans la sélection"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Les apports en oligoéléments à la mère sont-ils suffisants ?</text:p>
          </table:table-cell>
          <table:table-cell office:value-type="string" calcext:value-type="string">
            <text:p>apports d'oligo-éléments aux mères insuffis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Désinfectez-vous les nombrils à la naissance ?</text:p>
          </table:table-cell>
          <table:table-cell office:value-type="string" calcext:value-type="string">
            <text:p>pas de désinfection des nombrils à la naissa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Y-a-t-il des box à veaux dans la stabulation ?</text:p>
          </table:table-cell>
          <table:table-cell office:value-type="string" calcext:value-type="string">
            <text:p>présence de box à veaux dans la stab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des box à veau insuffisa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La ration des mères n'est-elle pas trop riche en énergie ou en azote ?</text:p>
          </table:table-cell>
          <table:table-cell office:value-type="string" calcext:value-type="string">
            <text:p>ration des mères trop riche en énergie ou en az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Rencontrez-vous des problèmes de coccidiose, poux, tiques, strongylose ?</text:p>
          </table:table-cell>
          <table:table-cell office:value-type="string" calcext:value-type="string">
            <text:p>problèmes de parasitisme diver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rrière-voussure les pathologies du jeune âge ?</text:p>
          </table:table-cell>
          <table:table-cell office:value-type="string" calcext:value-type="string">
            <text:p>Peu de maîtrise des pathologies du jeune â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Y a t-il une bonne surveillance et maîtrise du parasitisme (coccidiose</text:p>
          </table:table-cell>
          <table:table-cell office:value-type="string" calcext:value-type="string">
            <text:p>mauvaise maîtrise du parasitisme (coccidiose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vez-vous neutralisé les bétons neufs ?</text:p>
          </table:table-cell>
          <table:table-cell office:value-type="string" calcext:value-type="string">
            <text:p>Bétons neufs non neutralisé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La complémentation des veaux est-elle adaptée ?</text:p>
          </table:table-cell>
          <table:table-cell office:value-type="string" calcext:value-type="string">
            <text:p>complémentation des veaux inadapt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L'eau est-elle potable ?</text:p>
          </table:table-cell>
          <table:table-cell office:value-type="string" calcext:value-type="string">
            <text:p>eau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Le bâtiment est-il bien ventilé ?</text:p>
          </table:table-cell>
          <table:table-cell office:value-type="string" calcext:value-type="string">
            <text:p>bâtiment mal ventil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La densité d'animaux n'est-elle pas trop importante pour le volume d'air disponible ?</text:p>
          </table:table-cell>
          <table:table-cell office:value-type="string" calcext:value-type="string">
            <text:p>densité animale trop élevée / volume d'air disponi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Pratiquez-vous un vide sanitaire et la désinfection des locaux ?</text:p>
          </table:table-cell>
          <table:table-cell office:value-type="string" calcext:value-type="string">
            <text:p>vide sanitaire et désinfection des loca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Y-a-t-il des mélange d'animaux provenant de différents lots/lieux ?</text:p>
          </table:table-cell>
          <table:table-cell office:value-type="string" calcext:value-type="string">
            <text:p>mélange d'animaux d'origine différe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Pratiquez-vous la vaccination avant ou lors de l'allotement ?</text:p>
          </table:table-cell>
          <table:table-cell office:value-type="string" calcext:value-type="string">
            <text:p>vaccination avant ou pendant l'allot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Les animaux ont-ils subi un coup de chaud/froid lors du transport ou de l'allotement ?</text:p>
          </table:table-cell>
          <table:table-cell office:value-type="string" calcext:value-type="string">
            <text:p>coup de chaud/froid pendant le transport ou l'allot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La densité d'animaux n'est-elle pas trop importante par rapport à la surface de vie ?</text:p>
          </table:table-cell>
          <table:table-cell office:value-type="string" calcext:value-type="string">
            <text:p>densité animale trop élevée / surface de v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Y-a-t-il des box à veaux dans la stabulation ?</text:p>
          </table:table-cell>
          <table:table-cell office:value-type="string" calcext:value-type="string">
            <text:p>présence de box à veaux dans la stab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aintenez-vous le taureau dans les cases avec vaches en chaleur ?</text:p>
          </table:table-cell>
          <table:table-cell office:value-type="string" calcext:value-type="string">
            <text:p>Taureau dans les cases avec les vaches en chal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Possédez-vous du matériel de surveillance ?</text:p>
          </table:table-cell>
          <table:table-cell office:value-type="string" calcext:value-type="string">
            <text:p>Pas de matériel de surveillan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Possédez-vous des cases de vêlage avec contention des mères ?</text:p>
          </table:table-cell>
          <table:table-cell office:value-type="string" calcext:value-type="string">
            <text:p>Pas de cases de vêlage avec contention des mè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Votre temps de surveillance est-il suffisant ?</text:p>
          </table:table-cell>
          <table:table-cell office:value-type="string" calcext:value-type="string">
            <text:p>Temps de surveillance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vêlages en extérieur sont-ils majoritaires ?</text:p>
          </table:table-cell>
          <table:table-cell office:value-type="string" calcext:value-type="string">
            <text:p>vêlages surtout en extéri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vêlages sont-ils étalés sur toute l'année ?</text:p>
          </table:table-cell>
          <table:table-cell office:value-type="string" calcext:value-type="string">
            <text:p>vêlages étalés sur toute l'ann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vaches présentent-elles des faibles qualités maternelles ?</text:p>
          </table:table-cell>
          <table:table-cell office:value-type="string" calcext:value-type="string">
            <text:p>faible qualité maternelle des vach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vez-vous une proportion importante de gros veaux à la naissance ?</text:p>
          </table:table-cell>
          <table:table-cell office:value-type="string" calcext:value-type="string">
            <text:p>Proportion importante de gros veaux à la naissanc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gros veaux à la naissance ne sont-ils pas dû à une ration des mères en fin de gestation trop riche ?</text:p>
          </table:table-cell>
          <table:table-cell office:value-type="string" calcext:value-type="string">
            <text:p>ration en fin de gestation trop ri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a ration des mères en fin de gestation est-elle déficitaire en minéraux</text:p>
          </table:table-cell>
          <table:table-cell office:value-type="string" calcext:value-type="string">
            <text:p>ration de fin des gestation déficitaire en minér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Les vaches présentent-elles de faibles qualités maternelles ?</text:p>
          </table:table-cell>
          <table:table-cell office:value-type="string" calcext:value-type="string">
            <text:p>faible qualité maternelle des vach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Possédez-vous des vaches non dociles ?</text:p>
          </table:table-cell>
          <table:table-cell office:value-type="string" calcext:value-type="string">
            <text:p>Présence de vaches non docil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observez-vous un manque d'état important des mères en fin de gestation ?</text:p>
          </table:table-cell>
          <table:table-cell office:value-type="string" calcext:value-type="string">
            <text:p>Manque d'état important des mères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souches de vaches avec des gros trayons et/ou quartiers déséquilibrés</text:p>
          </table:table-cell>
          <table:table-cell office:value-type="string" calcext:value-type="string">
            <text:p>vaches avec gros trayo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vaches présentent-elles de faibles qualités maternelles avec refus du veau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vaches présentent-elles de fortes qualités maternelles avec une production laitière trop importante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veaux sont-ils trop lourds à la naissance</text:p>
          </table:table-cell>
          <table:table-cell office:value-type="string" calcext:value-type="string">
            <text:p>veaux trop lourds à la naissan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a montée de lait est-elle trop rapide par rapport aux besoins du veau et apparition de mammites et perte d'un quartier ?</text:p>
          </table:table-cell>
          <table:table-cell office:value-type="string" calcext:value-type="string">
            <text:p>montée de lait trop rapide après le vê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a ration avec mauvais équilibre minéral en fin de lactation et problèmes de la mamelle ?</text:p>
          </table:table-cell>
          <table:table-cell office:value-type="string" calcext:value-type="string">
            <text:p>mauvais équilibre minéral favorisant des œdèmes de la mame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génisses se tètent-elles entre elles après le sevrage avec déformation des mamelles ?</text:p>
          </table:table-cell>
          <table:table-cell office:value-type="string" calcext:value-type="string">
            <text:p>les génisses se tètent entre ell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es vaches présentent-elles de faibles qualités maternelles avec refus du veau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es vaches présentent-elles de fortes qualités maternelles avec une production laitière trop importante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es veaux sont-ils trop lourds à la naissance</text:p>
          </table:table-cell>
          <table:table-cell office:value-type="string" calcext:value-type="string">
            <text:p>veaux trop lourds à la naissan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a montée de lait est-elle trop rapide par rapport aux besoins du veau et apparition de mammites et perte d'un quartier ?</text:p>
          </table:table-cell>
          <table:table-cell office:value-type="string" calcext:value-type="string">
            <text:p>montée de lait trop rapide après le vê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a ration avec mauvais équilibre minéral en fin de lactation et oedème de la mamelle + gros trayons congestionnés et durs + mammites ?</text:p>
          </table:table-cell>
          <table:table-cell office:value-type="string" calcext:value-type="string">
            <text:p>mauvais équilibre minéral favorisant des œdèmes de la mame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ration excédentaire en amidon et suc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insuffisance de fib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déficit en minéraux et oligo-éléments ?</text:p>
          </table:table-cell>
          <table:table-cell office:value-type="string" calcext:value-type="string">
            <text:p>déficit de la ration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ration déficitaire en éner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s bétons neufs sont-ils neutralisés ?</text:p>
          </table:table-cell>
          <table:table-cell office:value-type="string" calcext:value-type="string">
            <text:p>bétons neufs non neutralisé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 bâtiment présente-t-il une humidité permanente sur les sols ?</text:p>
          </table:table-cell>
          <table:table-cell office:value-type="string" calcext:value-type="string">
            <text:p>excès d'humidité permanente sur les so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suffisamment fréqu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du troupeau non axées sur les aptitudes fonctionnel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 tri des génisses de renouvellement tient-il compte des aplombs ?</text:p>
          </table:table-cell>
          <table:table-cell office:value-type="string" calcext:value-type="string">
            <text:p>pas de tri des génisses sur les aplomb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présence de caillo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ration excédentaire en amidon et suc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insuffisance de fib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déficit en minéraux et oligo-éléments ?</text:p>
          </table:table-cell>
          <table:table-cell office:value-type="string" calcext:value-type="string">
            <text:p>déficit de la ration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ration déficitaire en éner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s bétons neufs sont-ils neutralisés ?</text:p>
          </table:table-cell>
          <table:table-cell office:value-type="string" calcext:value-type="string">
            <text:p>bétons neufs non neutralisé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bâtiment présente-t-il une humidité permanente sur les sols ?</text:p>
          </table:table-cell>
          <table:table-cell office:value-type="string" calcext:value-type="string">
            <text:p>excès d'humidité permanente sur les so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suffisamment fréqu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du troupeau non axées sur les aptitudes fonctionnel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tri des génisses de renouvellement tient-il compte des aplombs ?</text:p>
          </table:table-cell>
          <table:table-cell office:value-type="string" calcext:value-type="string">
            <text:p>pas de tri des génisses sur les aplomb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taureau est-il paré avant mise à la reproduction ?</text:p>
          </table:table-cell>
          <table:table-cell office:value-type="string" calcext:value-type="string">
            <text:p>pas de parage du taureau avant la mise à la reproduc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taureau passe-t-il sa période de repos du litière accumulée ?</text:p>
          </table:table-cell>
          <table:table-cell office:value-type="string" calcext:value-type="string">
            <text:p>taureau sur litière accumulée pendant sa période de rep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présence de caillo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ration excédentaire en amidon et suc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insuffisance de fib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déficit en minéraux et oligo-éléments ?</text:p>
          </table:table-cell>
          <table:table-cell office:value-type="string" calcext:value-type="string">
            <text:p>déficit de la ration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ration déficitaire en éner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s bétons neufs sont-ils neutralisés ?</text:p>
          </table:table-cell>
          <table:table-cell office:value-type="string" calcext:value-type="string">
            <text:p>bétons neufs non neutralisé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bâtiment présente-t-il une humidité permanente sur les sols ?</text:p>
          </table:table-cell>
          <table:table-cell office:value-type="string" calcext:value-type="string">
            <text:p>excès d'humidité permanente sur les so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suffisamment fréqu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du troupeau non axées sur les aptitudes fonctionnel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tri des génisses de renouvellement tient-il compte des aplombs ?</text:p>
          </table:table-cell>
          <table:table-cell office:value-type="string" calcext:value-type="string">
            <text:p>pas de tri des génisses sur les aplomb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taureau est-il paré avant mise à la reproduction ?</text:p>
          </table:table-cell>
          <table:table-cell office:value-type="string" calcext:value-type="string">
            <text:p>pas de parage du taureau avant la mise à la reproduc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taureau passe-t-il sa période de repos du litière accumulée ?</text:p>
          </table:table-cell>
          <table:table-cell office:value-type="string" calcext:value-type="string">
            <text:p>taureau sur litière accumulée pendant sa période de rep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présence de caillo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animaux sont-ils parfois sous-alimentés ?</text:p>
          </table:table-cell>
          <table:table-cell office:value-type="string" calcext:value-type="string">
            <text:p>Sous-alimentation de certains animaux à certaines péri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rations sont-elles parfois inadaptées aux besoins des animaux ?</text:p>
          </table:table-cell>
          <table:table-cell office:value-type="string" calcext:value-type="string">
            <text:p>Rations parfois inadaptées aux besoins des anim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aliments distribués sont-ils sains et bien conservés ?</text:p>
          </table:table-cell>
          <table:table-cell office:value-type="string" calcext:value-type="string">
            <text:p>Aliments parfois mal conserv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accès à l'aliment sont-ils suffisants pour tous les animaux en même temps ?</text:p>
          </table:table-cell>
          <table:table-cell office:value-type="string" calcext:value-type="string">
            <text:p>Problèmes d’accès aux aliments pour tous les animaux en même te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chèvres sont–elles parasitées ?</text:p>
          </table:table-cell>
          <table:table-cell office:value-type="string" calcext:value-type="string">
            <text:p>Parasitisme récurr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conditions de logements sont-elles problématiques ?</text:p>
          </table:table-cell>
          <table:table-cell office:value-type="string" calcext:value-type="string">
            <text:p>Trop forte densité de lo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quantités de paille litière sont-elles insuffisantes ?</text:p>
          </table:table-cell>
          <table:table-cell office:value-type="string" calcext:value-type="string">
            <text:p>Paillag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surfaces de vie sont-elles trop faibles ?</text:p>
          </table:table-cell>
          <table:table-cell office:value-type="string" calcext:value-type="string">
            <text:p>Surface du logement insuffis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a ration est-elle déséquilibrée ?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a ration manque-t-elle de fibres ?</text:p>
          </table:table-cell>
          <table:table-cell office:value-type="string" calcext:value-type="string">
            <text:p>Manque de fib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animaux sont-ils parasités ? (cf parasitisme)</text:p>
          </table:table-cell>
          <table:table-cell office:value-type="string" calcext:value-type="string">
            <text:p>Parasitisme récurr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s réformes sont-elles subies (sanitaire) plutôt que choisies (sélection) ?</text:p>
          </table:table-cell>
          <table:table-cell office:value-type="string" calcext:value-type="string">
            <text:p>Trop de réformes pour causes sanitai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s réformes sont-elles trop tardives ?</text:p>
          </table:table-cell>
          <table:table-cell office:value-type="string" calcext:value-type="string">
            <text:p>Réformes tardiv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 troupeau a-t-il des soucis de fertilité ?</text:p>
          </table:table-cell>
          <table:table-cell office:value-type="string" calcext:value-type="string">
            <text:p>Problèmes d’infertilité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s réformes sont-elles d'une autre origine ?</text:p>
          </table:table-cell>
          <table:table-cell office:value-type="string" calcext:value-type="string">
            <text:p>Réformes pour d’autres caus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 troupeau est-il suffisamment renouvelé ?</text:p>
          </table:table-cell>
          <table:table-cell office:value-type="string" calcext:value-type="string">
            <text:p>Le renouvellement du troupeau est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s chèvres présentent-elles des pathologies infectieuses chroniques ?</text:p>
          </table:table-cell>
          <table:table-cell office:value-type="string" calcext:value-type="string">
            <text:p>Cas d’infections chroniq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s chèvres présentent-elles des pathologies métaboliques ?</text:p>
          </table:table-cell>
          <table:table-cell office:value-type="string" calcext:value-type="string">
            <text:p>Cas de maladies métaboliq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'état corporel du troupeau est-il satisfaisant toute l'année ?</text:p>
          </table:table-cell>
          <table:table-cell office:value-type="string" calcext:value-type="string">
            <text:p>L’état corporel n’est pas satisfaisant toute l’ann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 troupeau présente-t-il des problèmes de mise-bas ?</text:p>
          </table:table-cell>
          <table:table-cell office:value-type="string" calcext:value-type="string">
            <text:p>Problèmes à la mise-b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a fréquence de surveillance est-elle suffisante ?</text:p>
          </table:table-cell>
          <table:table-cell office:value-type="string" calcext:value-type="string">
            <text:p>Surveillance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Les chèvres présentent-elles des pathologies infectieuses chroniques ?</text:p>
          </table:table-cell>
          <table:table-cell office:value-type="string" calcext:value-type="string">
            <text:p>Cas d’infections chroniq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Y-a-t-il eu introduction d'animaux avec achat dernièrement ?</text:p>
          </table:table-cell>
          <table:table-cell office:value-type="string" calcext:value-type="string">
            <text:p>Introduction récente d’animaux acheté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Les conditions de logement (hygiène, ventilation, température) sont-elles satisfaisantes ?</text:p>
          </table:table-cell>
          <table:table-cell office:value-type="string" calcext:value-type="string">
            <text:p>Conditions de logement insuffis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Les écarts de températures sont-ils accentués dans le bâtiment ?</text:p>
          </table:table-cell>
          <table:table-cell office:value-type="string" calcext:value-type="string">
            <text:p>Ecarts de température importants dans le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'état général du troupeau est-il évalué régulièrement ? Si oui, est-il satisfaisant ?</text:p>
          </table:table-cell>
          <table:table-cell office:value-type="string" calcext:value-type="string">
            <text:p>L’état du troupeau est rarement évalué et paraît insatisfa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a ration est-elle déséquilibrée ?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Y-a-t-il des transitions alimentaires de moins de 3 semaines ?</text:p>
          </table:table-cell>
          <table:table-cell office:value-type="string" calcext:value-type="string">
            <text:p>Transitions alimentaires parfois trop cour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Y-a-t-il des problèmes dans la rotation des pâtures ?</text:p>
          </table:table-cell>
          <table:table-cell office:value-type="string" calcext:value-type="string">
            <text:p>Problèmes dans la rotation des pâ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es pâtures présentent-elles des excès d'azote ?</text:p>
          </table:table-cell>
          <table:table-cell office:value-type="string" calcext:value-type="string">
            <text:p>Excès d’azote dans les pâ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’infestation parasitaire n’est-elle pas mal gérée</text:p>
          </table:table-cell>
          <table:table-cell office:value-type="string" calcext:value-type="string">
            <text:p>Infestation parasitaire mal géré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s rations des jeunes sont-elles déséquilibrées ?</text:p>
          </table:table-cell>
          <table:table-cell office:value-type="string" calcext:value-type="string">
            <text:p>Rations des jeunes déséquilibré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 sevrage des jeunes présente-t-il des difficultés ?</text:p>
          </table:table-cell>
          <table:table-cell office:value-type="string" calcext:value-type="string">
            <text:p>Problèmes au sev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s jeunes sont-ils surveillés sur le plan du parasitisme ? (cf parasitisme)</text:p>
          </table:table-cell>
          <table:table-cell office:value-type="string" calcext:value-type="string">
            <text:p>Parasitisme chez les jeu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s jeunes sont-ils atteints ou ont-ils été atteints de maladies ? (cf santé des jeunes)</text:p>
          </table:table-cell>
          <table:table-cell office:value-type="string" calcext:value-type="string">
            <text:p>Maladies diverses chez les jeu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Les rations ne sont-elles pas déséquilibrées ou insuffisantes ?</text:p>
          </table:table-cell>
          <table:table-cell office:value-type="string" calcext:value-type="string">
            <text:p>Rations déséquilibrées ou insuffis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Les aliments du commerce ont-ils des formulations adaptées aux caprins ?</text:p>
          </table:table-cell>
          <table:table-cell office:value-type="string" calcext:value-type="string">
            <text:p>Aliments non formulés pour des capr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008" calcext:value-type="float">
            <text:p>3008</text:p>
          </table:table-cell>
          <table:table-cell table:number-columns-repeated="2" office:value-type="string" calcext:value-type="string">
            <text:p>Vous n’avez pas informé votre vétérinaire de la présence de troubles nerve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Existe-t-il des problèmes dans l’aménagement des surfaces qui favoriserait les affrontements ?</text:p>
          </table:table-cell>
          <table:table-cell office:value-type="string" calcext:value-type="string">
            <text:p>Problèmes d’expression violente de la hiérarc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s maladies de type Listériose, Tétanos, Botulisme, sont-elles surveillées ?</text:p>
          </table:table-cell>
          <table:table-cell office:value-type="string" calcext:value-type="string">
            <text:p>Pas de surveillance de la listériose, du tétanos, du botulis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 troupeau est-il régulièrement parasité (interne, externe) ?</text:p>
          </table:table-cell>
          <table:table-cell office:value-type="string" calcext:value-type="string">
            <text:p>Troupeau régulièrement parasit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 troupeau est-il carencé en minéraux, oligo-éléments et vitamines ?</text:p>
          </table:table-cell>
          <table:table-cell office:value-type="string" calcext:value-type="string">
            <text:p>Carences en oligo-éléments et vita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 vétérinaire a-t-il diagnostiqué la Nécrose du cortex ?</text:p>
          </table:table-cell>
          <table:table-cell office:value-type="string" calcext:value-type="string">
            <text:p>Présence de nécrose du corte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Existe-t-il des risques d'intoxication par le sel, plomb, azote non protéique, intoxication végétales sur l'exploitation ?</text:p>
          </table:table-cell>
          <table:table-cell office:value-type="string" calcext:value-type="string">
            <text:p>Risques d’intoxica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a couverture des besoins alimentaires lors de la première année n’est-elle pas insuffisante ?</text:p>
          </table:table-cell>
          <table:table-cell office:value-type="string" calcext:value-type="string">
            <text:p>Couverture des besoins alimentaires insuffisante la 1ère ann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'état corporel des chevrettes est-il satisfaisant (pas trop grasse ou trop maigre) au moment de la mise à la reproduction ?</text:p>
          </table:table-cell>
          <table:table-cell office:value-type="string" calcext:value-type="string">
            <text:p>État corporel des chevrettes inadéquat à la reprodu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es chevrettes ont-elles subies des maladies respiratoires durant leur croissance ?</text:p>
          </table:table-cell>
          <table:table-cell office:value-type="string" calcext:value-type="string">
            <text:p>Présence de maladies respiratoires la première anné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es chevrettes ont-elles été confrontées à des problèmes de parasitisme, en particulier la coccidiose ? (Se référer à l'onglet sur le parasitisme)</text:p>
          </table:table-cell>
          <table:table-cell office:value-type="string" calcext:value-type="string">
            <text:p>Présence de coccidiose pendant la première anné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N’y-a-t-il pas des excès d’azote soluble dans la ration ?</text:p>
          </table:table-cell>
          <table:table-cell office:value-type="string" calcext:value-type="string">
            <text:p>Excès d’azote solubl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a ration distribuée est-elle de qualité insuffisante ?</text:p>
          </table:table-cell>
          <table:table-cell office:value-type="string" calcext:value-type="string">
            <text:p>Ration de qualité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s animaux ne sont-ils pas trop serrés ?</text:p>
          </table:table-cell>
          <table:table-cell office:value-type="string" calcext:value-type="string">
            <text:p>Densité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s chèvres et chevrettes sont-elles mélangées ? (cf. comportement des mâles)</text:p>
          </table:table-cell>
          <table:table-cell office:value-type="string" calcext:value-type="string">
            <text:p>Mélange de chèvres et chevrettes pendant la reproduc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 bâtiment pose-t-il des problèmes d’isolation et de ventilation (hors plage 0 et 25C°)</text:p>
          </table:table-cell>
          <table:table-cell office:value-type="string" calcext:value-type="string">
            <text:p>Problèmes de ventilation ou d’isola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 nombre de boucs fertiles est-il en adéquation avec le nombre de femelles à saillir ?</text:p>
          </table:table-cell>
          <table:table-cell office:value-type="string" calcext:value-type="string">
            <text:p>Nombre de boucs insuffisan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Y-a-t-il un manque de rigueur dans l’éloignement des boucs</text:p>
          </table:table-cell>
          <table:table-cell office:value-type="string" calcext:value-type="string">
            <text:p>Manque de rigueur dans l’éloignement des bouc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 troupeau est-il touché par le phénomène de pseudo-gestation ?</text:p>
          </table:table-cell>
          <table:table-cell office:value-type="string" calcext:value-type="string">
            <text:p>Trop de pseudo-gestatio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Présence de 2 troupeaux ovins-caprins mélangés ? (risque de saillie non viable)</text:p>
          </table:table-cell>
          <table:table-cell office:value-type="string" calcext:value-type="string">
            <text:p>Présence de deux troupeaux ovins caprins mélangé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s retours en chaleur font-ils suite à une canicule ou à une forte pluviométrie ?</text:p>
          </table:table-cell>
          <table:table-cell office:value-type="string" calcext:value-type="string">
            <text:p>Perturbations météorolog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Existe-t-il des antécédents de maladies abortives dans l'élevage ?</text:p>
          </table:table-cell>
          <table:table-cell office:value-type="string" calcext:value-type="string">
            <text:p>Antécédents de maladies abortives dans l’élev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A-t-on observé des cas d'épididymites chez les mâles ? (attention aux troupeaux menés en commun ovins-caprins)</text:p>
          </table:table-cell>
          <table:table-cell office:value-type="string" calcext:value-type="string">
            <text:p>Présence d’épididymite chez les mâ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a couverture des besoins en énergie en fin de gestation est-elle correcte ? (absence de Syndrome de la chèvre grasse à la mise bas)</text:p>
          </table:table-cell>
          <table:table-cell office:value-type="string" calcext:value-type="string">
            <text:p>Syndrome de la chèvre grasse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La ration est équilibrée en vitamines, minéraux et oligoéléments ?</text:p>
          </table:table-cell>
          <table:table-cell office:value-type="string" calcext:value-type="string">
            <text:p>Déséquilibres de la ration en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L'éleveur intervient-il lors des mises-bas ? (manipulation / aide à la mise bas)</text:p>
          </table:table-cell>
          <table:table-cell office:value-type="string" calcext:value-type="string">
            <text:p>Trop d’interventions pendant les mises-b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Existe-t-il une fréquence importante d'infection de la matrice ?</text:p>
          </table:table-cell>
          <table:table-cell office:value-type="string" calcext:value-type="string">
            <text:p>Fréquence importante de métri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Y-a-t-il des antécédents de maladies abortives dans l'élevage ? (Chlamydia, toxoplasmose, fièvre Q)</text:p>
          </table:table-cell>
          <table:table-cell office:value-type="string" calcext:value-type="string">
            <text:p>Antécédents de maladies abortives dans l’élev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La couverture des besoins en azote en fin de gestation est-elle correcte ?</text:p>
          </table:table-cell>
          <table:table-cell office:value-type="string" calcext:value-type="string">
            <text:p>Ration insuffisante en azote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La ration est-elle équilibrée ? (sans excès de concentrés énergétiques et stockage de graisse corporelle en fin de gestation)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Avez-vous observé des NEC inférieurs à 1,5 ou supérieurs à 4 ?</text:p>
          </table:table-cell>
          <table:table-cell office:value-type="string" calcext:value-type="string">
            <text:p>NEC trop bas ou trop élev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Avez-vous évité les stress autour de la mise bas ?</text:p>
          </table:table-cell>
          <table:table-cell office:value-type="string" calcext:value-type="string">
            <text:p>Stress pendant les mis-b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Le choix du bouc est-il en adéquation au gabarit des chèvres ?</text:p>
          </table:table-cell>
          <table:table-cell office:value-type="string" calcext:value-type="string">
            <text:p>Le gabarit du bouc n'est pas adapté à celui des chèv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Existe-t-il des antécédents de maladies abortives dans l'élevage ? (chlamydiose, toxoplasmose, fièvre Q)</text:p>
          </table:table-cell>
          <table:table-cell office:value-type="string" calcext:value-type="string">
            <text:p>Antécédents de maladies abortives dans l'élev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L'éleveur intervient-il lors des mises-bas ? (manipulation / aide à la mise bas)</text:p>
          </table:table-cell>
          <table:table-cell office:value-type="string" calcext:value-type="string">
            <text:p>Intervention lors des mises-b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Les protocoles de traitements (moment de réalisation) sont-ils respectés ? (médication incluant les vaccinations)</text:p>
          </table:table-cell>
          <table:table-cell office:value-type="string" calcext:value-type="string">
            <text:p>Manque de respect des protocoles de so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Observez-vous des facteurs de stress au cours du dernier mois de gestation ? (bagarres, prédateurs, stress divers)</text:p>
          </table:table-cell>
          <table:table-cell office:value-type="string" calcext:value-type="string">
            <text:p>Facteurs de stress lors du dernier mois de gesta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Mettez-vous en contact des primipares une chèvre ayant avortée ?</text:p>
          </table:table-cell>
          <table:table-cell office:value-type="string" calcext:value-type="string">
            <text:p>Primipares au contact d'une chèvre ayant avort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Pratiquez-vous une mise en quarantaine des animaux achetés à l’extérieur et vérifiez-vous leur immunité ?</text:p>
          </table:table-cell>
          <table:table-cell office:value-type="string" calcext:value-type="string">
            <text:p>pas de mise en quarantaine des animaux achetés à l'extéri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Favorisez-vous une bonne immunité des primipares avec une minéralisation suffisante ?</text:p>
          </table:table-cell>
          <table:table-cell office:value-type="string" calcext:value-type="string">
            <text:p>minéralisation insuffisante pour l'immunité des primipa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Y a-t’il eut une mauvaise transition alimentaire ?</text:p>
          </table:table-cell>
          <table:table-cell office:value-type="string" calcext:value-type="string">
            <text:p>mauvaise transition alimen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a mise à l'herbe a-t-elle été faite progressivement ?</text:p>
          </table:table-cell>
          <table:table-cell office:value-type="string" calcext:value-type="string">
            <text:p>mise à l'herbe trop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'alimentation est-elle riche en éléments rapidement fermentescible ? (concentrés, céréales, …)</text:p>
          </table:table-cell>
          <table:table-cell office:value-type="string" calcext:value-type="string">
            <text:p>alimentation trop riche en éléments rapidement fermentesci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a ration consommée est-elle pauvre en fibres efficaces ? (brins longs rigides et piquants)</text:p>
          </table:table-cell>
          <table:table-cell office:value-type="string" calcext:value-type="string">
            <text:p>manque de fib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a litière est-elle sèche et renouvelée régulièrement ?</text:p>
          </table:table-cell>
          <table:table-cell office:value-type="string" calcext:value-type="string">
            <text:p>litière sèche et régulièrement renouvel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avant les problèm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n'est-elle pas trop riche en azote en fin de gestation ?</text:p>
          </table:table-cell>
          <table:table-cell office:value-type="string" calcext:value-type="string">
            <text:p>ration trop riche en azote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n'est-elle pas déséquilibrée et acidogène ?</text:p>
          </table:table-cell>
          <table:table-cell office:value-type="string" calcext:value-type="string">
            <text:p>ration déséquilibrée et acidogè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Y a-t’il eut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est composée de fourrages pauvres en éléments fermentescibles ?</text:p>
          </table:table-cell>
          <table:table-cell office:value-type="string" calcext:value-type="string">
            <text:p>Fourrages pauvres en éléments fermentesci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fourrages de mauvaise qualit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 de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'animal a-t-il consommé en excès un ou des aliments riches en amidon ou en sucres ?</text:p>
          </table:table-cell>
          <table:table-cell office:value-type="string" calcext:value-type="string">
            <text:p>consommation en excès d'aliments riches en amidon ou suc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a ration consommée est-elle pauvre en fibres efficaces ? (brins longs rigides et piquants)</text:p>
          </table:table-cell>
          <table:table-cell office:value-type="string" calcext:value-type="string">
            <text:p>ration pauvre en fibres effic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'ordre de distribution des aliments est-il respecté ? (aliments fibreux puis concentrés)</text:p>
          </table:table-cell>
          <table:table-cell office:value-type="string" calcext:value-type="string">
            <text:p>concentrés donnés avant les fib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a ration est-elle équilibrée en différentes formes d'azote ? (protéique et non protéique)</text:p>
          </table:table-cell>
          <table:table-cell office:value-type="string" calcext:value-type="string">
            <text:p>ration non équilibrée entre les différentes formes d'az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a mise à l'herbe a-t-elle été faite progressivement ?</text:p>
          </table:table-cell>
          <table:table-cell office:value-type="string" calcext:value-type="string">
            <text:p>mise à l'herb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e passage d'une parcelle épuisée à une parcelle plus riche a-t-il été progressif ?</text:p>
          </table:table-cell>
          <table:table-cell office:value-type="string" calcext:value-type="string">
            <text:p>passage d'une parcelle épuisée à riche trop brutal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La ration présente-elle un excès d'azote non protéique ? (fourrages verts, ensilage d'herbe mal conservé, foin très feuillu, tourteaux,</text:p>
          </table:table-cell>
          <table:table-cell office:value-type="string" calcext:value-type="string">
            <text:p>excès d'azote non protéiqu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La ration est-elle équilibrée entre l'énergie et l'azote ?</text:p>
          </table:table-cell>
          <table:table-cell office:value-type="string" calcext:value-type="string">
            <text:p>ration déséquilibrée entre énergie et az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La ration présente-elle un excès de phosphore ? (alimentation riche en céréales)</text:p>
          </table:table-cell>
          <table:table-cell office:value-type="string" calcext:value-type="string">
            <text:p>excès de phosphor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L'abreuvement disponible est-il suffisant ?</text:p>
          </table:table-cell>
          <table:table-cell office:value-type="string" calcext:value-type="string">
            <text:p>abreuvement disponible insuffis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L'apport de sel est-il suffisant ?</text:p>
          </table:table-cell>
          <table:table-cell office:value-type="string" calcext:value-type="string">
            <text:p>apport de sel insuffis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réforme des chèvres infectées chroniqu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rop tardif des mammites clin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de soins spécifiques, pas de réforme vis-à-vis des mammites clin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pas de traitement raisonné et ciblé en cas de mammites subcliniq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stratégie de traitement adaptée aux problèmes rencontrés dans votre élevage? (nature des infections subcliniques)</text:p>
          </table:table-cell>
          <table:table-cell office:value-type="string" calcext:value-type="string">
            <text:p>traitements pas spécifiquement adaptés aux problèmes rencontré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ppliquer vous de façon rigoureuse le traitement au tarissement? (hygiène et posologie)</text:p>
          </table:table-cell>
          <table:table-cell office:value-type="string" calcext:value-type="string">
            <text:p>manque de rigueur au tariss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ppliquer vous une hygiène rigoureuse en cas de traitement par voie intra mammaire?</text:p>
          </table:table-cell>
          <table:table-cell office:value-type="string" calcext:value-type="string">
            <text:p>manque de rigueur lors de traitement intra-mammai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une stratégie globale de choix des chèvres à traiter?</text:p>
          </table:table-cell>
          <table:table-cell office:value-type="string" calcext:value-type="string">
            <text:p>manque de stratégie pour choisir les chèvres à trait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nombre important de chèvres infectées gardées sur la fer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a ration en fin de la lactation est-elle équilibrée? (En particulier les apports azotés)</text:p>
          </table:table-cell>
          <table:table-cell office:value-type="string" calcext:value-type="string">
            <text:p>ration déséquilibrée en fin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des transitions alimentaires en fin de période sèche? / fourrages, concentrés, oligo-éléments</text:p>
          </table:table-cell>
          <table:table-cell office:value-type="string" calcext:value-type="string">
            <text:p>mauvaise transition alimentaire en fin de période sè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a durée de période sèche est-elle correcte? (attention au période trop courte)</text:p>
          </table:table-cell>
          <table:table-cell office:value-type="string" calcext:value-type="string">
            <text:p>durée de période sèche trop cour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vous des animaux incurables, infectés chroniques?</text:p>
          </table:table-cell>
          <table:table-cell office:value-type="string" calcext:value-type="string">
            <text:p>présence d'animaux incurables, infectés chroniquement sur la fer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vous des animaux infectés par des mycoplasmes?</text:p>
          </table:table-cell>
          <table:table-cell office:value-type="string" calcext:value-type="string">
            <text:p>présence d'animaux infectés par des mycoplasm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un entretien régulier de la machine à traire ?</text:p>
          </table:table-cell>
          <table:table-cell office:value-type="string" calcext:value-type="string">
            <text:p>manque de régularité dans l'entretien de la machine à trai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ppliquer vous un protocole de nettoyage et de soins particuliers en cas de blessures des mains du trayeur avant la traite ?</text:p>
          </table:table-cell>
          <table:table-cell office:value-type="string" calcext:value-type="string">
            <text:p>si blessure des mains du trayeur avant la traite, manque d'un protocole de nettoyage/protec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résence de mamelles sales ou mamelles avec des staphylococcies sur la peau ou autres maladies du trayon?</text:p>
          </table:table-cell>
          <table:table-cell office:value-type="string" calcext:value-type="string">
            <text:p>mamelles sales, mamelles avec staphylococcies, maladies du tray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une hygiène avant la traite ? Et su oui, est-elle réalisée systématiquement?</text:p>
          </table:table-cell>
          <table:table-cell office:value-type="string" calcext:value-type="string">
            <text:p>manque d'hygiène systématique avant la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(ou mauvaise) désinfection des trayons après la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des branchements de deux chèvres simultanément à partir d'un même faisceau?</text:p>
          </table:table-cell>
          <table:table-cell office:value-type="string" calcext:value-type="string">
            <text:p>branchement de deux chèvres simultanément à partir d'un même faisc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résence d'entrées d'air au moment de la pose et/ou dépose des faisceaux trayeurs ?</text:p>
          </table:table-cell>
          <table:table-cell office:value-type="string" calcext:value-type="string">
            <text:p>entrée d'air lors de la pose/dépose des faisceaux trayeu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un protocole de nettoyage du matériel de traite ?</text:p>
          </table:table-cell>
          <table:table-cell office:value-type="string" calcext:value-type="string">
            <text:p>pas de protocole de nettoyage du matériel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es manchons que vous utilisez sont-ils adaptés à la forme des trayons? (notamment diamètre à l'embouchure)</text:p>
          </table:table-cell>
          <table:table-cell office:value-type="string" calcext:value-type="string">
            <text:p>manchons non adaptés à la forme des trayo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Conserver-vous des chèvres incurables?</text:p>
          </table:table-cell>
          <table:table-cell office:value-type="string" calcext:value-type="string">
            <text:p>chèvres incurables gardées sur la fer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beaucoup de chèvres infectées sur la fer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plusieurs lots de mises bas ? appartenance aux lots de mises bas d'été</text:p>
          </table:table-cell>
          <table:table-cell office:value-type="string" calcext:value-type="string">
            <text:p>plusieurs lots de mise-b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'ambiance en salle de traite est-il calme?</text:p>
          </table:table-cell>
          <table:table-cell office:value-type="string" calcext:value-type="string">
            <text:p>ambiance stressante ou agitée en salle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réforme des chèvres infectées chroniqu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rop tardif des mammites clin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de soins spécifiques, pas de réforme vis-à-vis des mammites cliniq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absence de traitement raisonné/ciblé en cas de mammites subcliniq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Mettez-vous en place des mesures de prévention vis-à-vis du CAEV?</text:p>
          </table:table-cell>
          <table:table-cell office:value-type="string" calcext:value-type="string">
            <text:p>pas de mesure de prévention vis-à-vis du CAE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Le positionnement des faisceaux trayeurs est-il correct? (traction d'un côté, faisceaux lourds, traction liée au poids des tuyaux longs à lait)</text:p>
          </table:table-cell>
          <table:table-cell office:value-type="string" calcext:value-type="string">
            <text:p>mauvais positionnement des faisceaux trayeu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ardif des mammites cliniq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de réforme des chèvres infectées chroniqu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éalisez-vous les traitements avec une hygiène rigoureuse ?</text:p>
          </table:table-cell>
          <table:table-cell office:value-type="string" calcext:value-type="string">
            <text:p>manque d'hygiène lors des traitemen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éalisez-vous une traite à part ou avec un faisceau dédié pour des chèvres à mammites cliniques?</text:p>
          </table:table-cell>
          <table:table-cell office:value-type="string" calcext:value-type="string">
            <text:p>risques pris lors de la traite de chèvres à mammites clin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manque de nettoyage rigoureux avant et après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La ration de fin de gestation est-elle équilibrée et suffisante? (En particulier les apports azotés)</text:p>
          </table:table-cell>
          <table:table-cell office:value-type="string" calcext:value-type="string">
            <text:p>ration de fin de gestation déséquilibrée ou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En cas de mammites particulières, avez-vous une politique de gestion de ces mammites différente?</text:p>
          </table:table-cell>
          <table:table-cell office:value-type="string" calcext:value-type="string">
            <text:p>mammites toutes traitées de la même maniè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Veillez-vous à développer une flore non pathogène sur les mamelles ? (type flore lactique)</text:p>
          </table:table-cell>
          <table:table-cell office:value-type="string" calcext:value-type="string">
            <text:p>pas de soins particuliers pour développer une flore non pathogène sur les mamel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La litière est-elle ensemencée avec une flore lactique non pathogène ?</text:p>
          </table:table-cell>
          <table:table-cell office:value-type="string" calcext:value-type="string">
            <text:p>pas d'ensemencement de la litiè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réforme des chèvres infectées chroniqu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rop tardif des mammites clin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de soins spécifiques, pas de réforme vis-à-vis des mammites clin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absence de traitement raisonné/ciblé en cas de mammites subclin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Voir facteurs favorisant les abcès caséeux / microcoques de Morel </text:p>
          </table:table-cell>
          <table:table-cell office:value-type="string" calcext:value-type="string">
            <text:p>facteurs favorisant les abcès caséeux / microcoques de Mor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Mettez-vous en place une surveillance de l'hypothermie dans les 24 premières heures de vie des chevreaux?</text:p>
          </table:table-cell>
          <table:table-cell office:value-type="string" calcext:value-type="string">
            <text:p>absence de surveillance de l'hypothermie dans les 24 premières heures du chevr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Observer vous une fréquence anormale de naissance de chevreaux malformés?</text:p>
          </table:table-cell>
          <table:table-cell office:value-type="string" calcext:value-type="string">
            <text:p>fréquence anormale de naissance de chevreaux malformé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Les mises bas sont-elles difficiles et longues ?</text:p>
          </table:table-cell>
          <table:table-cell office:value-type="string" calcext:value-type="string">
            <text:p>mises bas longues et difficil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La surface de bâtiment est-elle adaptée au nombre d'animaux présents? Observez-vous un nombre anormal d'écrasement de chevreaux?</text:p>
          </table:table-cell>
          <table:table-cell office:value-type="string" calcext:value-type="string">
            <text:p>surface du bâtiment pas adaptée au nombre d'animaux. nombre anormal d'écrasement de chevre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Avez-vous dans votre élevage beaucoup de naissance gémellaire ou multiple?</text:p>
          </table:table-cell>
          <table:table-cell office:value-type="string" calcext:value-type="string">
            <text:p>beaucoup de naissance gémellaire ou multip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Observer vous une fréquence anormale de non adoption?</text:p>
          </table:table-cell>
          <table:table-cell office:value-type="string" calcext:value-type="string">
            <text:p>fréquence anormale de non-adop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Réalisez-vous une observation régulière de vos animaux en particulier autour de la période mise bas?</text:p>
          </table:table-cell>
          <table:table-cell office:value-type="string" calcext:value-type="string">
            <text:p>observation pas assez régulière en période de mises b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Dès qu'un chevreau est malade, intervenez-vous?</text:p>
          </table:table-cell>
          <table:table-cell office:value-type="string" calcext:value-type="string">
            <text:p>manque de réactivité lorsqu'un chevreau est mala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consommation du colostrum par les chevreaux est-elle immédiate après la mise bas?</text:p>
          </table:table-cell>
          <table:table-cell office:value-type="string" calcext:value-type="string">
            <text:p>colostrum ingéré par les chevreaux trop tardiv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qualité du colostrum est-elle contrôlée de façon régulière?</text:p>
          </table:table-cell>
          <table:table-cell office:value-type="string" calcext:value-type="string">
            <text:p>qualité du colostrum pas ou peu contrôl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’hygiène générale du bâtiment est-il correct? (densité, paillage, nature du paillage)</text:p>
          </table:table-cell>
          <table:table-cell office:value-type="string" calcext:value-type="string">
            <text:p>hygiène du bâtiment non satisfa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Réalisez-vous une désinfection du bâtiment si besoin?</text:p>
          </table:table-cell>
          <table:table-cell office:value-type="string" calcext:value-type="string">
            <text:p>aucune désinfec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litière est-elle ensemencée avec une flore lactique, non pathogène ?</text:p>
          </table:table-cell>
          <table:table-cell office:value-type="string" calcext:value-type="string">
            <text:p>pas d'ensemencement de la litiè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Réalisez-vous un tri des aliments potentiellement contaminés ou des parties altérées (ensilage)?</text:p>
          </table:table-cell>
          <table:table-cell office:value-type="string" calcext:value-type="string">
            <text:p>manque de tri des aliments potentiellement contaminés ou des parties altérées si ensi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ventilation générale du bâtiment est-il correct?</text:p>
          </table:table-cell>
          <table:table-cell office:value-type="string" calcext:value-type="string">
            <text:p>mauvaise ventila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absence d'un contrôle bactériologique de l'e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Possédez-vous un protocole de soin adapté? Si oui ce protocole est-il suivi?</text:p>
          </table:table-cell>
          <table:table-cell office:value-type="string" calcext:value-type="string">
            <text:p>pas de protocole de soin adapté aux chevrea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Mettez-vous en place une surveillance de la buvée du colostrum pour le chevreau?</text:p>
          </table:table-cell>
          <table:table-cell office:value-type="string" calcext:value-type="string">
            <text:p>pas de surveillance de la prise colostra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Réalisez-vous un ou des contrôles de qualité du colostrum par période mise bas?</text:p>
          </table:table-cell>
          <table:table-cell office:value-type="string" calcext:value-type="string">
            <text:p>pas de contrôle systématique du colostrum par période de mise b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En cas d'utilisation de poudre ou lait de remplacement, la température/Quantité/Concentration/technique de buvée est-elle correcte?</text:p>
          </table:table-cell>
          <table:table-cell office:value-type="string" calcext:value-type="string">
            <text:p>lors d'utilisation de lait de remplacement ou poudre, manque de rigueur sur les température/ quantité/ concentration et technique de buv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peu de contrôle bactériologique de l'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Le bâtiment correspond-il aux recommandations de confort, de ventilation, de surface et d'hygiène ?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L'apport nutritionnel correspond-il aux besoins ?</text:p>
          </table:table-cell>
          <table:table-cell office:value-type="string" calcext:value-type="string">
            <text:p>besoins nutritionnels non couve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surveillance de la prise colostrale est-elle suffisante ?</text:p>
          </table:table-cell>
          <table:table-cell office:value-type="string" calcext:value-type="string">
            <text:p>pas de surveillance de la prise colostra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quantité et la qualité du colostrum sont-elles suffisantes ? A vérifier notamment en cas de de distribution collective au seau ou à la gouttière.</text:p>
          </table:table-cell>
          <table:table-cell office:value-type="string" calcext:value-type="string">
            <text:p>quantité et qualité du colostrum insuffisa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n cas de colostrum thermisé : quel volume a été thermisé ?</text:p>
          </table:table-cell>
          <table:table-cell office:value-type="string" calcext:value-type="string">
            <text:p>important volume de colostrum thermis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à quelle vitesse ont eu lieu les montées et redescentes en température du colostrum ?</text:p>
          </table:table-cell>
          <table:table-cell office:value-type="string" calcext:value-type="string">
            <text:p>montée et redescente en température du colostrum pas assez rapid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A quelle température a-t-il été distribué ?</text:p>
          </table:table-cell>
          <table:table-cell office:value-type="string" calcext:value-type="string">
            <text:p>colostrum distribué trop chaud ou trop fro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n cas d’utilisation de colostrum congelé, la décongélation a-t-elle été faite au bain-marie ?</text:p>
          </table:table-cell>
          <table:table-cell office:value-type="string" calcext:value-type="string">
            <text:p>décongélation du colostrum sans bain-mar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transition entre l’allaitement et l’utilisation du lactoremplaceur a-t-elle été brutale ?</text:p>
          </table:table-cell>
          <table:table-cell office:value-type="string" calcext:value-type="string">
            <text:p>transition entre allaitement et lactoremplaceur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lactoremplaceur est-il de bonne qualité ?</text:p>
          </table:table-cell>
          <table:table-cell office:value-type="string" calcext:value-type="string">
            <text:p>lactoremplaceur de qualité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concentration est-elle adaptée (attention aux sous- et sur-concentrations) ?</text:p>
          </table:table-cell>
          <table:table-cell office:value-type="string" calcext:value-type="string">
            <text:p>sur ou sous-concentration du lactoremplac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distribution est-elle appropriée (nombre et positionnement des tétines disponibles pour les louves, température du lait,…) ?</text:p>
          </table:table-cell>
          <table:table-cell office:value-type="string" calcext:value-type="string">
            <text:p>distribution du lait pas adapt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utilisé est-il propre ? Est-il nettoyé régulièrement (tous les jours pour le bol mélangeur, toutes les semaines pour les tuyaux) ?</text:p>
          </table:table-cell>
          <table:table-cell office:value-type="string" calcext:value-type="string">
            <text:p>manque de nettoyage régulier du matéri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n cas de colostrum thermisé : quel volume a été thermisé ? </text:p>
          </table:table-cell>
          <table:table-cell office:value-type="string" calcext:value-type="string">
            <text:p>important volume de colostrum thermis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potable ?</text:p>
          </table:table-cell>
          <table:table-cell office:value-type="string" calcext:value-type="string">
            <text:p>eau de boisson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peu de contrôle bactériologique de l'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souillée par des matières fécales ?</text:p>
          </table:table-cell>
          <table:table-cell office:value-type="string" calcext:value-type="string">
            <text:p>eau de boisson souillée par des matières fé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bâtiment correspond-il aux recommandations de confort, de ventilation, de surface / densité et d'hygiène ?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hygiène du logement est-elle suffisante ?</text:p>
          </table:table-cell>
          <table:table-cell office:value-type="string" calcext:value-type="string">
            <text:p>hygiène insuffisante du lo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paille de la litière est-elle de bonne qualité, bien conservée ? La litière est-elle propre ?</text:p>
          </table:table-cell>
          <table:table-cell office:value-type="string" calcext:value-type="string">
            <text:p>mauvaise conservation de la litière, mauvaise qualité, pas toujours prop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s lots de chevreaux regroupent-ils des chevreaux d’âges différents ?</text:p>
          </table:table-cell>
          <table:table-cell office:value-type="string" calcext:value-type="string">
            <text:p>chevreaux d'âges différents au sein d'un l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Peut-on isoler les chevreaux malades ?</text:p>
          </table:table-cell>
          <table:table-cell office:value-type="string" calcext:value-type="string">
            <text:p>impossibilité d'isoler les chevreaux malad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d’élevage est-il correctement nettoyé et désinfecté ? (notamment s’il y a des animaux malades)</text:p>
          </table:table-cell>
          <table:table-cell office:value-type="string" calcext:value-type="string">
            <text:p>manque de nettoyage régulier du matéri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Donnez-vous des ferments lactiques dès la naissance ?</text:p>
          </table:table-cell>
          <table:table-cell office:value-type="string" calcext:value-type="string">
            <text:p>pas de ferments lactiques donn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transition entre l’allaitement et l’utilisation du lactoremplaceur a-t-elle été brutale ?</text:p>
          </table:table-cell>
          <table:table-cell office:value-type="string" calcext:value-type="string">
            <text:p>transition entre allaitement et lactoremplaceur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lactoremplaceur est-il de bonne qualité ?</text:p>
          </table:table-cell>
          <table:table-cell office:value-type="string" calcext:value-type="string">
            <text:p>lactoremplaceur de qualité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concentration est-elle adaptée (attention aux sous- et sur-concentrations) ?</text:p>
          </table:table-cell>
          <table:table-cell office:value-type="string" calcext:value-type="string">
            <text:p>sur ou sous-concentration du lactoremplac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distribution est-elle appropriée (nombre et positionnement des tétines disponibles pour les louves, température du lait,…) ?</text:p>
          </table:table-cell>
          <table:table-cell office:value-type="string" calcext:value-type="string">
            <text:p>distribution du lait pas adapt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utilisé est-il propre ?</text:p>
          </table:table-cell>
          <table:table-cell office:value-type="string" calcext:value-type="string">
            <text:p>matériel pas toujours prop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st-il nettoyé régulièrement (tous les jours pour le bol mélangeur, toutes les semaines pour les tuyaux) ?</text:p>
          </table:table-cell>
          <table:table-cell office:value-type="string" calcext:value-type="string">
            <text:p>manque de nettoyage régulier du matéri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potable ?</text:p>
          </table:table-cell>
          <table:table-cell office:value-type="string" calcext:value-type="string">
            <text:p>eau de boisson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peu de contrôle bactériologique de l'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souillée par des matières fécales ?</text:p>
          </table:table-cell>
          <table:table-cell office:value-type="string" calcext:value-type="string">
            <text:p>eau souillée par des matières fé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bâtiment correspond-il aux recommandations de confort, de ventilation, de surface / densité et d'hygiène ? 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hygiène du logement est-elle suffisante ?</text:p>
          </table:table-cell>
          <table:table-cell office:value-type="string" calcext:value-type="string">
            <text:p>hygiène du logement insuff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paille de la litière est-elle de bonne qualité, bien conservée ?</text:p>
          </table:table-cell>
          <table:table-cell office:value-type="string" calcext:value-type="string">
            <text:p>mauvaise conservation de la litière, mauvaise qualit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litière est-elle propre ?</text:p>
          </table:table-cell>
          <table:table-cell office:value-type="string" calcext:value-type="string">
            <text:p>litière pas toujours prop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s lots de chevreaux regroupent-ils des chevreaux d’âges différents ?</text:p>
          </table:table-cell>
          <table:table-cell office:value-type="string" calcext:value-type="string">
            <text:p>chevreaux d'âges différents au sein d'un lo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Peut-on isoler les chevreaux malades ? </text:p>
          </table:table-cell>
          <table:table-cell office:value-type="string" calcext:value-type="string">
            <text:p>impossibilité d'isoler les chevreaux malad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d’élevage est-il correctement nettoyé et désinfecté ? (notamment s’il y a des animaux malades)</text:p>
          </table:table-cell>
          <table:table-cell office:value-type="string" calcext:value-type="string">
            <text:p>manque de nettoyage régulier du matériel d'élev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Se référer également aux chapitres traitant du parasitisme (dont cryptosporidiose et coccidiose)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ordons sont-ils désinfectés ?</text:p>
          </table:table-cell>
          <table:table-cell office:value-type="string" calcext:value-type="string">
            <text:p>pas de désinfection du cord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solution de désinfection est-elle régulièrement renouvelée ?</text:p>
          </table:table-cell>
          <table:table-cell office:value-type="string" calcext:value-type="string">
            <text:p>pas de renouvellement de la solution de désinf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hevreaux ont-il bien tété le colostrum dans les 6 heures ?</text:p>
          </table:table-cell>
          <table:table-cell office:value-type="string" calcext:value-type="string">
            <text:p>tétée tardive du colostr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olostrums sont-ils de bonne qualité ?</text:p>
          </table:table-cell>
          <table:table-cell office:value-type="string" calcext:value-type="string">
            <text:p>colostrum de qualité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Donnez-vous des ferments lactiques dès la naissance ?</text:p>
          </table:table-cell>
          <table:table-cell office:value-type="string" calcext:value-type="string">
            <text:p>pas de ferments lactiques donnés à la naiss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hevreaux du même lot sont-ils homogènes ? (âge et poids)</text:p>
          </table:table-cell>
          <table:table-cell office:value-type="string" calcext:value-type="string">
            <text:p>les chevreaux d'un même lot hétérogèn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densité (nombre d'animaux/m²) n'est-elle pas trop importante ?</text:p>
          </table:table-cell>
          <table:table-cell office:value-type="string" calcext:value-type="string">
            <text:p>importante densité d'animaux/m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quantités de paille litière sont-elles suffisantes ?</text:p>
          </table:table-cell>
          <table:table-cell office:value-type="string" calcext:value-type="string">
            <text:p>quantité insuffisante de paille de litiè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chèvrerie est-elle suffisamment isolée et ventilée ?</text:p>
          </table:table-cell>
          <table:table-cell office:value-type="string" calcext:value-type="string">
            <text:p>chèvrerie pas assez ventilée, pas isol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litière est-elle ensemencée avec une flore lactique, non pathogène ?</text:p>
          </table:table-cell>
          <table:table-cell office:value-type="string" calcext:value-type="string">
            <text:p>pas d'ensemencement de la litiè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Les chevreaux ont-ils eu des infections du nombril ?</text:p>
          </table:table-cell>
          <table:table-cell office:value-type="string" calcext:value-type="string">
            <text:p>infections du nombril fréquentes chez les chevrea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Les chevreaux ont-ils eu des infections suite au bouclage?</text:p>
          </table:table-cell>
          <table:table-cell office:value-type="string" calcext:value-type="string">
            <text:p>infections fréquentes suite au bouclage chez les chevrea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En cas de blessures, les plaies sont-elles systématiquement désinfectées ?</text:p>
          </table:table-cell>
          <table:table-cell office:value-type="string" calcext:value-type="string">
            <text:p>pas de désinfection systématique des pla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Les rations sont-elles suffisamment pourvues en vitamine E et sélénium ?</text:p>
          </table:table-cell>
          <table:table-cell office:value-type="string" calcext:value-type="string">
            <text:p>carences en vitamine E et sélénium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Y a-t-il des antécédents de mycoplasmose dans le troupeau ?</text:p>
          </table:table-cell>
          <table:table-cell office:value-type="string" calcext:value-type="string">
            <text:p>antécédents de mycoplasmes dans le troupea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surveillance de la prise colostrale est-elle suffisante ?</text:p>
          </table:table-cell>
          <table:table-cell office:value-type="string" calcext:value-type="string">
            <text:p>pas de surveillance de la prise colostra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quantité et la qualité du colostrum sont-elles suffisantes ?</text:p>
          </table:table-cell>
          <table:table-cell office:value-type="string" calcext:value-type="string">
            <text:p>quantité et qualité du colostrum insuffisa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’ambiance des bâtiments est-elle propice aux variations de températures (exposition / orientation, matériaux,…)?</text:p>
          </table:table-cell>
          <table:table-cell office:value-type="string" calcext:value-type="string">
            <text:p>forte variation de température dans les bâtime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densité animale est-elle trop élevée ?</text:p>
          </table:table-cell>
          <table:table-cell office:value-type="string" calcext:value-type="string">
            <text:p>très forte densité anim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condensation est-elle fréquente dans le bâtiment ?</text:p>
          </table:table-cell>
          <table:table-cell office:value-type="string" calcext:value-type="string">
            <text:p>condensation fréquente dans le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Y-a-t-il présence de courants d'air ?</text:p>
          </table:table-cell>
          <table:table-cell office:value-type="string" calcext:value-type="string">
            <text:p>courants d'air dans le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rations des jeunes sont-elles suffisamment équilibrées ?</text:p>
          </table:table-cell>
          <table:table-cell office:value-type="string" calcext:value-type="string">
            <text:p>ration des jeunes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 sevrage des jeunes se passe-t-il correctement ?</text:p>
          </table:table-cell>
          <table:table-cell office:value-type="string" calcext:value-type="string">
            <text:p>sevrage des jeunes diffic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transitions alimentaires sont-elles respectées ?</text:p>
          </table:table-cell>
          <table:table-cell office:value-type="string" calcext:value-type="string">
            <text:p>pas ou peu de transition alimen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 foin est-il appétent ? est-il renouvelé tous les jours ?</text:p>
          </table:table-cell>
          <table:table-cell office:value-type="string" calcext:value-type="string">
            <text:p>foin pas toujours appétent et pas assez souvent renouvel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 foin est-il facilement accessible (accès, hauteur du râtelier) ?</text:p>
          </table:table-cell>
          <table:table-cell office:value-type="string" calcext:value-type="string">
            <text:p>mauvais accès au fo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Des concentrés sont-ils apportés ?</text:p>
          </table:table-cell>
          <table:table-cell office:value-type="string" calcext:value-type="string">
            <text:p>pas de concentrés apportés aux jeu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’abreuvement est-il correct ?</text:p>
          </table:table-cell>
          <table:table-cell office:value-type="string" calcext:value-type="string">
            <text:p>abreuvement incorrec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jeunes sont-ils surveillés sur le plan parasitaire ?</text:p>
          </table:table-cell>
          <table:table-cell office:value-type="string" calcext:value-type="string">
            <text:p>pas de surveillance spécifique des jeunes sur le plan parasitai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jeunes sont-ils atteints ou ont-ils été atteints de maladies ?</text:p>
          </table:table-cell>
          <table:table-cell office:value-type="string" calcext:value-type="string">
            <text:p>jeunes atteints de malad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s rations des jeunes sont-elles suffisamment équilibrées ?</text:p>
          </table:table-cell>
          <table:table-cell office:value-type="string" calcext:value-type="string">
            <text:p>déséquilibre dans la ration des jeu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 sevrage des jeunes se passe-t-il correctement ?</text:p>
          </table:table-cell>
          <table:table-cell office:value-type="string" calcext:value-type="string">
            <text:p>sevrage des jeunes diffic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s jeunes sont-ils surveillés sur le plan parasitaire ?</text:p>
          </table:table-cell>
          <table:table-cell office:value-type="string" calcext:value-type="string">
            <text:p>pas de surveillance spécifique des jeunes sur le plan parasitai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s jeunes sont-ils atteints ou ont-ils été atteints de maladies ?</text:p>
          </table:table-cell>
          <table:table-cell office:value-type="string" calcext:value-type="string">
            <text:p>jeunes atteints de malad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paille de la litière est-elle de bonne qualité, bien conservée ?</text:p>
          </table:table-cell>
          <table:table-cell office:value-type="string" calcext:value-type="string">
            <text:p>mauvaise conservation de la litière, mauvaise qualit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litière est-elle propre et sèche ?</text:p>
          </table:table-cell>
          <table:table-cell office:value-type="string" calcext:value-type="string">
            <text:p>litière pas toujours prop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 paillage est-il régulier ?</text:p>
          </table:table-cell>
          <table:table-cell office:value-type="string" calcext:value-type="string">
            <text:p>paillage peu fréqu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litières sont-elles régulièrement enlevées, renouvelées ?</text:p>
          </table:table-cell>
          <table:table-cell office:value-type="string" calcext:value-type="string">
            <text:p>litières enlevées et renouvelées peu fréquem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 bâtiment des chevrettes (si existant) est-il correctement nettoyé, désinfecté ?</text:p>
          </table:table-cell>
          <table:table-cell office:value-type="string" calcext:value-type="string">
            <text:p>nettoyage insuffisant du bâtiment des chevret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désinfection recourt-elle à des désinfectants ayant un effet sur les ookystes ?</text:p>
          </table:table-cell>
          <table:table-cell office:value-type="string" calcext:value-type="string">
            <text:p>pas d'utilisation de désinfect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Un vide sanitaire peut-il être réalisé ?</text:p>
          </table:table-cell>
          <table:table-cell office:value-type="string" calcext:value-type="string">
            <text:p>aucun vide sanit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 matériel d’élevage est-il correctement nettoyé et désinfecté (quotidiennement)? (vêtements, bottes, gants, ustensiles..)</text:p>
          </table:table-cell>
          <table:table-cell office:value-type="string" calcext:value-type="string">
            <text:p>manque de rigueur dans le nettoyage du matériel d'élevage (vêtements, bottes, ustensiles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lots sont-ils composés de chevreaux d’âges différents ?</text:p>
          </table:table-cell>
          <table:table-cell office:value-type="string" calcext:value-type="string">
            <text:p>lots composés de chevreaux d'âge différen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prise colostrale puis, par la suite, l’alimentation sont-elles maîtrisées ?</text:p>
          </table:table-cell>
          <table:table-cell office:value-type="string" calcext:value-type="string">
            <text:p>prise colostrale et alimentation pas bien maîtris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animaux malades sont-ils séparés des animaux sains ?</text:p>
          </table:table-cell>
          <table:table-cell office:value-type="string" calcext:value-type="string">
            <text:p>pas de séparation des animaux malad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Y a-t-il d’autres ateliers (veaux / agneaux) dans lesquels de la cryptosporidiose a été observée ?</text:p>
          </table:table-cell>
          <table:table-cell office:value-type="string" calcext:value-type="string">
            <text:p>cryptosporidiose observée sur d'autres ateliers de la fer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autres maladies sont-elles maîtrisées ?</text:p>
          </table:table-cell>
          <table:table-cell office:value-type="string" calcext:value-type="string">
            <text:p>autres maladies pas toujours bien maîtrisé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a paille de la litière est-elle de bonne qualité, bien conservée ?</text:p>
          </table:table-cell>
          <table:table-cell office:value-type="string" calcext:value-type="string">
            <text:p>mauvaise conservation de la litière, mauvaise qualit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a litière est-elle propre et sèche ?</text:p>
          </table:table-cell>
          <table:table-cell office:value-type="string" calcext:value-type="string">
            <text:p>litière pas toujours prop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 paillage est-il régulier ?</text:p>
          </table:table-cell>
          <table:table-cell office:value-type="string" calcext:value-type="string">
            <text:p>paillage peu fréqu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litières sont-elles régulièrement enlevées, renouvelées ?</text:p>
          </table:table-cell>
          <table:table-cell office:value-type="string" calcext:value-type="string">
            <text:p>litières enlevées et renouvelées peu fréquem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parcs des nouveau-nés pendant les 3 premières semaines sont-ils maintenus très propres (réduction de l’exposition) ?</text:p>
          </table:table-cell>
          <table:table-cell office:value-type="string" calcext:value-type="string">
            <text:p>manque de nettoyage des parcs des nouveaux-nés pendant les 3 premières semai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recommandations en termes de surface/volume/densité sont-elles appliquées ?</text:p>
          </table:table-cell>
          <table:table-cell office:value-type="string" calcext:value-type="string">
            <text:p>recommandations de surface, volume et densité pas respecté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conditions d’ambiance sont-elles bonnes (humidité, ventilation, température, …) ?</text:p>
          </table:table-cell>
          <table:table-cell office:value-type="string" calcext:value-type="string">
            <text:p>mauvaises conditions d'ambiance (humidité, ventilation, température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 bâtiment des chevrettes (si existant) est-il correctement nettoyé, désinfecté ?</text:p>
          </table:table-cell>
          <table:table-cell office:value-type="string" calcext:value-type="string">
            <text:p>nettoyage insuffisant du bâtiment des chevret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Un vide sanitaire peut-il être réalisé ?</text:p>
          </table:table-cell>
          <table:table-cell office:value-type="string" calcext:value-type="string">
            <text:p>pas de vide sanitaire possi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 foin, les concentrés ou l’eau de boisson sont-ils souillés par des matières fécales ?</text:p>
          </table:table-cell>
          <table:table-cell office:value-type="string" calcext:value-type="string">
            <text:p>foin, concentrés, eau de boisson souillés par matières fé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De l’argile est-elle en libre-service ?</text:p>
          </table:table-cell>
          <table:table-cell office:value-type="string" calcext:value-type="string">
            <text:p>pas d'argile en libre-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chevreaux ont-ils eu des problèmes sanitaires ?</text:p>
          </table:table-cell>
          <table:table-cell office:value-type="string" calcext:value-type="string">
            <text:p>problèmes sanitaires sur les chevrea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Y a-t-il des éléments dans la conduite d’élevage qui peuvent avoir occasionné des stress (transports, allotements, sevrage, mise à l’herbe, chgts alim …) ?</text:p>
          </table:table-cell>
          <table:table-cell office:value-type="string" calcext:value-type="string">
            <text:p>stress occasionné (transport, allotement, sevrage, changements alim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Existe-t-il un calendrier de pâturage ?</text:p>
          </table:table-cell>
          <table:table-cell office:value-type="string" calcext:value-type="string">
            <text:p>pas de calendrier de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 d'animaux d'âge différent a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es animaux sont-ils retirés des pâtures à une hauteur d'herbe &gt; 6 cm ?</text:p>
          </table:table-cell>
          <table:table-cell office:value-type="string" calcext:value-type="string">
            <text:p>sortie des pâtures à une hauteur d'herbe &lt; 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a durée entre 2 pâturages sur la même parcelle est-elle supérieur à 36 jours ?</text:p>
          </table:table-cell>
          <table:table-cell office:value-type="string" calcext:value-type="string">
            <text:p>moins de 36 jours entre deux pâturages sur une même parcel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es prairies contiennent-elles des espèces fourragères riches en tannin ?</text:p>
          </table:table-cell>
          <table:table-cell office:value-type="string" calcext:value-type="string">
            <text:p>pas de plantes riches en tannin dans les prair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Existe-t-il des haies et parcours avec présence de plantes médicinales ou à tannins (naturelles ou implantées) ?</text:p>
          </table:table-cell>
          <table:table-cell office:value-type="string" calcext:value-type="string">
            <text:p>pas de haies ou parcours avec plantes médicinales/à tanni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a surface de pâturage est adaptée au nombre d'animaux présent ? (chargement UGB)</text:p>
          </table:table-cell>
          <table:table-cell office:value-type="string" calcext:value-type="string">
            <text:p>chargement trop important vis-à-vis du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l'éducation parasitaires ? (sorties avant 1ère mises bas, choix des parcelles,..)</text:p>
          </table:table-cell>
          <table:table-cell office:value-type="string" calcext:value-type="string">
            <text:p>pas d'éducation parasitai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Renouvelez-vous régulièrement vos prairies ?</text:p>
          </table:table-cell>
          <table:table-cell office:value-type="string" calcext:value-type="string">
            <text:p>pas de renouvellement des prair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/pâture sur les prair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a ration propose-t-elle une alimentation équilibrée, diversifiée et de qualité pour couvrir les besoins énergétiques, azotés, minérales et vitaminiques ?</text:p>
          </table:table-cell>
          <table:table-cell office:value-type="string" calcext:value-type="string">
            <text:p>ration déséquilibrée et incomplè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de la surveillance coproscopique et/ou clinique ? (Famacha, NEC…)</text:p>
          </table:table-cell>
          <table:table-cell office:value-type="string" calcext:value-type="string">
            <text:p>pas de coproscopie ou surveillance clinique (type Famacha, NEC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Apportez-vous un soutien alimentaire adapté aux stades physiologiques ? (mise bas)</text:p>
          </table:table-cell>
          <table:table-cell office:value-type="string" calcext:value-type="string">
            <text:p>manque de soutien alimentaire adapté aux stades physiolog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Avez-vous une gestion différenciée par lot des populations à risques ?</text:p>
          </table:table-cell>
          <table:table-cell office:value-type="string" calcext:value-type="string">
            <text:p>pas de gestion différenciée par lot des populations à ris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un renforcement immunitaire préventif ? (phytothérapie et autres pratiques de renforcement des défenses antiparasitaires naturelles)</text:p>
          </table:table-cell>
          <table:table-cell office:value-type="string" calcext:value-type="string">
            <text:p>pas de renforcement immunitaire préventi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vigilance pour faire correspondre date du traitement et cycle du parasi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le traitement antiparasitaire non systématiques ?</text:p>
          </table:table-cell>
          <table:table-cell office:value-type="string" calcext:value-type="string">
            <text:p>traitement antiparasitaire systémat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Gardez-vous des vieilles chèvres avec accumulation de contaminations successives et augmentation du niveau parasitaire ?</text:p>
          </table:table-cell>
          <table:table-cell office:value-type="string" calcext:value-type="string">
            <text:p>des vieilles chèvres parasitées sont gardé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Observez-vous la présence de parasites externes sur les animaux? (pou, gale, myase…)</text:p>
          </table:table-cell>
          <table:table-cell office:value-type="string" calcext:value-type="string">
            <text:p>présence de parasites exter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pratiquez-vous la désinfection et ou le vide sanitaire ?</text:p>
          </table:table-cell>
          <table:table-cell office:value-type="string" calcext:value-type="string">
            <text:p>pas de désinfection, pas de vide sanitaire pratiqu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En cas d'achat, observez-vous la présence de parasites externes sur les animaux? (pou, gale, myase…)</text:p>
          </table:table-cell>
          <table:table-cell office:value-type="string" calcext:value-type="string">
            <text:p>lors d'un achat, pas d'observation spécifique de la présence de parasites exter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Vos animaux peuvent-ils être en contact avec des animaux d'autres espèces ou d'autres troupeaux?</text:p>
          </table:table-cell>
          <table:table-cell office:value-type="string" calcext:value-type="string">
            <text:p>animaux en contact avec d'autres troupeaux ou d'autres espèc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Réalisez-vous une lutte contre les mouches dans vos bâtiments et vos animaux?</text:p>
          </table:table-cell>
          <table:table-cell office:value-type="string" calcext:value-type="string">
            <text:p>pas de lutte contre les mouches dans les bâtiments et sur les anima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Les conditions d'hygiène et de propreté sont-elles correctes?</text:p>
          </table:table-cell>
          <table:table-cell office:value-type="string" calcext:value-type="string">
            <text:p>hygiène et propreté insuffisan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Observez-vous la présence de parasites externes sur les animaux? (pou, gale, myase…)</text:p>
          </table:table-cell>
          <table:table-cell office:value-type="string" calcext:value-type="string">
            <text:p>présence de parasites exter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pratiquez-vous la désinfection et ou le vide sanitaire ?</text:p>
          </table:table-cell>
          <table:table-cell office:value-type="string" calcext:value-type="string">
            <text:p>pas de désinfection, pas de vide sanitaire pratiqu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En cas d'achat, observez-vous la présence de parasites externes sur les animaux? (pou, gale, myase…)</text:p>
          </table:table-cell>
          <table:table-cell office:value-type="string" calcext:value-type="string">
            <text:p>lors d'un achat, pas d'observation spécifique de la présence de parasites exter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Vos animaux peuvent-ils être en contact avec des animaux d'autres espèces ou d'autres troupeaux?</text:p>
          </table:table-cell>
          <table:table-cell office:value-type="string" calcext:value-type="string">
            <text:p>animaux en contact avec d'autres troupeaux ou d'autres espèc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Réalisez-vous une lutte contre les mouches dans vos bâtiments et vos animaux?</text:p>
          </table:table-cell>
          <table:table-cell office:value-type="string" calcext:value-type="string">
            <text:p>pas de lutte contre les mouches dans les bâtiments et sur les anima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Les conditions d'hygiène et de propreté sont-elles correctes?</text:p>
          </table:table-cell>
          <table:table-cell office:value-type="string" calcext:value-type="string">
            <text:p>hygiène et propreté insuffisan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La fréquence du parage est-elle suffisante ?</text:p>
          </table:table-cell>
          <table:table-cell office:value-type="string" calcext:value-type="string">
            <text:p>fréquence de parage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Utilisez-vous du lait maternel thermisé pour les chevreaux ?</text:p>
          </table:table-cell>
          <table:table-cell office:value-type="string" calcext:value-type="string">
            <text:p>pas d'utilisation de lait maternel thermisé pour les chevre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Appliquez-vous des précautions particulières d'hygiène au moment du tatouage ?</text:p>
          </table:table-cell>
          <table:table-cell office:value-type="string" calcext:value-type="string">
            <text:p>manque de précautions d'hygiène au moment du tatou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Le bâtiment correspond-il aux recommandations de confort, de ventilation, de surface et d'hygiène ?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de réforme des chèvres infectées chroniqu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ardif des mammites cliniq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politique de soins ou réformes vis-à-vis des mammites cliniq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pas de traitement spécifique en cas de mammites subcliniq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stratégie de traitement adaptée aux problèmes rencontrés dans votre élevage? (nature des infections subcliniques)</text:p>
          </table:table-cell>
          <table:table-cell office:value-type="string" calcext:value-type="string">
            <text:p>traitements pas spécifiquement adaptés aux problèmes rencontré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ppliquer vous de façon rigoureuse le traitement au tarissement? (hygiène et posologie)</text:p>
          </table:table-cell>
          <table:table-cell office:value-type="string" calcext:value-type="string">
            <text:p>manque de rigueur au tarisse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ppliquer vous une hygiène rigoureuse en cas de traitement par voie intra mammaire?</text:p>
          </table:table-cell>
          <table:table-cell office:value-type="string" calcext:value-type="string">
            <text:p>manque de rigueur lors de traitement intra-mamm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une stratégie globale de choix des chèvres à traiter?</text:p>
          </table:table-cell>
          <table:table-cell office:value-type="string" calcext:value-type="string">
            <text:p>manque de stratégie pour choisir les chèvres à trai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plusieurs chèvres infectées gardées sur la fer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a ration en fin de la lactation est-elle équilibrée? (En particulier les apports azotés)</text:p>
          </table:table-cell>
          <table:table-cell office:value-type="string" calcext:value-type="string">
            <text:p>ration déséquilibrée en fin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des transitions alimentaires en fin de période sèche? / fourrages, concentrés, oligo-éléments</text:p>
          </table:table-cell>
          <table:table-cell office:value-type="string" calcext:value-type="string">
            <text:p>pas de transition alimentaire en fin de période sè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a durée de période sèche est-elle correcte? (attention au période trop courte)</text:p>
          </table:table-cell>
          <table:table-cell office:value-type="string" calcext:value-type="string">
            <text:p>période sèche trop cour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vous des animaux incurables, infectés chroniques?</text:p>
          </table:table-cell>
          <table:table-cell office:value-type="string" calcext:value-type="string">
            <text:p>animaux infectés chroniques gardés sur la fer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vous des animaux infectés par des mycoplasmes?</text:p>
          </table:table-cell>
          <table:table-cell office:value-type="string" calcext:value-type="string">
            <text:p>présence d'animaux infectés par des mycoplasm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un entretien régulier de la machine à traire ?</text:p>
          </table:table-cell>
          <table:table-cell office:value-type="string" calcext:value-type="string">
            <text:p>manque de régularité dans l'entretien de la machine à trai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ppliquer vous un protocole de nettoyage et de soins particuliers en cas de blessures des mains du trayeur avant la traite ?</text:p>
          </table:table-cell>
          <table:table-cell office:value-type="string" calcext:value-type="string">
            <text:p>si blessure des mains du trayeur avant la traite, manque d'un protocole de nettoyage/prot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résence de mamelles sales ou mamelles avec des staphylococcies sur la peau ou autres maladies du trayon?</text:p>
          </table:table-cell>
          <table:table-cell office:value-type="string" calcext:value-type="string">
            <text:p>mamelles sales, mamelles avec staphylococcies, maladies du tray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une hygiène avant la traite ? Et su oui, est-elle réalisée systématiquement?</text:p>
          </table:table-cell>
          <table:table-cell office:value-type="string" calcext:value-type="string">
            <text:p>manque d'hygiène systématique avant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(ou mauvaise) désinfection des trayons après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des branchements de deux chèvres simultanément à partir d'un même faisceau?</text:p>
          </table:table-cell>
          <table:table-cell office:value-type="string" calcext:value-type="string">
            <text:p>branchement de deux chèvres simultanément à partir d'un même faisc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résence d'entrées d'air au moment de la pose et/ou dépose des faisceaux trayeurs ? </text:p>
          </table:table-cell>
          <table:table-cell office:value-type="string" calcext:value-type="string">
            <text:p>entrée d'air lors de la pose/dépose des faisceaux trayeu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un protocole de nettoyage du matériel de traite ?</text:p>
          </table:table-cell>
          <table:table-cell office:value-type="string" calcext:value-type="string">
            <text:p>pas de protocole de nettoyage du matériel de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es manchons que vous utilisez sont-ils adaptés à la forme des trayons? (notamment diamètre à l'embouchure)</text:p>
          </table:table-cell>
          <table:table-cell office:value-type="string" calcext:value-type="string">
            <text:p>manchons non adaptés à la forme des trayo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Conserver-vous des chèvres incurables?</text:p>
          </table:table-cell>
          <table:table-cell office:value-type="string" calcext:value-type="string">
            <text:p>chèvres incurables gardées sur la fer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beaucoup de chèvres infectées gardées sur la fer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plusieurs lots de mises bas ? appartenance aux lots de mises bas d'été</text:p>
          </table:table-cell>
          <table:table-cell office:value-type="string" calcext:value-type="string">
            <text:p>plusieurs lots de mise-b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'ambiance en salle de traite est-il calme?</text:p>
          </table:table-cell>
          <table:table-cell office:value-type="string" calcext:value-type="string">
            <text:p>ambiance stressante ou agitée en salle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En cas de doute faites-vous réalisez une bactériologie individuelle pour rechercher des chèvres excrétrices?</text:p>
          </table:table-cell>
          <table:table-cell office:value-type="string" calcext:value-type="string">
            <text:p>pas de bactériologie individuelle, même si dou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pas ou insuffisant nettoyage avant et après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pas de protocole adapté pour pallier un défa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insuffisante, pas de désinf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Réalisez-vous un tri des aliments potentiellement contaminés ou des parties altérées (ensilage)?</text:p>
          </table:table-cell>
          <table:table-cell office:value-type="string" calcext:value-type="string">
            <text:p>pas de tri des aliments altér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Réalisez-vous un nettoyage régulier des abreuvoirs et des auges?</text:p>
          </table:table-cell>
          <table:table-cell office:value-type="string" calcext:value-type="string">
            <text:p>abreuvoirs et auges rarement nettoy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insuffisante, pas de désinf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En cas de doute faites-vous réalisez une bactériologie individuelle pour rechercher des chèvres excrétrices?</text:p>
          </table:table-cell>
          <table:table-cell office:value-type="string" calcext:value-type="string">
            <text:p>pas de bactériologie individuelle, même si dou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pas ou insuffisant nettoyage avant et après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pas de protocole adapté pour pallier un défa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pas de protocole adapté pour pallier un défa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insuffisante, pas de désinf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pas ou insuffisant nettoyage avant et après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En cas de doute faites-vous réalisez une bactériologie individuelle pour rechercher des chèvres excrétrices? - mammites cliniques ou subcliniques</text:p>
          </table:table-cell>
          <table:table-cell office:value-type="string" calcext:value-type="string">
            <text:p>pas de bactériologie individuelle, même si dou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rare contrôle bactériologique de l'e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animaux sont-ils suffisamment alimentés sur toutes les périodes de l'année ? </text:p>
          </table:table-cell>
          <table:table-cell office:value-type="string" calcext:value-type="string">
            <text:p>Sous-alimentation à certaines péri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rations sont-elles équilibrées en fonction de leur besoin ? </text:p>
          </table:table-cell>
          <table:table-cell office:value-type="string" calcext:value-type="string">
            <text:p>Rations pas toujours équilibrées en fonction des beso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aliments distribués sont-ils sains et bien conservés ? </text:p>
          </table:table-cell>
          <table:table-cell office:value-type="string" calcext:value-type="string">
            <text:p>Problème de qualité et de conservation des aliment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accès à l'aliment sont-ils suffisants pour tous les animaux en même temps ? </text:p>
          </table:table-cell>
          <table:table-cell office:value-type="string" calcext:value-type="string">
            <text:p>Compétition entre les animaux pour l’accès aux ali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brebis sont-elles parasitées ?</text:p>
          </table:table-cell>
          <table:table-cell office:value-type="string" calcext:value-type="string">
            <text:p>Parasitisme impactant l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conditions de logements sont-elles satisfaisantes ? Densité ?</text:p>
          </table:table-cell>
          <table:table-cell office:value-type="string" calcext:value-type="string">
            <text:p>Problème de logement des animaux, trop forte densit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surfaces de vie sont-elles suffisantes ? </text:p>
          </table:table-cell>
          <table:table-cell office:value-type="string" calcext:value-type="string">
            <text:p>Surfaces de vie insuffis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a ration est-elle équilibrée ? 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a ration est-elle suffisamment fibreuse</text:p>
          </table:table-cell>
          <table:table-cell office:value-type="string" calcext:value-type="string">
            <text:p>Manque de fib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animaux sont-ils parasités ? (cf parasitisme)</text:p>
          </table:table-cell>
          <table:table-cell office:value-type="string" calcext:value-type="string">
            <text:p>Parasitisme impactant l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Les réformes sont-elles subies (sanitaire) ou choisies (sélection) ? </text:p>
          </table:table-cell>
          <table:table-cell office:value-type="string" calcext:value-type="string">
            <text:p>Trop de réformes pour causes sanitaires, pas assez de cho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Quel est l'âge moyen des réformes ? </text:p>
          </table:table-cell>
          <table:table-cell office:value-type="string" calcext:value-type="string">
            <text:p>Age moyen des réformes trop élev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Le troupeau a-t-il des soucis de fertilité ? </text:p>
          </table:table-cell>
          <table:table-cell office:value-type="string" calcext:value-type="string">
            <text:p>Problèmes de fertilité sur le troupea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e troupeau est-il suffisamment renouvelé ? </text:p>
          </table:table-cell>
          <table:table-cell office:value-type="string" calcext:value-type="string">
            <text:p>Manque de renouvellement du troup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es brebis présentent-elles des pathologies infectieuses chroniques ? (respiratoire, mamelle, etc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es brebis présentent-elles des pathologies métaboliques ? (toxémie de gestation, hypomagnésémie, hypocalcémie, cétose, acidose, …)</text:p>
          </table:table-cell>
          <table:table-cell office:value-type="string" calcext:value-type="string">
            <text:p>Pathologies métaboliques (toxémie, hypomagnésémie, hypocalcémie, acidose, …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'état corporel du troupeau est-il satisfaisant toute l'année ? </text:p>
          </table:table-cell>
          <table:table-cell office:value-type="string" calcext:value-type="string">
            <text:p>État corporel problématique à certaines péri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a fréquence de surveillance est-elle suffisante ? (Les brebis sur le dos au quotidien)</text:p>
          </table:table-cell>
          <table:table-cell office:value-type="string" calcext:value-type="string">
            <text:p>Surveillance pas assez fréque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Les brebis sont-elles atteintes de maladies chroniques ? (respiratoires, infectieuses, …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Y-a-t-il eu introduction d'animaux avec achat dernièrement ? </text:p>
          </table:table-cell>
          <table:table-cell office:value-type="string" calcext:value-type="string">
            <text:p>Achats d’animaux récen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Les conditions de logement (hygiène, ventilation, température) sont-elles satisfaisantes ? </text:p>
          </table:table-cell>
          <table:table-cell office:value-type="string" calcext:value-type="string">
            <text:p>Conditions de logements insatisfaisantes (hygiène, ventilation, température, …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Les écarts de températures sont-ils accentués dans la bergerie ? </text:p>
          </table:table-cell>
          <table:table-cell office:value-type="string" calcext:value-type="string">
            <text:p>Ecarts de température trop importants en berger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'état général du troupeau est-il évalué régulièrement ? Si oui, est-il satisfaisant ? </text:p>
          </table:table-cell>
          <table:table-cell office:value-type="string" calcext:value-type="string">
            <text:p>Pas d’évaluation régulière de l’état corpor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es rations sont-elles équilibrées ? 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es durées de transition alimentaire de 3 semaines sont-elles respectées ? </text:p>
          </table:table-cell>
          <table:table-cell office:value-type="string" calcext:value-type="string">
            <text:p>Mauvaise transition alimen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a rotation des pâtures est-elle respectée ? </text:p>
          </table:table-cell>
          <table:table-cell office:value-type="string" calcext:value-type="string">
            <text:p>Pas de rotation des pâtura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es pâtures présentent-elles des excès d'azote ?</text:p>
          </table:table-cell>
          <table:table-cell office:value-type="string" calcext:value-type="string">
            <text:p>Excès d’azote dans les pâ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’infestation parasitaire du troupeau est-elle surveillée et fait elle l’objet d’une gestion raisonnée à l’échelle du troupeau ?</text:p>
          </table:table-cell>
          <table:table-cell office:value-type="string" calcext:value-type="string">
            <text:p>Pas de surveillance et de gestion raisonnée du parasitis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s rations des jeunes sont-elles suffisamment équilibrées ? </text:p>
          </table:table-cell>
          <table:table-cell office:value-type="string" calcext:value-type="string">
            <text:p>Rations des jeunes déséquilibré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 sevrage des jeunes se passe-t-il sans difficulté ? </text:p>
          </table:table-cell>
          <table:table-cell office:value-type="string" calcext:value-type="string">
            <text:p>Problèmes lors du sevrage des jeu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s jeunes sont-ils surveillés sur le plan du parasitisme ? (cf parasitisme)</text:p>
          </table:table-cell>
          <table:table-cell office:value-type="string" calcext:value-type="string">
            <text:p>Pas de surveillance du parasitisme des jeu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s jeunes sont-ils atteints ou ont-ils été atteints de maladies ? (cf santé des jeunes)</text:p>
          </table:table-cell>
          <table:table-cell office:value-type="string" calcext:value-type="string">
            <text:p>Maladies chez les jeu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Les rations sont-elles équilibrées et suffisantes ? </text:p>
          </table:table-cell>
          <table:table-cell office:value-type="string" calcext:value-type="string">
            <text:p>Rations déséquilibrées et/ou insuffis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Les aliments du commerce ont-ils des formulations adaptées aux ovins ?</text:p>
          </table:table-cell>
          <table:table-cell office:value-type="string" calcext:value-type="string">
            <text:p>Aliments du commerce non adapté aux ov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Votre vétérinaire est-il informé de la présence de troubles nerveux sur votre cheptel ? (C’est obligatoire)</text:p>
          </table:table-cell>
          <table:table-cell office:value-type="string" calcext:value-type="string">
            <text:p>Pas de déclaration des troubles nerveux au vétérinai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s maladies de type Tremblante, Listériose, Tétanos, Botulisme, sont-elles surveillées ? </text:p>
          </table:table-cell>
          <table:table-cell office:value-type="string" calcext:value-type="string">
            <text:p>Pas de surveillance des maladies type tremblante, listériose, tétanos, botulis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 troupeau est-il régulièrement déparasité contre les parasites internes et externes? (Estrose avancée, Cénurose cérébro-spinale) </text:p>
          </table:table-cell>
          <table:table-cell office:value-type="string" calcext:value-type="string">
            <text:p>Présence de cœnures ou d’œst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 troupeau est-il carencé en minéraux, oligo-éléments et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 vétérinaire a-t-il diagnostiqué la nécrose du cortex ? </text:p>
          </table:table-cell>
          <table:table-cell office:value-type="string" calcext:value-type="string">
            <text:p>Diagnostic de nécrose du corte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Existe-t-il des risques d'intoxication par le sel, plomb, azote non protéique, intoxication végétales sur l'exploitation ? </text:p>
          </table:table-cell>
          <table:table-cell office:value-type="string" calcext:value-type="string">
            <text:p>Intoxications possibles : plomb, azote non protéique, plantes tox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reprise d'état corporel des agnelles est-il suffisant à la mise en lutte ? </text:p>
          </table:table-cell>
          <table:table-cell office:value-type="string" calcext:value-type="string">
            <text:p>Reprise d’état corporel des agnelle à la lutte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mise en lutte n'est-elle pas trop précoce par rapport à l'âge et au poids des agnelles ?</text:p>
          </table:table-cell>
          <table:table-cell office:value-type="string" calcext:value-type="string">
            <text:p>Mise en lutte trop précoce par rapport à l’âge ou au poi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 taux de renouvellement du troupeau est-il suffisant ?</text:p>
          </table:table-cell>
          <table:table-cell office:value-type="string" calcext:value-type="string">
            <text:p>Taux de renouvellement du troupeau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 critère "fertilité des mères" est-il un axe de choix des agnelles de renouvellement ? </text:p>
          </table:table-cell>
          <table:table-cell office:value-type="string" calcext:value-type="string">
            <text:p>Pas de choix des agnelles en fonction de la fertilité des mè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’infestation parasitaire des agnelles est-elle surveillée pendant leur croissance?</text:p>
          </table:table-cell>
          <table:table-cell office:value-type="string" calcext:value-type="string">
            <text:p>Pas de surveillance de l’infestation parasitaire des agn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s antenaises sont-elles atteintes de maladies abortives ? </text:p>
          </table:table-cell>
          <table:table-cell office:value-type="string" calcext:value-type="string">
            <text:p>Maladies abortives chez les antenais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 nombre de bélier est-il est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'alimentation des agnelles leur permet-elle de bonne croissance ?</text:p>
          </table:table-cell>
          <table:table-cell office:value-type="string" calcext:value-type="string">
            <text:p>Alimentation des agnelles ne permettant pas une croissance 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'état corporel des brebis est-il suffisant à la mise en lutte ? </text:p>
          </table:table-cell>
          <table:table-cell office:value-type="string" calcext:value-type="string">
            <text:p>État corporel des brebis insuffisant à la mise à la l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ration est-elle suffisamment riche pour permettre la reprise d'état ? </text:p>
          </table:table-cell>
          <table:table-cell office:value-type="string" calcext:value-type="string">
            <text:p>Ration trop pauvre pour permettre une reprise d’é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es brebis ne sont-elles pas trop âgées ?</text:p>
          </table:table-cell>
          <table:table-cell office:value-type="string" calcext:value-type="string">
            <text:p>Brebis trop âg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e nombre de béliers est-il est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’infestation parasitaire est-elle pénalisante pour les brebis ?</text:p>
          </table:table-cell>
          <table:table-cell office:value-type="string" calcext:value-type="string">
            <text:p>Parasitisme impactant l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'état corporel des brebis est-il suffisant à la mise en lutte ? </text:p>
          </table:table-cell>
          <table:table-cell office:value-type="string" calcext:value-type="string">
            <text:p>État corporel des brebis insuffisant à la mise à la l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ration est-elle suffisamment riche pour permettre la reprise d'état ? </text:p>
          </table:table-cell>
          <table:table-cell office:value-type="string" calcext:value-type="string">
            <text:p>Ration trop pauvre pour permettre une reprise d’é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es brebis ne sont-elles pas trop âgées ?</text:p>
          </table:table-cell>
          <table:table-cell office:value-type="string" calcext:value-type="string">
            <text:p>Brebis trop âg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e nombre de béliers est-il est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’infestation parasitaire est-elle pénalisante pour les brebis ?</text:p>
          </table:table-cell>
          <table:table-cell office:value-type="string" calcext:value-type="string">
            <text:p>Parasitisme impactant l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brebis sont-elles trop maigres à l'agnelage ? </text:p>
          </table:table-cell>
          <table:table-cell office:value-type="string" calcext:value-type="string">
            <text:p>Brebis trop maigres à l’agne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brebis sont-elles trop grasses à l'agnelage ?</text:p>
          </table:table-cell>
          <table:table-cell office:value-type="string" calcext:value-type="string">
            <text:p>Brebis trop grasses à l’agne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distribuée correspond-elle à la ration calculée ? </text:p>
          </table:table-cell>
          <table:table-cell office:value-type="string" calcext:value-type="string">
            <text:p>La ration distribuée diffère de la ration calcul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La ration n’est pas adaptée aux beso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est-elle adaptée à la prolificité du troupeau ? </text:p>
          </table:table-cell>
          <table:table-cell office:value-type="string" calcext:value-type="string">
            <text:p>la ration n’est pas adaptée à la prolificité du troup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brebis peu productives, fatiguées sur le cycle précédent ont-elles été réformées ?</text:p>
          </table:table-cell>
          <table:table-cell office:value-type="string" calcext:value-type="string">
            <text:p>Pas de réforme des brebis peu productives ou fatigu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 troupeau a-t-il subit un stress intense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a ration est-elle trop encombrante ? </text:p>
          </table:table-cell>
          <table:table-cell office:value-type="string" calcext:value-type="string">
            <text:p>Ration trop encombr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es râteliers sont-ils trop haut pour les gestantes ? </text:p>
          </table:table-cell>
          <table:table-cell office:value-type="string" calcext:value-type="string">
            <text:p>Râteliers trop hauts pour les gest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a marche d'accès à l'auge est-elle trop haute ? </text:p>
          </table:table-cell>
          <table:table-cell office:value-type="string" calcext:value-type="string">
            <text:p>Marche d’accès à l’auge trop ha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es brebis récidivantes de la campagne passée ont-elles été réformées ?</text:p>
          </table:table-cell>
          <table:table-cell office:value-type="string" calcext:value-type="string">
            <text:p>Les brebis récidivantes de la campagne passée n’ont pas été réform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e taux de prolificité est-il trop élevé ? </text:p>
          </table:table-cell>
          <table:table-cell office:value-type="string" calcext:value-type="string">
            <text:p>Taux de prolificité trop élevé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Observez-vous un manque de largeur du bassin sur les brebis ?</text:p>
          </table:table-cell>
          <table:table-cell office:value-type="string" calcext:value-type="string">
            <text:p>Manque de largeur du bass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a politique de sélection des agnelles de renouvellement prend-t-elle en compte la largeur de bassin ? </text:p>
          </table:table-cell>
          <table:table-cell office:value-type="string" calcext:value-type="string">
            <text:p>Pas de prise en compte de la largeur du bassin dans le choix des agnel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Est-ce que la facilité de naissance fait partie des critères de choix des béliers ? </text:p>
          </table:table-cell>
          <table:table-cell office:value-type="string" calcext:value-type="string">
            <text:p>Béliers non choisis en fonction du critère « facilité à la naissance »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e choix des réformes est-il basé sur la difficulté de mise-bas ? </text:p>
          </table:table-cell>
          <table:table-cell office:value-type="string" calcext:value-type="string">
            <text:p>Pas de choix des réformes en fonction des difficultés de mise-b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a ration de fin de gestation est-elle adaptée au stade ? </text:p>
          </table:table-cell>
          <table:table-cell office:value-type="string" calcext:value-type="string">
            <text:p>La ration de fin de gestation n’est pas adapt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es brebis sont-elles suffisamment en état ? Trop en état ?</text:p>
          </table:table-cell>
          <table:table-cell office:value-type="string" calcext:value-type="string">
            <text:p>Brebis trop maigres ou trop grasses à l’agne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 troupeau présente-t-il un défaut d'état général ? et reprise d’état à la lutte ?</text:p>
          </table:table-cell>
          <table:table-cell office:value-type="string" calcext:value-type="string">
            <text:p>Manque d’état du troupeau, par de reprise avant la l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 troupeau présente-t-il des carences en minéraux ou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s femelles sont-elles suivies sur les aspects parasitismes ? </text:p>
          </table:table-cell>
          <table:table-cell office:value-type="string" calcext:value-type="string">
            <text:p>Pas de suivi du parasitisme sur l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a politique de réforme/renouvellement est-elle adaptée aux objectifs de prolificité ? </text:p>
          </table:table-cell>
          <table:table-cell office:value-type="string" calcext:value-type="string">
            <text:p>Politique de réforme non adaptée aux objectifs de prolificité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 troupeau a-t-il des antécédents sanitaires importants ? </text:p>
          </table:table-cell>
          <table:table-cell office:value-type="string" calcext:value-type="string">
            <text:p>Antécédents sanitaires importan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Race non adaptée à la saison de mo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e nombre de béliers est-il en adéquation avec le nombre de brebis ? </text:p>
          </table:table-cell>
          <table:table-cell office:value-type="string" calcext:value-type="string">
            <text:p>Béliers en nombre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a non stér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 béliers insuffisant à la mise en l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es agnelles de renouvellement sont-elles sélectionnées sur la qualité morphologique de leur mamelle ? </text:p>
          </table:table-cell>
          <table:table-cell office:value-type="string" calcext:value-type="string">
            <text:p>Pas de sélection des agnelles sur la conformation de la mamel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Un contrôle des mamelles au tarissement et réforme est-il effectué ? (si pis de bois ou autre problème important) ?</text:p>
          </table:table-cell>
          <table:table-cell office:value-type="string" calcext:value-type="string">
            <text:p>Pas de contrôle des mamelles au moment du tariss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es mamelles présentent-elles des boutons ou croûtes d’ecthyma ?</text:p>
          </table:table-cell>
          <table:table-cell office:value-type="string" calcext:value-type="string">
            <text:p>Présence de boutons ou de croûtes sur les mamel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es agneaux sont-ils suffisamment vigoureux à la naissance ? (cf jeunes)</text:p>
          </table:table-cell>
          <table:table-cell office:value-type="string" calcext:value-type="string">
            <text:p>Agneaux peu vigoureux à la naissan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es brebis à problème d'allaitement sont-elles réformées ? </text:p>
          </table:table-cell>
          <table:table-cell office:value-type="string" calcext:value-type="string">
            <text:p>Pas de réforme des brebis avec problème d’allait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a pression d'infection est-elle élevée ? </text:p>
          </table:table-cell>
          <table:table-cell office:value-type="string" calcext:value-type="string">
            <text:p>pression d’infection élevé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e paillage est-il suffisant en bergerie pour faire face à l’excès d’humidité ? </text:p>
          </table:table-cell>
          <table:table-cell office:value-type="string" calcext:value-type="string">
            <text:p>Paillage de la litièr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'alimentation présente-t-elle des carences minérales et vitaminiques ?</text:p>
          </table:table-cell>
          <table:table-cell office:value-type="string" calcext:value-type="string">
            <text:p>Carences en oligo-éléments et vita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La ration des brebis en fin de gestation est-elle équilibrée et suffisante par rapport aux besoins ? </text:p>
          </table:table-cell>
          <table:table-cell office:value-type="string" calcext:value-type="string">
            <text:p>Ration déséquilibrée et/ou insuffisante par rapport aux beso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minéraux et de vita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Les brebis ont-elles suffisamment d'état à la mise-bas ? </text:p>
          </table:table-cell>
          <table:table-cell office:value-type="string" calcext:value-type="string">
            <text:p>Manque d’état des brebis à la mise-b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'état corporel des brebis à la mise-bas est-il suffisant ? 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a ration des brebis en fin de gestation est-elle adaptée ? </text:p>
          </table:table-cell>
          <table:table-cell office:value-type="string" calcext:value-type="string">
            <text:p>Ration non adaptée à la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Mes agneaux boivent-ils bien un bon colostrum, et en quantité suffisante (attention à chacun dans une portée multiple !) ?</text:p>
          </table:table-cell>
          <table:table-cell office:value-type="string" calcext:value-type="string">
            <text:p>Buvée de colostrum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Mes brebis adoptent-elles bien leur(s) agneau(x) ?</text:p>
          </table:table-cell>
          <table:table-cell office:value-type="string" calcext:value-type="string">
            <text:p>Adoption difficile des brebis par les agnea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s cases d'agnelage sont-elles dans un bon état de propreté et d'hygiène ? avancement des cases dans la bergerie ?</text:p>
          </table:table-cell>
          <table:table-cell office:value-type="string" calcext:value-type="string">
            <text:p>Manque de propreté des cases d’agnel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s nombrils sont-ils désinfectés ? </text:p>
          </table:table-cell>
          <table:table-cell office:value-type="string" calcext:value-type="string">
            <text:p>Pas de désinfection des nombri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’ambiance du bâtiment (température, humidité, condensation, murs froids) est-elle confortable pour des agneaux ?</text:p>
          </table:table-cell>
          <table:table-cell office:value-type="string" calcext:value-type="string">
            <text:p>Ambiance du bâtiment inconfortable pour les agne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 choix des reproducteurs est-il adapté ? </text:p>
          </table:table-cell>
          <table:table-cell office:value-type="string" calcext:value-type="string">
            <text:p>Choix des reproducteurs inadapté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L'âge moyen des brebis n'est-il pas trop élevé ? </text:p>
          </table:table-cell>
          <table:table-cell office:value-type="string" calcext:value-type="string">
            <text:p>Age moyen des brebis trop élev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L'hygiène et la désinfection est-elle respectée lors des différentes interventions : bouclage, équeutage ? </text:p>
          </table:table-cell>
          <table:table-cell office:value-type="string" calcext:value-type="string">
            <text:p>Manque d’hygiène dans la pose des boucle, l’équeutage,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La ration des brebis est-elle bien équilibrée pour produire un lait équilibré et digeste ?</text:p>
          </table:table-cell>
          <table:table-cell office:value-type="string" calcext:value-type="string">
            <text:p>Ration non adaptée à la production d’un lait équilibré et dig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es transitions alimentaires sont-elles suffisamment longues ? </text:p>
          </table:table-cell>
          <table:table-cell office:value-type="string" calcext:value-type="string">
            <text:p>Transitions alimentaires trop cou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'aliment distribué est-il adapté aux besoins des animaux ? (excès d'azote soluble, amidon fermentescible, manque de cellulose)</text:p>
          </table:table-cell>
          <table:table-cell office:value-type="string" calcext:value-type="string">
            <text:p>Aliments distribués non adaptés aux besoins des animaux (excès d’azote soluble, d’amidon fermentescible, …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a ration des mères est-elle suffisante et équilibrée pour obtenir une bonne production laitière ? </text:p>
          </table:table-cell>
          <table:table-cell office:value-type="string" calcext:value-type="string">
            <text:p>Ration des mères pas suffisante ou équilibrée ne permettant pas une bonne production laitiè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Existe-t-il une possibilité d'intoxication alimentaire ? (Cuivre, plantes, médicaments, métaux lourds …)</text:p>
          </table:table-cell>
          <table:table-cell office:value-type="string" calcext:value-type="string">
            <text:p>Possibilités d’intoxication alimen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es agneaux sont-ils victimes d'une attaque parasitaire ? </text:p>
          </table:table-cell>
          <table:table-cell office:value-type="string" calcext:value-type="string">
            <text:p/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es agneaux sont-ils victimes de séquelles de maladies antérieures ? (infection respiratoires, …)</text:p>
          </table:table-cell>
          <table:table-cell office:value-type="string" calcext:value-type="string">
            <text:p>Séquelles de maladies antérieu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transitions alimentaires sont-elles respectées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agnelles ont-elles subies un épisode d'entérotoxémie ? </text:p>
          </table:table-cell>
          <table:table-cell office:value-type="string" calcext:value-type="string">
            <text:p>Épisode d’entérotoxémie sur les agnel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agnelles ont-elles un état corporel suffisant sur toute cette période délicate ? </text:p>
          </table:table-cell>
          <table:table-cell office:value-type="string" calcext:value-type="string">
            <text:p>L’état corporel des agnelles est insuffis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Avez-vous déjà été touché par des morts subites ?</text:p>
          </table:table-cell>
          <table:table-cell office:value-type="string" calcext:value-type="string">
            <text:p>Existence préalable de morts subi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agnelles ont-elles suivies en parasitismes ?</text:p>
          </table:table-cell>
          <table:table-cell office:value-type="string" calcext:value-type="string">
            <text:p>Pas de suivi du parasitisme des agn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Temps consacré aux nouveaux-nés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adoptions sont-elles faciles ? </text:p>
          </table:table-cell>
          <table:table-cell office:value-type="string" calcext:value-type="string">
            <text:p>Adoptions difficil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mamelles des brebis sont-elles facilement accessible pour les agneaux ? (œdème et congestion des mamelles, gros trayons)</text:p>
          </table:table-cell>
          <table:table-cell office:value-type="string" calcext:value-type="string">
            <text:p>Mamelles difficilement accessible pour les agneaux (oedème, congestion, gros trayon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 lieu de mise bas est-il suffisamment confortable pour les nouveaux nés ? Température, humidité, propreté</text:p>
          </table:table-cell>
          <table:table-cell office:value-type="string" calcext:value-type="string">
            <text:p>Les lieux de mise-bas manquent de confort pour les nouveaux-né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Temps consacré aux nouveaux-nés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s agnelages ont-ils été difficiles ?</text:p>
          </table:table-cell>
          <table:table-cell office:value-type="string" calcext:value-type="string">
            <text:p>Agnelages difficil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Des précautions d'hygiène sont-elles prises entre chaque désinfection de cordon ?</text:p>
          </table:table-cell>
          <table:table-cell office:value-type="string" calcext:value-type="string">
            <text:p>Pas de précaution d’hygiène entre deux désinfection de cord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e de la litière en quantité insuff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'hygiène du bâtiment et du matériel est-il suffisant ? (lavage, désinfection, dératisation, désinsectisation, vide sanitaire, )</text:p>
          </table:table-cell>
          <table:table-cell office:value-type="string" calcext:value-type="string">
            <text:p>Manque d’hygiène dans le bâti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 matériel de bouclage est-il bien désinfecté après utilisation ? </text:p>
          </table:table-cell>
          <table:table-cell office:value-type="string" calcext:value-type="string">
            <text:p>Matériel de bouclage mal désinfect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agneaux ont-ils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agneaux ont-ils bien bu ?</text:p>
          </table:table-cell>
          <table:table-cell office:value-type="string" calcext:value-type="string">
            <text:p>Problèmes pour faire téter les agn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cordons sont-ils désinfectés ? </text:p>
          </table:table-cell>
          <table:table-cell office:value-type="string" calcext:value-type="string">
            <text:p>Cordons non désinfect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a solution de désinfection est-elle régulièrement renouvelée ? </text:p>
          </table:table-cell>
          <table:table-cell office:value-type="string" calcext:value-type="string">
            <text:p>Solution de désinfection peu renouvelé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agneaux du même lot sont-ils homogènes ? (âge et poids)</text:p>
          </table:table-cell>
          <table:table-cell office:value-type="string" calcext:value-type="string">
            <text:p>Manque d’homogénéité dans les lots d’agnea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agneaux ont-il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 nombre de cases d'agnelage est-il suffisant pour respecter un temps de présence de 24h ? </text:p>
          </table:table-cell>
          <table:table-cell office:value-type="string" calcext:value-type="string">
            <text:p>Nombre de cases d’agnelage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Y-a-t-il eu introduction d'animaux pouvant déclencher l'ecthyma sur les animaux présents ? </text:p>
          </table:table-cell>
          <table:table-cell office:value-type="string" calcext:value-type="string">
            <text:p>Introduction d’animaux porteurs d’ecthym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Connaissez-vous le statut Border Disease de votre troupeau ? </text:p>
          </table:table-cell>
          <table:table-cell office:value-type="string" calcext:value-type="string">
            <text:p>Statut Border Disease inconn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Observez-vous une résurgence cyclique de l'ecthyma sur les jeunes brebis ? </text:p>
          </table:table-cell>
          <table:table-cell office:value-type="string" calcext:value-type="string">
            <text:p>Résurgence cyclique de l’ecthyma que les jeunes breb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Les rations alimentaires présentent-elles des carences en minéraux et oligo-éléments ?</text:p>
          </table:table-cell>
          <table:table-cell office:value-type="string" calcext:value-type="string">
            <text:p>Carences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'hygiène du logement est-elle suffisante ? </text:p>
          </table:table-cell>
          <table:table-cell office:value-type="string" calcext:value-type="string">
            <text:p>Manque d’hygiène du lo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y-a-t-il présence de case d'infirmerie, isolement des animaux malades ? </text:p>
          </table:table-cell>
          <table:table-cell office:value-type="string" calcext:value-type="string">
            <text:p>Absence d’infirmer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e logement est-il confortable ? Désinfecté ? </text:p>
          </table:table-cell>
          <table:table-cell office:value-type="string" calcext:value-type="string">
            <text:p>Manque de confort dans le lo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a litière est-elle propre et saine ? </text:p>
          </table:table-cell>
          <table:table-cell office:value-type="string" calcext:value-type="string">
            <text:p>Litière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a paille de litière est-elle de bonne qualité, bien conservée ? </text:p>
          </table:table-cell>
          <table:table-cell office:value-type="string" calcext:value-type="string">
            <text:p>Paille de la litière de mauvaise qualit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a surveillance de la prise colostrale est-elle suffisante ? </text:p>
          </table:table-cell>
          <table:table-cell office:value-type="string" calcext:value-type="string">
            <text:p>Surveillance de la prise colostrale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es colostrums et le lait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'alimentation des mères est-elle équilibrée et suffisante ? </text:p>
          </table:table-cell>
          <table:table-cell office:value-type="string" calcext:value-type="string">
            <text:p>Alimentation des mères insuffisante ou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es animaux disposent-ils de sel alimentaire ? </text:p>
          </table:table-cell>
          <table:table-cell office:value-type="string" calcext:value-type="string">
            <text:p>Pas de sel disponible pour les agne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voir parasitisme (surtout coccidiose, +/- strongyloides)</text:p>
          </table:table-cell>
          <table:table-cell office:value-type="string" calcext:value-type="string">
            <text:p>(approfondir la question de la coccidiose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'alimentation des agneaux n'est-elle pas trop acidogène ? </text:p>
          </table:table-cell>
          <table:table-cell office:value-type="string" calcext:value-type="string">
            <text:p>Alimentation des agneaux acidogè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'herbe pâturée n'est-elle pas trop jeune ? (riche et humide)</text:p>
          </table:table-cell>
          <table:table-cell office:value-type="string" calcext:value-type="string">
            <text:p>Herbe pâturée trop je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a transition alimentaire vers le pâturag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a ration est-elle riche en céréales et acidogène ? </text:p>
          </table:table-cell>
          <table:table-cell office:value-type="string" calcext:value-type="string">
            <text:p>Ration trop riche en céréales et acidogè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voir parasitisme (surtout coccidiose, +/- strongyloides)</text:p>
          </table:table-cell>
          <table:table-cell office:value-type="string" calcext:value-type="string">
            <text:p>(approfondir la question de la coccidiose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voir parasitisme </text:p>
          </table:table-cell>
          <table:table-cell office:value-type="string" calcext:value-type="string">
            <text:p>(approfondir la question du parasitisme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 bâtiment connaît-il des variations de températures excessives (métal, béton, climat rude, mauvaise orientation, …) ? </text:p>
          </table:table-cell>
          <table:table-cell office:value-type="string" calcext:value-type="string">
            <text:p>Variation de températures excessi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œdèmes pulmonaires (galega, laurier cerise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 bâtiment connaît-il des variations de températures excessives (métal, béton, climat rude, mauvaise orientation, …) ? </text:p>
          </table:table-cell>
          <table:table-cell office:value-type="string" calcext:value-type="string">
            <text:p>Variation de températures excessi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œdèmes pulmonaires (galega, laurier cerise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Les agneaux ont-ils eu des troubles du cordon ? (Cf ci-dessus)</text:p>
          </table:table-cell>
          <table:table-cell office:value-type="string" calcext:value-type="string">
            <text:p>Infections du cord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Les agneaux ont-ils eu des infections suite au bouclage ou à l'équeutage ? </text:p>
          </table:table-cell>
          <table:table-cell office:value-type="string" calcext:value-type="string">
            <text:p>Infections suite au bouclage ou à l’équeut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Les plaies sont-elles systématiquement désinfectées ? </text:p>
          </table:table-cell>
          <table:table-cell office:value-type="string" calcext:value-type="string">
            <text:p>Plaies non systématiquement désinfecté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Les rations sont-elles suffisamment pourvues en vitamine E et sélénium ? </text:p>
          </table:table-cell>
          <table:table-cell office:value-type="string" calcext:value-type="string">
            <text:p>Manque de vitamine E et de sélén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s brebis sont-elles suffisamment laitières et bien nourries pour couvrir les besoins des agneaux ayant le plus de potentiel ?</text:p>
          </table:table-cell>
          <table:table-cell office:value-type="string" calcext:value-type="string">
            <text:p>Quantité de lait insuffisante pour les gros agne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s prairies pâturées sont-elles trop jeunes et/ou trop riches en azote ? </text:p>
          </table:table-cell>
          <table:table-cell office:value-type="string" calcext:value-type="string">
            <text:p>Prairies pâturées trop jeu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a transition alimentaire est-elle suffisant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'aliment de démarrage est-il adapté ? </text:p>
          </table:table-cell>
          <table:table-cell office:value-type="string" calcext:value-type="string">
            <text:p>Aliment de démarrage inadapt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 contrôle du parasitisme est-il réalisé (coccidiose, ténia et strongles ) ?</text:p>
          </table:table-cell>
          <table:table-cell office:value-type="string" calcext:value-type="string">
            <text:p>Pas de contrôle du parasitis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’infestation parasitaire (coccidiose, cryptosporidiose, ascaridiose,ténia…) est –elle surveillée ?</text:p>
          </table:table-cell>
          <table:table-cell office:value-type="string" calcext:value-type="string">
            <text:p>Par de surveillance de l’infection parasitai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fourrages distribués présentent-ils des bonnes qualités de conservation ? </text:p>
          </table:table-cell>
          <table:table-cell office:value-type="string" calcext:value-type="string">
            <text:p>Fourrages mal conserv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apports minéraux sont-ils suffisants pour couvrir les besoins ? </text:p>
          </table:table-cell>
          <table:table-cell office:value-type="string" calcext:value-type="string">
            <text:p>Apport minéraux insuffisants par rapport aux beso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De l'argile est-elle mise à disposition des agneaux ? </text:p>
          </table:table-cell>
          <table:table-cell office:value-type="string" calcext:value-type="string">
            <text:p>Pas d’argile à disposition des agne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’infestation en coccidiose –t-elle été surveillée ?</text:p>
          </table:table-cell>
          <table:table-cell office:value-type="string" calcext:value-type="string">
            <text:p>Pas de surveillance de la coccidio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agneaux subissent-ils des stress réguliers ? </text:p>
          </table:table-cell>
          <table:table-cell office:value-type="string" calcext:value-type="string">
            <text:p>Stress important sur les agnea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 logement est-il confortable ?</text:p>
          </table:table-cell>
          <table:table-cell office:value-type="string" calcext:value-type="string">
            <text:p>Manque de confort dans le lo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a litière est-elle propre et saine ? </text:p>
          </table:table-cell>
          <table:table-cell office:value-type="string" calcext:value-type="string">
            <text:p>Litière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a paille de litière est-elle de bonne qualité, bien conservée ? </text:p>
          </table:table-cell>
          <table:table-cell office:value-type="string" calcext:value-type="string">
            <text:p>Paille de la litière de mauvaise qualit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apports en cuivre et en soufre sont-ils raisonnés ? </text:p>
          </table:table-cell>
          <table:table-cell office:value-type="string" calcext:value-type="string">
            <text:p>Apports en cuivre et en souffre non raisonn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rations sont-elles équilibrées ? avec une bonne sécurité contre l’acidose ? </text:p>
          </table:table-cell>
          <table:table-cell office:value-type="string" calcext:value-type="string">
            <text:p>Rations déséquilibrées (risque d’acidos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aliments sont sains ? (absence de moisi ou altération)</text:p>
          </table:table-cell>
          <table:table-cell office:value-type="string" calcext:value-type="string">
            <text:p>Aliments moisis ou abîm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apports en éléments minéraux et oligo-éléments sont-ils suffisants ? </text:p>
          </table:table-cell>
          <table:table-cell office:value-type="string" calcext:value-type="string">
            <text:p>Carences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Avez-vous fait des dépistages listéria, méningite, tétanos, botulisme ou autres maladies graves ? (a voir avec votre vétérinaire)</text:p>
          </table:table-cell>
          <table:table-cell office:value-type="string" calcext:value-type="string">
            <text:p>Pas de dépistage des maladies graves (listéria, tétanos, botulisme, etc.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Les agnelles sont-elles atteintes de tiques ? Si oui, voir parasitisme</text:p>
          </table:table-cell>
          <table:table-cell office:value-type="string" calcext:value-type="string">
            <text:p>Problème d’infestation par des tiqu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Les agnelles sont-elles suivies en parasitismes ? </text:p>
          </table:table-cell>
          <table:table-cell office:value-type="string" calcext:value-type="string">
            <text:p>Pas de suivi du parasitisme des agn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 diagnostic de gale a-t-il été posé par un vétérinaire ?</text:p>
          </table:table-cell>
          <table:table-cell office:value-type="string" calcext:value-type="string">
            <text:p>Diagnostic de ga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démangeaisons sont-elles surveillées et traitées si nécessaire ? (Gale)</text:p>
          </table:table-cell>
          <table:table-cell office:value-type="string" calcext:value-type="string">
            <text:p>Démangeaisons ni surveillées ni traité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animaux introduits sont-ils mis en quarantaine et suivis sanitairement avant d'être mélangés au troupeau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ga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teigne ou po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es brebis sont-elles victimes de mycotoxine ou d'intoxication chimique ?</text:p>
          </table:table-cell>
          <table:table-cell office:value-type="string" calcext:value-type="string">
            <text:p>Intoxications chimiques ou par mycotox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'alimentation couvre-t-elle les besoins en Iode, Cuivre, Zinc ?</text:p>
          </table:table-cell>
          <table:table-cell office:value-type="string" calcext:value-type="string">
            <text:p>Carences en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gestion du pâturage permet-elle d'éviter le retour des animaux sur des parcelles infestées ?</text:p>
          </table:table-cell>
          <table:table-cell office:value-type="string" calcext:value-type="string">
            <text:p>Retour du troupeau sur des parcelles infesté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gestion du pâturage permet-elle d'éviter le retour des animaux sur des parcelles infestées ?</text:p>
          </table:table-cell>
          <table:table-cell office:value-type="string" calcext:value-type="string">
            <text:p>Retour du troupeau sur des parcelles infesté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Les animaux ont-ils pâturé des zones humides, notamment par nécessité en période de sécheresse ?</text:p>
          </table:table-cell>
          <table:table-cell office:value-type="string" calcext:value-type="string">
            <text:p>Pâturage sur des zones humides (à cause de la sécheress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Des accès aménagés à des points d’eau propre et potable sont-ils aménagés en quantité suffisante par rapport au nombre d’animaux ? Le débit est-il suffisant tout au long de l’année ?</text:p>
          </table:table-cell>
          <table:table-cell office:value-type="string" calcext:value-type="string">
            <text:p>Problème d’accès à de l’eau propre et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s animaux pâturent-ils sur des zones sèches avec présence des petits escargots xérophiles?</text:p>
          </table:table-cell>
          <table:table-cell office:value-type="string" calcext:value-type="string">
            <text:p>Présence d’escargots xérophi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s animaux consomment-ils des compléments alimentaires posés au sol ? (pierre à sel, etc…)</text:p>
          </table:table-cell>
          <table:table-cell office:value-type="string" calcext:value-type="string">
            <text:p>Consommation au sol des aliments, du sel, des minér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Y-a-t-il un épandage de fumier issus d'animaux malades sur les pâtures ? </text:p>
          </table:table-cell>
          <table:table-cell office:value-type="string" calcext:value-type="string">
            <text:p>Épandage de fumier issu d’animaux infesté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s animaux sont-ils maintenus sur des parcelles présentant un manque d'herbe (sécheresse) ?</text:p>
          </table:table-cell>
          <table:table-cell office:value-type="string" calcext:value-type="string">
            <text:p>Animaux maintenus sur des parcelles présentant un manque d’herb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Historiquement, l'infestation petite douve a déjà été présente ? </text:p>
          </table:table-cell>
          <table:table-cell office:value-type="string" calcext:value-type="string">
            <text:p>Présence historique de petite dou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Infestation suite à un hiver do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'année a-t-elle été particulièrement humide et douce ? </text:p>
          </table:table-cell>
          <table:table-cell office:value-type="string" calcext:value-type="string">
            <text:p>Année particulièrement humide et dou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Y-a-t-il eu des infestations les années précédentes ? </text:p>
          </table:table-cell>
          <table:table-cell office:value-type="string" calcext:value-type="string">
            <text:p>Infestations les années précéde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es animaux jeunes sont-ils protégés des parcelles infestées ? </text:p>
          </table:table-cell>
          <table:table-cell office:value-type="string" calcext:value-type="string">
            <text:p>Les jeunes pâturent sur des parcelles très infesté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a pâture est-elle intégrée dans une alternance fauche-pâture ? Les prairies entrent-elles dans la rotation des cultures ? 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Si oui un lavage eau chaude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Avez-vous mis en place des mesures préventives ? (ex argile à disposition des agneaux )</text:p>
          </table:table-cell>
          <table:table-cell office:value-type="string" calcext:value-type="string">
            <text:p>Pas de mesures préventiv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a zone est-elle infestée par la mouche responsables de myases (Wohlfahrtia, lucilie) ? </text:p>
          </table:table-cell>
          <table:table-cell office:value-type="string" calcext:value-type="string">
            <text:p>Zone infestée par des mouches responsables de myas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e temps consacré à la surveillance des blessures et des myases est-il suffisant ? </text:p>
          </table:table-cell>
          <table:table-cell office:value-type="string" calcext:value-type="string">
            <text:p>Temps consacré à la surveillance des blessures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es arrières trains sont-ils propres ? </text:p>
          </table:table-cell>
          <table:table-cell office:value-type="string" calcext:value-type="string">
            <text:p>Arrière-trains s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agnelles sont-elles orientées vers des parcelles non infectées ? </text:p>
          </table:table-cell>
          <table:table-cell office:value-type="string" calcext:value-type="string">
            <text:p>Pâturage des agnelles sur des parcelles infecté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litières des bergeries sont-elles régulièrement curées ? </text:p>
          </table:table-cell>
          <table:table-cell office:value-type="string" calcext:value-type="string">
            <text:p>La litière n’est pas curée assez souv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a race choisie est-elle particulièrement sensible des pieds ? </text:p>
          </table:table-cell>
          <table:table-cell office:value-type="string" calcext:value-type="string">
            <text:p>Race particulièrement sensible des pied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Avez-vous une politique de réforme concernant les brebis récidivistes ? </text:p>
          </table:table-cell>
          <table:table-cell office:value-type="string" calcext:value-type="string">
            <text:p>Par de politique de réforme des brebis récidivis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La surveillance permet-elle d'intervenir dans des délais courts après apparition des premiers signes de boiteries ? </text:p>
          </table:table-cell>
          <table:table-cell office:value-type="string" calcext:value-type="string">
            <text:p>Interventions trop tardives sur les brebis boiteus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La fréquence des pédiluves est-elle suffisante ? </text:p>
          </table:table-cell>
          <table:table-cell office:value-type="string" calcext:value-type="string">
            <text:p>Pédiluves trop peu fréque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Les doses des produits sont-elles respectées ? </text:p>
          </table:table-cell>
          <table:table-cell office:value-type="string" calcext:value-type="string">
            <text:p>Mauvais respect des doses de produi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La durée du bain est-elle suffisante ?</text:p>
          </table:table-cell>
          <table:table-cell office:value-type="string" calcext:value-type="string">
            <text:p>Durée du bain trop cour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animaux sont-ils suffisamment alimentés sur toutes les périodes de l'année ?</text:p>
          </table:table-cell>
          <table:table-cell office:value-type="string" calcext:value-type="string">
            <text:p>Sous-alimentation à certaines péri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rations sont-elles équilibrées en fonction de leur besoin ? </text:p>
          </table:table-cell>
          <table:table-cell office:value-type="string" calcext:value-type="string">
            <text:p>Rations pas toujours équilibrées en fonction des beso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aliments distribués sont-ils sains et bien conservés ? </text:p>
          </table:table-cell>
          <table:table-cell office:value-type="string" calcext:value-type="string">
            <text:p>Problème de qualité et de conservation des aliments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accès à l'aliment sont-ils suffisants pour tous les animaux en même temps ? </text:p>
          </table:table-cell>
          <table:table-cell office:value-type="string" calcext:value-type="string">
            <text:p>Compétition entre les animaux pour l’accès aux ali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brebis sont-elles parasitées ?</text:p>
          </table:table-cell>
          <table:table-cell office:value-type="string" calcext:value-type="string">
            <text:p>Parasitisme impactant l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conditions de logements sont-elles satisfaisantes ? Densité ?</text:p>
          </table:table-cell>
          <table:table-cell office:value-type="string" calcext:value-type="string">
            <text:p>Problème de logement des animaux, trop forte densit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surfaces de vie sont-elles suffisantes ? </text:p>
          </table:table-cell>
          <table:table-cell office:value-type="string" calcext:value-type="string">
            <text:p>Surfaces de vie insuffis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a ration est-elle équilibrée ? 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a ration est-elle suffisamment fibreuse</text:p>
          </table:table-cell>
          <table:table-cell office:value-type="string" calcext:value-type="string">
            <text:p>Manque de fib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animaux sont-ils parasités ? (cf parasitisme)</text:p>
          </table:table-cell>
          <table:table-cell office:value-type="string" calcext:value-type="string">
            <text:p>Parasitisme impactant l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Les réformes sont-elles subies (sanitaire) ou choisies (sélection) ? </text:p>
          </table:table-cell>
          <table:table-cell office:value-type="string" calcext:value-type="string">
            <text:p>Trop de réformes pour causes sanitaires, pas assez de cho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Quel est l'âge moyen des réformes ? </text:p>
          </table:table-cell>
          <table:table-cell office:value-type="string" calcext:value-type="string">
            <text:p>Age moyen des réformes trop élev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Le troupeau a-t-il des soucis de fertilité ? </text:p>
          </table:table-cell>
          <table:table-cell office:value-type="string" calcext:value-type="string">
            <text:p>Problèmes de fertilité sur le troupea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e troupeau est-il suffisamment renouvelé ? </text:p>
          </table:table-cell>
          <table:table-cell office:value-type="string" calcext:value-type="string">
            <text:p>Manque de renouvellement du troup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es brebis présentent-elles des pathologies infectieuses chroniques ? (respiratoire, mamelle, etc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es brebis présentent-elles des pathologies métaboliques ? (toxémie de gestation, hypomagnésémie, hypocalcémie, cétose, acidose, …)</text:p>
          </table:table-cell>
          <table:table-cell office:value-type="string" calcext:value-type="string">
            <text:p>Pathologies métaboliques (toxémie, hypomagnésémie, hypocalcémie, acidose, …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'état corporel du troupeau est-il satisfaisant toute l'année ? </text:p>
          </table:table-cell>
          <table:table-cell office:value-type="string" calcext:value-type="string">
            <text:p>État corporel problématique à certaines pério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a fréquence de surveillance est-elle suffisante ? (Les brebis sur le dos au quotidien)</text:p>
          </table:table-cell>
          <table:table-cell office:value-type="string" calcext:value-type="string">
            <text:p>Surveillance pas assez fréque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Les brebis sont-elles atteintes de maladies chroniques ? (respiratoires, infectieuses, …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Y-a-t-il eu introduction d'animaux avec achat dernièrement ? </text:p>
          </table:table-cell>
          <table:table-cell office:value-type="string" calcext:value-type="string">
            <text:p>Achats d’animaux récen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Les conditions de logement (hygiène, ventilation, température) sont-elles satisfaisantes ? </text:p>
          </table:table-cell>
          <table:table-cell office:value-type="string" calcext:value-type="string">
            <text:p>Conditions de logements insatisfaisantes (hygiène, ventilation, température, …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Les écarts de températures sont-ils accentués dans la bergerie ? </text:p>
          </table:table-cell>
          <table:table-cell office:value-type="string" calcext:value-type="string">
            <text:p>Ecarts de température trop importants en berger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'état général du troupeau est-il évalué régulièrement ? Si oui, est-il satisfaisant ? </text:p>
          </table:table-cell>
          <table:table-cell office:value-type="string" calcext:value-type="string">
            <text:p>Pas d’évaluation régulière de l’état corpor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es rations sont-elles équilibrées ? 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es durées de transitions alimentaires de 3 semaines sont-elles respectées ? </text:p>
          </table:table-cell>
          <table:table-cell office:value-type="string" calcext:value-type="string">
            <text:p>Mauvaise transition alimen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a rotation des pâtures est-elle respectée ? </text:p>
          </table:table-cell>
          <table:table-cell office:value-type="string" calcext:value-type="string">
            <text:p>Pas de rotation des pâtura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es pâtures présentent-elles des excès d'azote ?</text:p>
          </table:table-cell>
          <table:table-cell office:value-type="string" calcext:value-type="string">
            <text:p>Excès d’azote dans les pâ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’infestation parasitaire du troupeau est-elle surveillée et fait elle l’objet d’une gestion raisonnée à l’échelle du troupeau ?</text:p>
          </table:table-cell>
          <table:table-cell office:value-type="string" calcext:value-type="string">
            <text:p>Pas de surveillance et de gestion raisonnée du parasitis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s rations des jeunes sont-elles suffisamment équilibrées ? </text:p>
          </table:table-cell>
          <table:table-cell office:value-type="string" calcext:value-type="string">
            <text:p>Rations des jeunes déséquilibré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 sevrage des jeunes se passe-t-il sans difficulté ? </text:p>
          </table:table-cell>
          <table:table-cell office:value-type="string" calcext:value-type="string">
            <text:p>Problèmes lors du sevrage des jeu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s jeunes sont-ils surveillés sur le plan du parasitisme ? (cf parasitisme)</text:p>
          </table:table-cell>
          <table:table-cell office:value-type="string" calcext:value-type="string">
            <text:p>Pas de surveillance du parasitisme des jeu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s jeunes sont-ils atteints ou ont-ils été atteints de maladies ? (cf santé des jeunes)</text:p>
          </table:table-cell>
          <table:table-cell office:value-type="string" calcext:value-type="string">
            <text:p>Maladies chez les jeu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Les rations sont-elles équilibrées et suffisantes ? </text:p>
          </table:table-cell>
          <table:table-cell office:value-type="string" calcext:value-type="string">
            <text:p>Rations déséquilibrées et/ou insuffis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Les aliments du commerce ont-ils des formulations adaptées aux ovins ?</text:p>
          </table:table-cell>
          <table:table-cell office:value-type="string" calcext:value-type="string">
            <text:p>Aliments du commerce non adapté aux ov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Votre vétérinaire est-il informé de la présence de troubles nerveux sur votre cheptel ? (C’est obligatoire)</text:p>
          </table:table-cell>
          <table:table-cell office:value-type="string" calcext:value-type="string">
            <text:p>Pas de déclaration des troubles nerveux au vétérinai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s maladies de type Tremblante, Listériose, Tétanos, Botulisme, sont-elles surveillées ? </text:p>
          </table:table-cell>
          <table:table-cell office:value-type="string" calcext:value-type="string">
            <text:p>Pas de surveillance des maladies type tremblante, listériose, tétanos, botulis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 troupeau est-il régulièrement déparasité contre les parasites internes et externes? (Oestrose avancée, Cénurose cérébro-spinale) </text:p>
          </table:table-cell>
          <table:table-cell office:value-type="string" calcext:value-type="string">
            <text:p>Présence de cœnures ou d’œst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 troupeau est-il carencé en minéraux, oligo-éléments et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 vétérinaire a-t-il diagnostiqué la nécrose du cortex ? </text:p>
          </table:table-cell>
          <table:table-cell office:value-type="string" calcext:value-type="string">
            <text:p>Diagnostic de nécrose du corte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Existe-t-il des risques d'intoxication par le sel, plomb, azote non protéique, intoxication végétales sur l'exploitation ? </text:p>
          </table:table-cell>
          <table:table-cell office:value-type="string" calcext:value-type="string">
            <text:p>Intoxications possibles : plomb, azote non protéique, plantes tox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reprise d'état corporel des agnelles est-il suffisant à la mise en lutte ? </text:p>
          </table:table-cell>
          <table:table-cell office:value-type="string" calcext:value-type="string">
            <text:p>Reprise d’état corporel des agnelle à la lutte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mise en lutte n'est-elle pas trop précoce par rapport à l'âge et au poids des agnelles ?</text:p>
          </table:table-cell>
          <table:table-cell office:value-type="string" calcext:value-type="string">
            <text:p>Mise en lutte trop précoce par rapport à l’âge ou au poi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 taux de renouvellement du troupeau est-il suffisant ?</text:p>
          </table:table-cell>
          <table:table-cell office:value-type="string" calcext:value-type="string">
            <text:p>Taux de renouvellement du troupeau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 critère "fertilité des mères" est-il un axe de choix des agnelles de renouvellement ? </text:p>
          </table:table-cell>
          <table:table-cell office:value-type="string" calcext:value-type="string">
            <text:p>Pas de choix des agnelles en fonction de la fertilité des mè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’infestation parasitaire des agnelles est-elle surveillée pendant leur croissance?</text:p>
          </table:table-cell>
          <table:table-cell office:value-type="string" calcext:value-type="string">
            <text:p>Pas de surveillance de l’infestation parasitaire des agn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s antenaises sont-elles atteintes de maladies abortives ? </text:p>
          </table:table-cell>
          <table:table-cell office:value-type="string" calcext:value-type="string">
            <text:p>Maladies abortives chez les antenais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 nombre de béliers est-il en adéquation avec le nombre de brebis ?  </text:p>
          </table:table-cell>
          <table:table-cell office:value-type="string" calcext:value-type="string">
            <text:p>Béliers en nombre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'alimentation des agnelles leur permet-elle de bonne croissance ?</text:p>
          </table:table-cell>
          <table:table-cell office:value-type="string" calcext:value-type="string">
            <text:p>Alimentation des agnelles ne permettant pas une croissance 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'état corporel des brebis est-il suffisant à la mise en lutte ? </text:p>
          </table:table-cell>
          <table:table-cell office:value-type="string" calcext:value-type="string">
            <text:p>État corporel des brebis insuffisant à la mise à la l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ration est-elle suffisamment riche pour permettre la reprise d'état ? </text:p>
          </table:table-cell>
          <table:table-cell office:value-type="string" calcext:value-type="string">
            <text:p>Ration trop pauvre pour permettre une reprise d’é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es brebis ne sont-elles pas trop âgées ?</text:p>
          </table:table-cell>
          <table:table-cell office:value-type="string" calcext:value-type="string">
            <text:p>Brebis trop âg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e nombre de béliers est-il en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’infestation parasitaire est-elle pénalisante pour les brebis ?</text:p>
          </table:table-cell>
          <table:table-cell office:value-type="string" calcext:value-type="string">
            <text:p>Parasitisme impactant l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brebis sont-elles trop maigres à l'agnelage ? </text:p>
          </table:table-cell>
          <table:table-cell office:value-type="string" calcext:value-type="string">
            <text:p>Brebis trop maigres à l’agne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brebis sont-elles trop grasses à l'agnelage ?</text:p>
          </table:table-cell>
          <table:table-cell office:value-type="string" calcext:value-type="string">
            <text:p>Brebis trop grasses à l’agne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La ration n’est pas adaptée aux beso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distribuée correspond-elle à la ration calculée ? </text:p>
          </table:table-cell>
          <table:table-cell office:value-type="string" calcext:value-type="string">
            <text:p>La ration distribuée diffère de la ration calcul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La ration n’est pas adaptée aux beso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est-elle adaptée à la prolificité du troupeau ? </text:p>
          </table:table-cell>
          <table:table-cell office:value-type="string" calcext:value-type="string">
            <text:p>la ration n’est pas adaptée à la prolificité du troup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brebis peu productives, fatiguées sur le cycle précédent ont-elles été réformées ?</text:p>
          </table:table-cell>
          <table:table-cell office:value-type="string" calcext:value-type="string">
            <text:p>Pas de réforme des brebis peu productives ou fatigu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 troupeau a-t-il subit un stress intense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a ration est-elle trop encombrante ? </text:p>
          </table:table-cell>
          <table:table-cell office:value-type="string" calcext:value-type="string">
            <text:p>Ration trop encombr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es râteliers sont-ils trop haut pour les gestantes ? </text:p>
          </table:table-cell>
          <table:table-cell office:value-type="string" calcext:value-type="string">
            <text:p>Râteliers trop hauts pour les gest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a marche d'accès à l'auge est-elle trop haute ? </text:p>
          </table:table-cell>
          <table:table-cell office:value-type="string" calcext:value-type="string">
            <text:p>Marche d’accès à l’auge trop ha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es brebis récidivantes de la campagne passée ont-elles été réformées ?</text:p>
          </table:table-cell>
          <table:table-cell office:value-type="string" calcext:value-type="string">
            <text:p>Les brebis récidivantes de la campagne passée n’ont pas été réform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e taux de prolificité est-il trop élevé ? </text:p>
          </table:table-cell>
          <table:table-cell office:value-type="string" calcext:value-type="string">
            <text:p>Taux de prolificité trop élevé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Est-ce que la facilité de naissance fait partie des critères de choix des béliers ? </text:p>
          </table:table-cell>
          <table:table-cell office:value-type="string" calcext:value-type="string">
            <text:p>Béliers non choisis en fonction du critère « facilité à la naissance »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e choix des réformes est-il basé sur la difficulté de mise-bas ? </text:p>
          </table:table-cell>
          <table:table-cell office:value-type="string" calcext:value-type="string">
            <text:p>Pas de choix des réformes en fonction des difficultés de mise-b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a ration de fin de gestation est-elle adaptée au stade ? </text:p>
          </table:table-cell>
          <table:table-cell office:value-type="string" calcext:value-type="string">
            <text:p>La ration de fin de gestation n’est pas adapt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es brebis sont-elles suffisamment en état ? Trop en état ?</text:p>
          </table:table-cell>
          <table:table-cell office:value-type="string" calcext:value-type="string">
            <text:p>Brebis trop maigres ou trop grasses à l’agne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 troupeau présente-t-il un défaut d'état général ? et reprise d’état à la lutte ?</text:p>
          </table:table-cell>
          <table:table-cell office:value-type="string" calcext:value-type="string">
            <text:p>Manque d’état du troupeau, par de reprise avant la l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 troupeau présente-t-il des carences en minéraux ou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s femelles sont-elles suivies sur les aspects parasitismes ? </text:p>
          </table:table-cell>
          <table:table-cell office:value-type="string" calcext:value-type="string">
            <text:p>Pas de suivi du parasitisme sur l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a politique de réforme/renouvellement est-elle adaptée aux objectifs de prolificité ? </text:p>
          </table:table-cell>
          <table:table-cell office:value-type="string" calcext:value-type="string">
            <text:p>Politique de réforme non adaptée aux objectifs de prolificité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 troupeau a-t-il des antécédents sanitaires importants ? </text:p>
          </table:table-cell>
          <table:table-cell office:value-type="string" calcext:value-type="string">
            <text:p>Antécédents sanitaires importan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e nombre de béliers est-il en adéquation avec le nombre de brebis ? </text:p>
          </table:table-cell>
          <table:table-cell office:value-type="string" calcext:value-type="string">
            <text:p>Béliers en nombre insuffis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a non stér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machine à traire est-elle contrôlée et réglée une fois par an ?</text:p>
          </table:table-cell>
          <table:table-cell office:value-type="string" calcext:value-type="string">
            <text:p>La machine à traire n’a pas été contrôlée ni réglée depuis plus d’1 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Faites-vous vérifier le décrochage de votre machine à traire ?</text:p>
          </table:table-cell>
          <table:table-cell office:value-type="string" calcext:value-type="string">
            <text:p>Décrochage non vérifi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machine à traire est-elle nettoyée quotidiennement avec des produits appropriés ?</text:p>
          </table:table-cell>
          <table:table-cell office:value-type="string" calcext:value-type="string">
            <text:p>machine à traire non lavée quotidiennement avec des produits appropri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concentration des produits actifs de nettoyage est-elle suffisante ?</text:p>
          </table:table-cell>
          <table:table-cell office:value-type="string" calcext:value-type="string">
            <text:p>Concentration insuffisante des produits de nettoy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 temps de lavage (contact des agents actifs) est-il respecté ?</text:p>
          </table:table-cell>
          <table:table-cell office:value-type="string" calcext:value-type="string">
            <text:p>Temps de lavage trop cou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température de lavage est-elle vérifiée et suffisante ?</text:p>
          </table:table-cell>
          <table:table-cell office:value-type="string" calcext:value-type="string">
            <text:p>Température de lavage non vérifiée ou insuffisa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Tous les postes de traite sont-ils lavés équitablement ?</text:p>
          </table:table-cell>
          <table:table-cell office:value-type="string" calcext:value-type="string">
            <text:p>Certes postes de traite sont moins bien lav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entrées d'air durant la traite sont-elles limitées ?</text:p>
          </table:table-cell>
          <table:table-cell office:value-type="string" calcext:value-type="string">
            <text:p>Entrées d’air fréque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Êtes-vous vigilant sur la sous-traite et la sur-traite ?</text:p>
          </table:table-cell>
          <table:table-cell office:value-type="string" calcext:value-type="string">
            <text:p>Tendance à la sous-traite ou à la sur-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Observez-vous des chutes de faisceaux durant la traite ?</text:p>
          </table:table-cell>
          <table:table-cell office:value-type="string" calcext:value-type="string">
            <text:p>Chutes de faisceaux pendant la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Observez-vous de l'humidité sur les trayons en fin de traite ?</text:p>
          </table:table-cell>
          <table:table-cell office:value-type="string" calcext:value-type="string">
            <text:p>Trayons humides en fin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Pratiquez-vous un tri des brebis pour la traite ?</text:p>
          </table:table-cell>
          <table:table-cell office:value-type="string" calcext:value-type="string">
            <text:p>Pas de tri des brebis pour l’ordre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Pratiquez-vous de la pulvérisation post-traite ? (produit, dose, qualité de la pulvérisation…)</text:p>
          </table:table-cell>
          <table:table-cell office:value-type="string" calcext:value-type="string">
            <text:p>Pas de pulvérisation en post-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Pratiquez-vous le premier jet pour la détection des mammites ? La palpation ?</text:p>
          </table:table-cell>
          <table:table-cell office:value-type="string" calcext:value-type="string">
            <text:p>Pas d’observation des premiers je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Êtes-vous équipés du test CMT ?</text:p>
          </table:table-cell>
          <table:table-cell office:value-type="string" calcext:value-type="string">
            <text:p>Pas de matériel pour les CM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Faites-vous faire des analyses pour CCI ?</text:p>
          </table:table-cell>
          <table:table-cell office:value-type="string" calcext:value-type="string">
            <text:p>Pas de comptages cellulaires individuel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Y-a-t-il présence d’abcès, de boutons, d’ecthyma</text:p>
          </table:table-cell>
          <table:table-cell office:value-type="string" calcext:value-type="string">
            <text:p>Présence de boutons, abcès, ecthyma sur les mamel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brebis sont-elles contrôlées sur la présence d'abcès, de boutons, d'ecthyma ?</text:p>
          </table:table-cell>
          <table:table-cell office:value-type="string" calcext:value-type="string">
            <text:p>Pas de contrôle des mamelles sur les abcès, boutons, ecthym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trayons sont-ils surveillés et entretenus ?</text:p>
          </table:table-cell>
          <table:table-cell office:value-type="string" calcext:value-type="string">
            <text:p>Trayons ni surveillés ni entretenus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brebis à mammites sont-elles réformées ?</text:p>
          </table:table-cell>
          <table:table-cell office:value-type="string" calcext:value-type="string">
            <text:p>Les brebis à mammite ne sont pas réform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ration est-elle équilibrée en azote et en énergie ?</text:p>
          </table:table-cell>
          <table:table-cell office:value-type="string" calcext:value-type="string">
            <text:p>Ration déséquilibrée en azote et/ou en éner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'augmentation de la ration est-elle progressive en début de lactation?</text:p>
          </table:table-cell>
          <table:table-cell office:value-type="string" calcext:value-type="string">
            <text:p>Augmentation trop brutale de la ration en début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ration est-elle suffisamment fibreuse et non acidogène ?</text:p>
          </table:table-cell>
          <table:table-cell office:value-type="string" calcext:value-type="string">
            <text:p>Ration acidogè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ration est-elle équilibrée en minéraux, oligo-éléments et vitamines ?</text:p>
          </table:table-cell>
          <table:table-cell office:value-type="string" calcext:value-type="string">
            <text:p>Ration carencée en minéraux, oligo-éléments et vita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fourrages sont-ils de qualité et sains ?</text:p>
          </table:table-cell>
          <table:table-cell office:value-type="string" calcext:value-type="string">
            <text:p>Fourrages de mauvaise qualit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machine à traire est-elle contrôlée et réglée une fois par an ?</text:p>
          </table:table-cell>
          <table:table-cell office:value-type="string" calcext:value-type="string">
            <text:p>La machine à traire n’a pas été contrôlée ni réglée depuis plus d’1 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Faites-vous vérifier le décrochage de votre MAT ?</text:p>
          </table:table-cell>
          <table:table-cell office:value-type="string" calcext:value-type="string">
            <text:p>Décrochage non vérifi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MAT est-elle nettoyée quotidiennement avec des produits appropriés ?</text:p>
          </table:table-cell>
          <table:table-cell office:value-type="string" calcext:value-type="string">
            <text:p>MAT non lavée quotidiennement avec des produits appropri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concentration des produits actifs de nettoyage est-elle suffisante ?</text:p>
          </table:table-cell>
          <table:table-cell office:value-type="string" calcext:value-type="string">
            <text:p>Concentration insuffisante des produits de nettoy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 temps de lavage (contact des agents actifs) est-il respecté ?</text:p>
          </table:table-cell>
          <table:table-cell office:value-type="string" calcext:value-type="string">
            <text:p>Temps de lavage trop cou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température de lavage est-elle vérifiée et suffisante ?</text:p>
          </table:table-cell>
          <table:table-cell office:value-type="string" calcext:value-type="string">
            <text:p>Température de lavage non vérifiée ou insuffisa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Tous les postes de traite sont-ils lavés équitablement ?</text:p>
          </table:table-cell>
          <table:table-cell office:value-type="string" calcext:value-type="string">
            <text:p>Certes postes de traite sont moins bien lav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entrées d'air durant la traite sont-elles limitées ?</text:p>
          </table:table-cell>
          <table:table-cell office:value-type="string" calcext:value-type="string">
            <text:p>Entrées d’air fréque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Êtes-vous vigilant sur la sous-traite et la sur-traite ?</text:p>
          </table:table-cell>
          <table:table-cell office:value-type="string" calcext:value-type="string">
            <text:p>Tendance à la sous-traite ou à la sur-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Observez-vous des chutes de faisceaux durant la traite ?</text:p>
          </table:table-cell>
          <table:table-cell office:value-type="string" calcext:value-type="string">
            <text:p>Chutes de faisceaux pendant la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Observez-vous de l'humidité sur les trayons en fin de traite ?</text:p>
          </table:table-cell>
          <table:table-cell office:value-type="string" calcext:value-type="string">
            <text:p>Trayons humides en fin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Pratiquez-vous un tri des brebis pour la traite ?</text:p>
          </table:table-cell>
          <table:table-cell office:value-type="string" calcext:value-type="string">
            <text:p>Pas de tri des brebis pour l’ordre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Pratiquez-vous de la pulvérisation post-traite ? (produit, dose, qualité de la pulvérisation…)</text:p>
          </table:table-cell>
          <table:table-cell office:value-type="string" calcext:value-type="string">
            <text:p>Pas de pulvérisation en post-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Pratiquez-vous le premier jet pour la détection des mammites ? La palpation ?</text:p>
          </table:table-cell>
          <table:table-cell office:value-type="string" calcext:value-type="string">
            <text:p>Pas d’observation des premiers je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Êtes-vous équipés du test CMT ?</text:p>
          </table:table-cell>
          <table:table-cell office:value-type="string" calcext:value-type="string">
            <text:p>Pas de matériel pour les CM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Faites-vous faire des analyses pour CCI ?</text:p>
          </table:table-cell>
          <table:table-cell office:value-type="string" calcext:value-type="string">
            <text:p>Pas de comptages cellulaires individuel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Y-a-t-il présence d’abcès, de boutons, d’ecthyma</text:p>
          </table:table-cell>
          <table:table-cell office:value-type="string" calcext:value-type="string">
            <text:p>Présence de boutons, abcès, ecthyma sur les mamel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brebis sont-elles contrôlées sur la présence d'abcès, de boutons, d'ecthyma ?</text:p>
          </table:table-cell>
          <table:table-cell office:value-type="string" calcext:value-type="string">
            <text:p>Pas de contrôle des mamelles sur les abcès, boutons, ecthym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trayons sont-ils surveillés et entretenus ?</text:p>
          </table:table-cell>
          <table:table-cell office:value-type="string" calcext:value-type="string">
            <text:p>Trayons ni surveillés ni entretenus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brebis à mammites sont-elles réformées ?</text:p>
          </table:table-cell>
          <table:table-cell office:value-type="string" calcext:value-type="string">
            <text:p>Les brebis à mammite ne sont pas réform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ration est-elle équilibrée en azote et en énergie ?</text:p>
          </table:table-cell>
          <table:table-cell office:value-type="string" calcext:value-type="string">
            <text:p>Ration déséquilibrée en azote et/ou en éner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'augmentation de la ration est-elle progressive en début de lactation?</text:p>
          </table:table-cell>
          <table:table-cell office:value-type="string" calcext:value-type="string">
            <text:p>Augmentation trop brutale de la ration en début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ration est-elle suffisamment fibreuse et non acidogène ?</text:p>
          </table:table-cell>
          <table:table-cell office:value-type="string" calcext:value-type="string">
            <text:p>Ration acidogè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ration est-elle équilibrée en minéraux, oligo-éléments et vitamines ?</text:p>
          </table:table-cell>
          <table:table-cell office:value-type="string" calcext:value-type="string">
            <text:p>Ration carencée en minéraux, oligo-éléments et vita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fourrages sont-ils de qualité et sains ?</text:p>
          </table:table-cell>
          <table:table-cell office:value-type="string" calcext:value-type="string">
            <text:p>Fourrages de mauvaise qualit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Pratiquez-vous l'autocontrôle ou résultats laiterie ? </text:p>
          </table:table-cell>
          <table:table-cell office:value-type="string" calcext:value-type="string">
            <text:p>Pas d’autocontrôle ni d’analyse de laiter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Avez-vous mis en place une stratégie de décontamination ?</text:p>
          </table:table-cell>
          <table:table-cell office:value-type="string" calcext:value-type="string">
            <text:p>Pas de stratégie de décontamin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'eau de lavage est-elle potable ?</text:p>
          </table:table-cell>
          <table:table-cell office:value-type="string" calcext:value-type="string">
            <text:p>L’eau de lavage n’est pas pota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dentifiez-vous une ou plusieurs brebis porteuses ? Vous les triez ?</text:p>
          </table:table-cell>
          <table:table-cell office:value-type="string" calcext:value-type="string">
            <text:p>Pas d’identification ni de tri des brebis porteus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Constituez-vous des lots de traite ?</text:p>
          </table:table-cell>
          <table:table-cell office:value-type="string" calcext:value-type="string">
            <text:p>Pas de lots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Jetez-vous les refus d'auge dans les litières ?</text:p>
          </table:table-cell>
          <table:table-cell office:value-type="string" calcext:value-type="string">
            <text:p>Refus d’auge jetés dans la litiè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es aliments sont-ils sains et bien stockés/conservés ?</text:p>
          </table:table-cell>
          <table:table-cell office:value-type="string" calcext:value-type="string">
            <text:p>Présence d’aliments moi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Avez-vous un plan de lutte contre les rats ? Arrière-voussure la présence d’oiseaux dans les bâtiments ?</text:p>
          </table:table-cell>
          <table:table-cell office:value-type="string" calcext:value-type="string">
            <text:p>Présence de rats et d’oiseaux dans les bâtime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Etes-vous attentif à la propreté des brebis ? (grille de propreté)</text:p>
          </table:table-cell>
          <table:table-cell office:value-type="string" calcext:value-type="string">
            <text:p>Brebis s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Etes-vous attentif à la présence de terre dans les fourrages ?</text:p>
          </table:table-cell>
          <table:table-cell office:value-type="string" calcext:value-type="string">
            <text:p>Présence de terre dans les fourra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Les aliments sont-ils sains et bien stockés/conservés ?</text:p>
          </table:table-cell>
          <table:table-cell office:value-type="string" calcext:value-type="string">
            <text:p>Présence d’aliments moi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Jetez-vous les refus d'auge dans les litières ?</text:p>
          </table:table-cell>
          <table:table-cell office:value-type="string" calcext:value-type="string">
            <text:p>Refus d’auge jetés dans la litiè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Respectez-vous les hauteurs de fauche minimum de 7 cm ?</text:p>
          </table:table-cell>
          <table:table-cell office:value-type="string" calcext:value-type="string">
            <text:p>Fauche trop basse (&lt; 7cm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Etes-vous attentif à la remontée de terre à la récolte (hauteur de coupe, taupinière, résidus de fumier si épandage) ?</text:p>
          </table:table-cell>
          <table:table-cell office:value-type="string" calcext:value-type="string">
            <text:p>Pas de surveillance de la remontée de terre à la récol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'eau de lavage est-elle potable ?</text:p>
          </table:table-cell>
          <table:table-cell office:value-type="string" calcext:value-type="string">
            <text:p>L’eau de lavage n’est pas pota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Y-a-t-il de l'eau résiduelle dans la MAT ?</text:p>
          </table:table-cell>
          <table:table-cell office:value-type="string" calcext:value-type="string">
            <text:p>Présence d’eau résiduelle dans la machine à trai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Etes-vous attentif à la propreté des brebis ? (grille de propreté)</text:p>
          </table:table-cell>
          <table:table-cell office:value-type="string" calcext:value-type="string">
            <text:p>Brebis s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Ensemencez-vous la litière avec des ferments non pathogènes et porteurs de vie?</text:p>
          </table:table-cell>
          <table:table-cell office:value-type="string" calcext:value-type="string">
            <text:p>Pas d’ensemencement des litières avec des bactéries lact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La ration des brebis en fin de gestation est-elle équilibrée et suffisante par rapport aux besoins ? </text:p>
          </table:table-cell>
          <table:table-cell office:value-type="string" calcext:value-type="string">
            <text:p>Ration de fin de gestation déséquilibrée ou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Carences en minéraux, oligo-éléments et vitam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Les brebis ont-elles suffisamment d'état à la mise-bas ? </text:p>
          </table:table-cell>
          <table:table-cell office:value-type="string" calcext:value-type="string">
            <text:p>Brebis trop maigres à l’agne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'état corporel des brebis à la mise-bas est-il suffisant ? </text:p>
          </table:table-cell>
          <table:table-cell office:value-type="string" calcext:value-type="string">
            <text:p>Brebis trop maigres à l’agne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a ration des brebis en fin de gestation est-elle adaptée ? </text:p>
          </table:table-cell>
          <table:table-cell office:value-type="string" calcext:value-type="string">
            <text:p>Ration de fin de gestation déséquilibrée ou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Mes agneaux boivent-ils bien un bon colostrum, et en quantité suffisante (attention à chacun dans une portée multiple !) ?</text:p>
          </table:table-cell>
          <table:table-cell office:value-type="string" calcext:value-type="string">
            <text:p>Colostrums de qualité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Mes brebis adoptent-elles bien leur(s) agneau(x) ?</text:p>
          </table:table-cell>
          <table:table-cell office:value-type="string" calcext:value-type="string">
            <text:p>Adoption difficile des brebis par les agneau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s cases d'agnelage sont-elles dans un bon état de propreté et d'hygiène ? avancement des cases dans la bergerie ?</text:p>
          </table:table-cell>
          <table:table-cell office:value-type="string" calcext:value-type="string">
            <text:p>Manque de propreté des cases d’agnel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s nombrils sont-ils désinfectés ? </text:p>
          </table:table-cell>
          <table:table-cell office:value-type="string" calcext:value-type="string">
            <text:p>Pas de désinfection des nombri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’ambiance du bâtiment (température, humidité, condensation, murs froids) est-elle confortable pour des agneaux ?</text:p>
          </table:table-cell>
          <table:table-cell office:value-type="string" calcext:value-type="string">
            <text:p>Ambiance du bâtiment inconfortable pour les agne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 choix des reproducteurs est-il adapté ? </text:p>
          </table:table-cell>
          <table:table-cell office:value-type="string" calcext:value-type="string">
            <text:p>Choix des reproducteurs inadapté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'âge moyen des brebis n'est-il pas trop élevé ? </text:p>
          </table:table-cell>
          <table:table-cell office:value-type="string" calcext:value-type="string">
            <text:p>Age moyen des brebis trop élev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'état corporel des brebis à la mise-bas est-il suffisant ? </text:p>
          </table:table-cell>
          <table:table-cell office:value-type="string" calcext:value-type="string">
            <text:p>État corporel des brebis insuffisante à la mise-b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a ration des brebis en fin de gestation est-elle adaptée ? </text:p>
          </table:table-cell>
          <table:table-cell office:value-type="string" calcext:value-type="string">
            <text:p>Ration non adaptée à la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Mes agneaux boivent-ils bien un bon colostrum, et en quantité suffisante (attention à chacun dans une portée multiple !) ?</text:p>
          </table:table-cell>
          <table:table-cell office:value-type="string" calcext:value-type="string">
            <text:p>Buvée de colostrum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Mes brebis adoptent-elles bien leur(s) agneau(x) ?</text:p>
          </table:table-cell>
          <table:table-cell office:value-type="string" calcext:value-type="string">
            <text:p>Adoption difficile des brebis par les agneau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s cases d'agnelage sont-elles dans un bon état de propreté et d'hygiène ? avancement des cases dans la bergerie ?</text:p>
          </table:table-cell>
          <table:table-cell office:value-type="string" calcext:value-type="string">
            <text:p>Manque de propreté des cases d’agnel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s nombrils sont-ils désinfectés ? </text:p>
          </table:table-cell>
          <table:table-cell office:value-type="string" calcext:value-type="string">
            <text:p>Pas de désinfection des nombri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’ambiance du bâtiment (température, humidité, condensation, murs froids) est-elle confortable pour des agneaux ?</text:p>
          </table:table-cell>
          <table:table-cell office:value-type="string" calcext:value-type="string">
            <text:p>Ambiance du bâtiment inconfortable pour les agne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 choix des reproducteurs est-il adapté ? </text:p>
          </table:table-cell>
          <table:table-cell office:value-type="string" calcext:value-type="string">
            <text:p>Choix des reproducteurs inadapté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'âge moyen des brebis n'est-il pas trop élevé ? </text:p>
          </table:table-cell>
          <table:table-cell office:value-type="string" calcext:value-type="string">
            <text:p>Age moyen des brebis trop élev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'hygiène et la désinfection est-elle respectée lors des différentes interventions : bouclage, équeutage ? </text:p>
          </table:table-cell>
          <table:table-cell office:value-type="string" calcext:value-type="string">
            <text:p>Manque d’hygiène dans la pose des boucle, l’équeutage,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a ration des brebis est-elle bien équilibrée pour produire un lait équilibré et digeste ?</text:p>
          </table:table-cell>
          <table:table-cell office:value-type="string" calcext:value-type="string">
            <text:p>Ration non adaptée à la production d’un lait équilibré et dig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Ces mortalités semblent-elles être plutôt d’origine digestive, respiratoire ou autre ?</text:p>
          </table:table-cell>
          <table:table-cell office:value-type="string" calcext:value-type="string">
            <text:p>Excès d’azote soluble ou d’amidon fermentescible dans l’ali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es transitions alimentaires sont-elles suffisamment longues ? </text:p>
          </table:table-cell>
          <table:table-cell office:value-type="string" calcext:value-type="string">
            <text:p>Transitions alimentaires trop cou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'aliment distribué est-il adapté aux besoins des animaux ? (excès d'azote soluble, amidon fermentescible, manque de cellulose)</text:p>
          </table:table-cell>
          <table:table-cell office:value-type="string" calcext:value-type="string">
            <text:p>Aliments distribués non adaptés aux besoins des animaux (excès d’azote soluble, d’amidon fermentescible, …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a ration des mères est-elle suffisante et équilibrée pour obtenir une bonne production laitière ? </text:p>
          </table:table-cell>
          <table:table-cell office:value-type="string" calcext:value-type="string">
            <text:p>Ration des mères ne permettant pas une bonne production laitiè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Existe-t-il une possibilité d'intoxication alimentaire ? (Cuivre, plantes, médicaments, métaux lourds …)</text:p>
          </table:table-cell>
          <table:table-cell office:value-type="string" calcext:value-type="string">
            <text:p>Possibilités d’intoxication alimen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es agneaux sont-ils victimes d'une attaque parasitair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es agneaux sont-ils victimes de séquelles de maladies antérieures ? (pica, infection, problèmes respiratoires, …)</text:p>
          </table:table-cell>
          <table:table-cell office:value-type="string" calcext:value-type="string">
            <text:p>Épisode antérieur d’entérotoxémie sur les agnel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Les transitions alimentaires sont-elles respectées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Les agnelles ont-elles subies un épisode d'entérotoxémie ? </text:p>
          </table:table-cell>
          <table:table-cell office:value-type="string" calcext:value-type="string">
            <text:p>Épisode d’entérotoxémie sur les agnel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Les agnelles ont-elles un état corporel suffisant sur toute cette période délicate ? </text:p>
          </table:table-cell>
          <table:table-cell office:value-type="string" calcext:value-type="string">
            <text:p>L’état corporel des agnelles est insuffis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Avez-vous déjà été touché par des morts subites ?</text:p>
          </table:table-cell>
          <table:table-cell office:value-type="string" calcext:value-type="string">
            <text:p>Existence préalable de morts subi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Sont-elles suivies en parasitismes ?</text:p>
          </table:table-cell>
          <table:table-cell office:value-type="string" calcext:value-type="string">
            <text:p>Choix de bélier et alimentation des mères entraînant des agneaux chétifs à la naissan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adoptions sont-elles faciles ? </text:p>
          </table:table-cell>
          <table:table-cell office:value-type="string" calcext:value-type="string">
            <text:p>Adoptions diffici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mamelles des brebis sont-elles facilement accessible pour les agneaux ? (œdème et congestion des mamelles, gros trayons)</text:p>
          </table:table-cell>
          <table:table-cell office:value-type="string" calcext:value-type="string">
            <text:p>Mamelles difficilement accessible pour les agneaux (oedème, congestion, gros trayon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 lieu de mise bas est-il suffisamment confortable pour les nouveaux nés ? Température, humidité, propreté</text:p>
          </table:table-cell>
          <table:table-cell office:value-type="string" calcext:value-type="string">
            <text:p>Les lieux de mise-bas manquent de confort pour les nouveaux-né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s agnelages ont-ils été difficiles ?</text:p>
          </table:table-cell>
          <table:table-cell office:value-type="string" calcext:value-type="string">
            <text:p>Agnelages difficil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Des précautions d'hygiène sont-elles prises entre chaque désinfection de cordon ?</text:p>
          </table:table-cell>
          <table:table-cell office:value-type="string" calcext:value-type="string">
            <text:p>Pas de précaution d’hygiène entre deux désinfection de cord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'hygiène du bâtiment et du matériel est-il suffisant ? (lavage, désinfection, dératisation, vide sanitaire, )</text:p>
          </table:table-cell>
          <table:table-cell office:value-type="string" calcext:value-type="string">
            <text:p>Manque d’hygiène dans le bâti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 matériel de bouclage est-il bien désinfecté après utilisation ? </text:p>
          </table:table-cell>
          <table:table-cell office:value-type="string" calcext:value-type="string">
            <text:p>Matériel de bouclage mal désinfect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Un ensemencement des litières avec des bactéries lactiques est-il effectué en prévention ?</text:p>
          </table:table-cell>
          <table:table-cell office:value-type="string" calcext:value-type="string">
            <text:p>Pas de contrôle des mamelles au moment du tarisse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agneaux ont-ils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agneaux ont-ils bien bu ? sinon pourquoi ?</text:p>
          </table:table-cell>
          <table:table-cell office:value-type="string" calcext:value-type="string">
            <text:p>Problèmes pour faire téter les agne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cordons sont-ils désinfectés ? </text:p>
          </table:table-cell>
          <table:table-cell office:value-type="string" calcext:value-type="string">
            <text:p>Cordons non désinfect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a solution de désinfection est-elle régulièrement renouvelée ? </text:p>
          </table:table-cell>
          <table:table-cell office:value-type="string" calcext:value-type="string">
            <text:p>Solution de désinfection peu renouvelé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agneaux du même lot sont-ils homogènes ? (âge et poids)</text:p>
          </table:table-cell>
          <table:table-cell office:value-type="string" calcext:value-type="string">
            <text:p>Manque d’homogénéité dans les lots d’agn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agneaux ont-il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 nombre de cases d'agnelage est-il suffisant pour respecter un temps de présence de 24h ? </text:p>
          </table:table-cell>
          <table:table-cell office:value-type="string" calcext:value-type="string">
            <text:p>Nombre de cases d’agnelag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Y-a-t-il eu introduction d'animaux pouvant déclencher l'ecthyma sur les animaux présents ? </text:p>
          </table:table-cell>
          <table:table-cell office:value-type="string" calcext:value-type="string">
            <text:p>Introduction d’animaux porteurs d’ecthym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Connaissez-vous le statut Border Disease de votre troupeau ? </text:p>
          </table:table-cell>
          <table:table-cell office:value-type="string" calcext:value-type="string">
            <text:p>Statut Border Disease inconn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Observez-vous une résurgence cyclique de l'ecthyma sur les jeunes brebis ? </text:p>
          </table:table-cell>
          <table:table-cell office:value-type="string" calcext:value-type="string">
            <text:p>Résurgence cyclique de l’ecthyma sur les jeunes breb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Les rations alimentaires présentent-elles des carences en minéraux et oligo-éléments ?</text:p>
          </table:table-cell>
          <table:table-cell office:value-type="string" calcext:value-type="string">
            <text:p>Carences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'hygiène du logement est-elle suffisante ? </text:p>
          </table:table-cell>
          <table:table-cell office:value-type="string" calcext:value-type="string">
            <text:p>Manque d’hygiène du loge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y-a-t-il présence de case d'infirmerie, isolement des animaux malades ? </text:p>
          </table:table-cell>
          <table:table-cell office:value-type="string" calcext:value-type="string">
            <text:p>Absence d’infirmer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e logement est-il confortable ? Désinfectée ? </text:p>
          </table:table-cell>
          <table:table-cell office:value-type="string" calcext:value-type="string">
            <text:p>Manque de confort dans le lo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a litière est-elle propre et saine ? </text:p>
          </table:table-cell>
          <table:table-cell office:value-type="string" calcext:value-type="string">
            <text:p>Litière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a paille de litière est-elle de bonne qualité, bien conservée ? </text:p>
          </table:table-cell>
          <table:table-cell office:value-type="string" calcext:value-type="string">
            <text:p>Paille de la litière de mauvaise qualit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Un ensemencement des litières avec des bactéries lactiques est-il effectué en prévention ?</text:p>
          </table:table-cell>
          <table:table-cell office:value-type="string" calcext:value-type="string">
            <text:p>Pas d’ensemencement des litières avec des bactéries lact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a surveillance de la prise colostrale est-elle suffisante ? </text:p>
          </table:table-cell>
          <table:table-cell office:value-type="string" calcext:value-type="string">
            <text:p>Surveillance de la prise colostrale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es colostrums et le lait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'alimentation des mères est-elle équilibrée ? Comment est l’état des mères ? La couverture des besoins en fin de gestation est-elle assurée ?</text:p>
          </table:table-cell>
          <table:table-cell office:value-type="string" calcext:value-type="string">
            <text:p>Alimentation des agnelles ne permettant pas une croissance 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es animaux disposent-ils de sel alimentaire ? </text:p>
          </table:table-cell>
          <table:table-cell office:value-type="string" calcext:value-type="string">
            <text:p>Pas de sel disponible pour les agne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Si oui un lavage vapeur eau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Si oui de la prévention est-elle mise en œuvre (argile, vinaigre, etc.)</text:p>
          </table:table-cell>
          <table:table-cell office:value-type="string" calcext:value-type="string">
            <text:p>Pas de mesures préventives de coccidiose sur les agnea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'alimentation des agneaux n'est-elle pas trop acidogène ? </text:p>
          </table:table-cell>
          <table:table-cell office:value-type="string" calcext:value-type="string">
            <text:p>Alimentation des agneaux acidogè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ration est-elle riche en céréales et acidogène ? </text:p>
          </table:table-cell>
          <table:table-cell office:value-type="string" calcext:value-type="string">
            <text:p>Ration trop riche en céréales et acidogè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Si oui un lavage vapeur eau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Si oui de la prévention est-elle mise en œuvre (argile, vinaigre, etc.)</text:p>
          </table:table-cell>
          <table:table-cell office:value-type="string" calcext:value-type="string">
            <text:p>Pas de mesures préventives de coccidiose sur les agn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L'herbe pâturée n'est-elle pas trop jeune ? (riche et humide)</text:p>
          </table:table-cell>
          <table:table-cell office:value-type="string" calcext:value-type="string">
            <text:p>Herbe pâturée trop je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La transition alimentaire vers le pâturag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’ambiance des bâtiments est-elle propice aux variations de températures (métal, béton, climat rude, mauvaise orientation, …) ? </text:p>
          </table:table-cell>
          <table:table-cell office:value-type="string" calcext:value-type="string">
            <text:p>Variations de température importante dans le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œdèmes pulmonaires (galega, laurier ceris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’ambiance des bâtiments est-elle propice aux variations de températures (métal, béton, climat rude, mauvaise orientation, …) ? </text:p>
          </table:table-cell>
          <table:table-cell office:value-type="string" calcext:value-type="string">
            <text:p>Infestation suite à un hiver do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œdèmes pulmonaires (galega, laurier ceris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Les agneaux ont-ils eu des troubles du cordon ? (Cf ci-dessus)</text:p>
          </table:table-cell>
          <table:table-cell office:value-type="string" calcext:value-type="string">
            <text:p>Infections du cord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Les agneaux ont-ils eu des infections suite au bouclage ou à l'équeutage ? </text:p>
          </table:table-cell>
          <table:table-cell office:value-type="string" calcext:value-type="string">
            <text:p>Infections suite au bouclage ou à l’équeut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En cas de Blessures, les plaies sont-elles systématiquement désinfectée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Les rations sont-elles suffisamment pourvues en vitamine E et sélénium ? </text:p>
          </table:table-cell>
          <table:table-cell office:value-type="string" calcext:value-type="string">
            <text:p>Manque de vitamine E et de sélén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La densité animale n'est-elle pas trop élevée et favoriser les risques d'accident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a transition alimentaire est-elle suffisante ? </text:p>
          </table:table-cell>
          <table:table-cell office:value-type="string" calcext:value-type="string">
            <text:p>Transition alimentaire brut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'aliment de démarrage est-il adapté ? </text:p>
          </table:table-cell>
          <table:table-cell office:value-type="string" calcext:value-type="string">
            <text:p>Aliment de démarrage inadapt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’infestation parasitaire (coccidiose, cryptosporidiose, tænia…) est-elle surveillée ?</text:p>
          </table:table-cell>
          <table:table-cell office:value-type="string" calcext:value-type="string">
            <text:p>Par de surveillance de l’infection parasitai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fourrages distribués présentent-ils des bonnes qualités de conservation ? </text:p>
          </table:table-cell>
          <table:table-cell office:value-type="string" calcext:value-type="string">
            <text:p>Fourrages mal conserv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apports minéraux sont-ils suffisants pour couvrir les besoins ? </text:p>
          </table:table-cell>
          <table:table-cell office:value-type="string" calcext:value-type="string">
            <text:p>Apport minéraux insuffisants par rapport aux beso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De l'argile est-elle mise à disposition des agneaux ? </text:p>
          </table:table-cell>
          <table:table-cell office:value-type="string" calcext:value-type="string">
            <text:p>Pas d’argile à disposition des agn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’infestation en coccidiose –t-elle été surveillée ?</text:p>
          </table:table-cell>
          <table:table-cell office:value-type="string" calcext:value-type="string">
            <text:p>Pas de surveillance de la coccidio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agneaux subissent-ils des stress réguliers ? </text:p>
          </table:table-cell>
          <table:table-cell office:value-type="string" calcext:value-type="string">
            <text:p>Stress important sur les agneau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Observez-vous une résurgence cyclique de l'ecthyma sur les jeunes brebis ? </text:p>
          </table:table-cell>
          <table:table-cell office:value-type="string" calcext:value-type="string">
            <text:p>Résurgence cyclique de l’ecthyma sur les jeunes breb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apports en cuivre et en soufre sont-ils raisonnés ? </text:p>
          </table:table-cell>
          <table:table-cell office:value-type="string" calcext:value-type="string">
            <text:p>Apports en cuivre et en souffre non raisonn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rations sont-elles équilibrées ? avec une bonne sécurité contre l’acidose ? </text:p>
          </table:table-cell>
          <table:table-cell office:value-type="string" calcext:value-type="string">
            <text:p>Rations déséquilibrées (risque d’acidos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aliments sont sains ? (absence de moisi ou altération)</text:p>
          </table:table-cell>
          <table:table-cell office:value-type="string" calcext:value-type="string">
            <text:p>Présence d’aliments moi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apports en éléments minéraux et oligo-éléments sont-ils suffisants ? </text:p>
          </table:table-cell>
          <table:table-cell office:value-type="string" calcext:value-type="string">
            <text:p>Carences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Avez-vous fait des dépistages Listéria, Méningite, tétanos, botulisme ou autres maladies graves ?</text:p>
          </table:table-cell>
          <table:table-cell office:value-type="string" calcext:value-type="string">
            <text:p>Pas de dépistage des maladies graves (listéria, tétanos, botulisme, etc.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Assurez-vous une bonne hygiène du cordon et du matériel d’identification ? </text:p>
          </table:table-cell>
          <table:table-cell office:value-type="string" calcext:value-type="string">
            <text:p>Désinfection du cordon et du matériel d’identification insuffisa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Les agnelles sont-ils atteints de ténia? Si oui, voir parasitisme</text:p>
          </table:table-cell>
          <table:table-cell office:value-type="string" calcext:value-type="string">
            <text:p>Pas de suivi du parasitisme des agnel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 diagnostic de gale a-t-il été posé par un vétérinaire ?</text:p>
          </table:table-cell>
          <table:table-cell office:value-type="string" calcext:value-type="string">
            <text:p>Diagnostic de ga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démangeaisons sont-elles surveillées et traitées si nécessaire ? (Gale)</text:p>
          </table:table-cell>
          <table:table-cell office:value-type="string" calcext:value-type="string">
            <text:p>Démangeaisons ni surveillées ni traité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animaux introduits sont-ils mis en quarantaine et suivis sanitairement avant d'être mélangés au troupeau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ga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ga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es brebis sont-elles victimes de mycotoxine ou d'intoxication chimique ?</text:p>
          </table:table-cell>
          <table:table-cell office:value-type="string" calcext:value-type="string">
            <text:p>Intoxications chimiques ou par mycotox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'alimentation couvre-t-elle les besoins en Iode, Cuivre, Zinc ?</text:p>
          </table:table-cell>
          <table:table-cell office:value-type="string" calcext:value-type="string">
            <text:p>Carences en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gestion du pâturage permet-elle d'éviter le retour des animaux sur des parcelles contaminées ? (surtout pour le ténia ! &gt; 1 an)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gestion du pâturage permet-elle d'éviter le retour des animaux sur des parcelles contaminées ? (surtout pour le ténia ! &gt; 1 an)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Les animaux ont-ils pâturé des zones humides, notamment par nécessité en période de sécheresse ?</text:p>
          </table:table-cell>
          <table:table-cell office:value-type="string" calcext:value-type="string">
            <text:p>Pâturage sur des zones humides (à cause de la sécheresse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Des accès aménagés à des points d’eau propre et potable sont-ils aménagés en quantité suffisante par rapport au nombre d’animaux ? Le débit est-il suffisant tout au long de l’année ?</text:p>
          </table:table-cell>
          <table:table-cell office:value-type="string" calcext:value-type="string">
            <text:p>Problème d’accès à de l’eau propre et potab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Les animaux sont-ils maintenus sur des parcelles présentant un manque d'herbe (sécheresse) ?</text:p>
          </table:table-cell>
          <table:table-cell office:value-type="string" calcext:value-type="string">
            <text:p>Animaux maintenus sur des parcelles présentant un manque d’herb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Historiquement, l'infestation petite douve a déjà été présente ? </text:p>
          </table:table-cell>
          <table:table-cell office:value-type="string" calcext:value-type="string">
            <text:p>Présence historique de petite dou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'année a-t-elle été particulièrement humide et douce ? </text:p>
          </table:table-cell>
          <table:table-cell office:value-type="string" calcext:value-type="string">
            <text:p>Année particulièrement humide et dou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Y-a-t-il eu des infestations les années précédentes ? </text:p>
          </table:table-cell>
          <table:table-cell office:value-type="string" calcext:value-type="string">
            <text:p>Infestations les années précéde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es animaux jeunes sont-ils protégés des parcelles contaminées ? </text:p>
          </table:table-cell>
          <table:table-cell office:value-type="string" calcext:value-type="string">
            <text:p>Les jeunes ont accès à des parcelles très contaminé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a pâture est-elle intégrée dans une alternance fauche-pâture ? Les prairies entrent-elles dans la rotation des cultures ? 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Si oui un lavage vapeur eau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Si oui de la prévention est-elle mise en œuvre (argile, vinaigre, etc.)</text:p>
          </table:table-cell>
          <table:table-cell office:value-type="string" calcext:value-type="string">
            <text:p>Pas de mesures préventives de coccidiose sur les agn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La zone est-elle infestée par la mouche responsables de myases (Wohlfahrtia, lucilie) ? </text:p>
          </table:table-cell>
          <table:table-cell office:value-type="string" calcext:value-type="string">
            <text:p>Zone infestée par des mouches responsables de myas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Le temps consacré à la surveillance des blessures et des myases est-il suffisant ? </text:p>
          </table:table-cell>
          <table:table-cell office:value-type="string" calcext:value-type="string">
            <text:p>Temps consacré à la surveillance des blessures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Les arrières trains sont-ils propres ? </text:p>
          </table:table-cell>
          <table:table-cell office:value-type="string" calcext:value-type="string">
            <text:p>Arrière-trains s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agnelles sont-elles orientées vers des parcelles non infectées ? </text:p>
          </table:table-cell>
          <table:table-cell office:value-type="string" calcext:value-type="string">
            <text:p>Pâturage des agnelles sur des parcelles infect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litières des bergeries sont-elles régulièrement curées ? </text:p>
          </table:table-cell>
          <table:table-cell office:value-type="string" calcext:value-type="string">
            <text:p>La litière n’est pas curée assez souv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a race choisie est-elle particulièrement sensible des pieds ? </text:p>
          </table:table-cell>
          <table:table-cell office:value-type="string" calcext:value-type="string">
            <text:p>Race particulièrement sensible des pied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Avez-vous une politique de réforme concernant les brebis récidivistes ? </text:p>
          </table:table-cell>
          <table:table-cell office:value-type="string" calcext:value-type="string">
            <text:p>Par de politique de réforme des brebis récidivis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litières des bergeries sont-elles régulièrement curées ? </text:p>
          </table:table-cell>
          <table:table-cell office:value-type="string" calcext:value-type="string">
            <text:p>La litière n’est pas curée assez souv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La surveillance permet-elle d'intervenir dans des délais courts après apparition des premiers signes de boiteries ?</text:p>
          </table:table-cell>
          <table:table-cell office:value-type="string" calcext:value-type="string">
            <text:p>Interventions trop tardives sur les brebis boiteus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La fréquence des pédiluves est-elle suffisante ? </text:p>
          </table:table-cell>
          <table:table-cell office:value-type="string" calcext:value-type="string">
            <text:p>Pédiluves trop peu fréquen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Les doses des produits sont-elles respectées ? </text:p>
          </table:table-cell>
          <table:table-cell office:value-type="string" calcext:value-type="string">
            <text:p>Mauvais respect des doses de produ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La durée du bain est-elle suffisante ?</text:p>
          </table:table-cell>
          <table:table-cell office:value-type="string" calcext:value-type="string">
            <text:p>Durée du bain trop cour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 d'animaux cornus et sans cor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au début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est-elle consommée 50% le jour et 50% la nuit 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du matin est-elle identique à la ration du soir ?</text:p>
          </table:table-cell>
          <table:table-cell office:value-type="string" calcext:value-type="string">
            <text:p>ration du matin et du soir iden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 d'animaux cornus et sans cor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est-elle consommée 50% le jour et 50% la nuit 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du matin est-elle identique à la ration du soir ?</text:p>
          </table:table-cell>
          <table:table-cell office:value-type="string" calcext:value-type="string">
            <text:p>ration du matin et du soir iden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au début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 bouses sont-elles hétérogènes (instabilité du pH du rumen) ? </text:p>
          </table:table-cell>
          <table:table-cell office:value-type="string" calcext:value-type="string">
            <text:p>bouses hétérogè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est-il trop chargé ?</text:p>
          </table:table-cell>
          <table:table-cell office:value-type="string" calcext:value-type="string">
            <text:p>bâtiment trop charg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quantité de paille est-elle suffisante ?</text:p>
          </table:table-cell>
          <table:table-cell office:value-type="string" calcext:value-type="string">
            <text:p>quantité de paille insuff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 logettes sont-elles bien réglées et permettent des mouvements lever/coucher aisés pour les vaches ?</text:p>
          </table:table-cell>
          <table:table-cell office:value-type="string" calcext:value-type="string">
            <text:p>logettes mal réglées, mouvements lever/coucher diffici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fréquence de curage est-elle suffisante ?</text:p>
          </table:table-cell>
          <table:table-cell office:value-type="string" calcext:value-type="string">
            <text:p>fréquence de curage insuff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montre-t-il des signes d'une mauvaise ventilation ?</text:p>
          </table:table-cell>
          <table:table-cell office:value-type="string" calcext:value-type="string">
            <text:p>mauvaise venti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présente-t-il des excès d'humidité importants (sol non stabilisé et non drainé, fuite d'eau, ...) ?</text:p>
          </table:table-cell>
          <table:table-cell office:value-type="string" calcext:value-type="string">
            <text:p>excès d'humidit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'orientation du bâtiment est-elle correcte ?</text:p>
          </table:table-cell>
          <table:table-cell office:value-type="string" calcext:value-type="string">
            <text:p>mauvaise orientation du bât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ardage du bâtiment est-il suffisant ?</text:p>
          </table:table-cell>
          <table:table-cell office:value-type="string" calcext:value-type="string">
            <text:p>bardage du bâtiment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ration est-elle trop riche en amidon ?</text:p>
          </table:table-cell>
          <table:table-cell office:value-type="string" calcext:value-type="string">
            <text:p>ration trop riche en ami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ration trop riche en azote soluble (ex : fourrages verts)?</text:p>
          </table:table-cell>
          <table:table-cell office:value-type="string" calcext:value-type="string">
            <text:p>ration trop riche en azote solu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 animaux présentent-ils les symptômes de la grippe ? Diarrhées avec fièvre ?</text:p>
          </table:table-cell>
          <table:table-cell office:value-type="string" calcext:value-type="string">
            <text:p>symptômes de gripp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 animaux sont-ils susceptibles d'être parasités ?</text:p>
          </table:table-cell>
          <table:table-cell office:value-type="string" calcext:value-type="string">
            <text:p>animaux susceptibles d'être parasité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 surface mise à disposition des animaux est-elle suffisante ? (surtout pour des animaux cornus)</text:p>
          </table:table-cell>
          <table:table-cell office:value-type="string" calcext:value-type="string">
            <text:p>surface mise à disposition insuff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accès à la nourriture inéqui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'absence de cornadis entre-rail des conflits à l'auge ?</text:p>
          </table:table-cell>
          <table:table-cell office:value-type="string" calcext:value-type="string">
            <text:p>conflits à l'auge dus à l'absence de corna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 calcext:value-type="string">
            <text:p>bâtiment non protégé des perturbations électromagnét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 circulation des animaux est-elle fluide ou le bâtiment présente-t-il des zones d’étranglement ? (positionnement des abreuvoirs, couloirs de circulation, ...)</text:p>
          </table:table-cell>
          <table:table-cell office:value-type="string" calcext:value-type="string">
            <text:p>circulation non fluide des animaux, zones d'étrangl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lieu de vie des animaux présente-t-il des objets coupants, contondants ?</text:p>
          </table:table-cell>
          <table:table-cell office:value-type="string" calcext:value-type="string">
            <text:p>objets coupants dans le lieu de vie des anim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 ration est-elle déséquilibrée ou présente-t-elle un excès d'énergie ?</text:p>
          </table:table-cell>
          <table:table-cell office:value-type="string" calcext:value-type="string">
            <text:p>ration déséquilibrée ou en excès d'éner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ertains animaux du troupeau sont-ils de souche d'animaux nerveux, agressifs ?</text:p>
          </table:table-cell>
          <table:table-cell office:value-type="string" calcext:value-type="string">
            <text:p>animaux de souche d'animaux nerveux/agressif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techniques d'élevage qui ne favorisent pas une bonne relation homme/anim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s animaux sont-ils confrontés à des éléments perturbateurs : chiens, tiers, géobiologie?</text:p>
          </table:table-cell>
          <table:table-cell office:value-type="string" calcext:value-type="string">
            <text:p>éléments perturbateurs ( chiens, tiers, géobiologie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surface mise à disposition des animaux est-elle suffisante ? (surtout pour des animaux cornus)</text:p>
          </table:table-cell>
          <table:table-cell office:value-type="string" calcext:value-type="string">
            <text:p>surface mise à disposition insuff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accès à la nourriture inéquit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'absence de cornadis entre-rail des conflits à l'auge ?</text:p>
          </table:table-cell>
          <table:table-cell office:value-type="string" calcext:value-type="string">
            <text:p>conflits à l'auge dus à l'absence de corna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 calcext:value-type="string">
            <text:p>bâtiment non protégé des perturbations électromagnét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circulation des animaux est-elle fluide ou le bâtiment présente-t-il des zones d’étranglement ? (positionnement des abreuvoirs, couloirs de circulation, …)</text:p>
          </table:table-cell>
          <table:table-cell office:value-type="string" calcext:value-type="string">
            <text:p>circulation non fluide des animaux, zones d'étrangl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 lieu de vie des animaux présente-t-il des objets coupants, contondants ?</text:p>
          </table:table-cell>
          <table:table-cell office:value-type="string" calcext:value-type="string">
            <text:p>objets coupants dans le lieu de vie des anim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ration est-elle déséquilibrée ou présente-t-elle un excès d'énergie ?</text:p>
          </table:table-cell>
          <table:table-cell office:value-type="string" calcext:value-type="string">
            <text:p>ration déséquilibrée ou en excès d'éner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ertains animaux du troupeau sont-ils de souche d'animaux nerveux, agressifs ?</text:p>
          </table:table-cell>
          <table:table-cell office:value-type="string" calcext:value-type="string">
            <text:p>animaux de souche d'animaux nerveux/agressif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techniques d'élevage qui ne favorisent pas une bonne relation homme/anim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 animaux sont-ils confrontés à des éléments perturbateurs : chiens, tiers, géobiologie?</text:p>
          </table:table-cell>
          <table:table-cell office:value-type="string" calcext:value-type="string">
            <text:p>éléments perturbateurs ( chiens, tiers, géobiologie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 ration est-elle équilibrée et saine ? (sans risque d’entérotoxémie ou intoxication)</text:p>
          </table:table-cell>
          <table:table-cell office:value-type="string" calcext:value-type="string">
            <text:p>ration déséquilibrée et/ou non sa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 transitions alimentaires sont-elles bien respectées ?</text:p>
          </table:table-cell>
          <table:table-cell office:value-type="string" calcext:value-type="string">
            <text:p>pas ou peu de transition alimen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 ou pâtur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 coccidiose est-elle maîtrisée ?</text:p>
          </table:table-cell>
          <table:table-cell office:value-type="string" calcext:value-type="string">
            <text:p>coccidiose non maîtrisé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insuffisant, accès à tous les animaux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non sécurisés, risque d'électroc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as de parafoudre ou prise de ter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 bâtiment présente-t-il des courants d'air, source de maladies ?</text:p>
          </table:table-cell>
          <table:table-cell office:value-type="string" calcext:value-type="string">
            <text:p>courants d'a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 animaux présentent-ils les symptômes de la grippe ? Diarrhées avec température ? Des problèmes respiratoires ? Toux ? Jetages ?</text:p>
          </table:table-cell>
          <table:table-cell office:value-type="string" calcext:value-type="string">
            <text:p>symptômes de gripp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z-vous fait autopsier des morts à votre vétérinaire pour rechercher la cause ? (corps étranger, caillette, pathologie, …)</text:p>
          </table:table-cell>
          <table:table-cell office:value-type="string" calcext:value-type="string">
            <text:p>pas d'autopsie des mor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est-elle équilibrée et saine ? (sans risque d’entérotoxémie ou intoxication)</text:p>
          </table:table-cell>
          <table:table-cell office:value-type="string" calcext:value-type="string">
            <text:p>ration déséquilibrée et/ou non sa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s transitions alimentaires sont-elles bien respectées ?</text:p>
          </table:table-cell>
          <table:table-cell office:value-type="string" calcext:value-type="string">
            <text:p>pas ou peu de transition alimen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 ou pâtur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présente-t-elle suffisamment de fibres ?</text:p>
          </table:table-cell>
          <table:table-cell office:value-type="string" calcext:value-type="string">
            <text:p>Manque de fib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est équilibrée en minéral et particulièrement autour de la mise bas ? </text:p>
          </table:table-cell>
          <table:table-cell office:value-type="string" calcext:value-type="string">
            <text:p>Déséquilibre minéral (surtout autour de la mise-ba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insuffisant, accès à tous les animaux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non sécurisés, risque d'électroc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as de parafoudre ou prise de ter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 bâtiment présente-t-il des courants d'air, source de maladies ?</text:p>
          </table:table-cell>
          <table:table-cell office:value-type="string" calcext:value-type="string">
            <text:p>Présence de courants d'a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mortalité fait-elle suite à des maladies mal soignées</text:p>
          </table:table-cell>
          <table:table-cell office:value-type="string" calcext:value-type="string">
            <text:p>Mortalité suite à des maladies mal soigné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mortalité fait-elle suite à du parasitisme</text:p>
          </table:table-cell>
          <table:table-cell office:value-type="string" calcext:value-type="string">
            <text:p>Mortalité suite de parasitis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vez-vous fait autopsier des morts à votre vétérinaire pour rechercher la cause ? (corps étranger, caillette, pathologie, …)</text:p>
          </table:table-cell>
          <table:table-cell office:value-type="string" calcext:value-type="string">
            <text:p>pas d'autopsie des mor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e renouvellement du troupeau est-il adapté pour permettre une bonne sélection des réformes ?</text:p>
          </table:table-cell>
          <table:table-cell office:value-type="string" calcext:value-type="string">
            <text:p>renouvellement du troupeau ne permettant pas une bonne sélection des réform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vez-vous mis en place des pratiques préventives permettant de conserver un bon équilibre de santé ?</text:p>
          </table:table-cell>
          <table:table-cell office:value-type="string" calcext:value-type="string">
            <text:p>pas de prévention pour conserver un bon équilibre de sant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’état corporel des génisses est-il adapté au vêlage ? (trop grasses ou trop maigres)</text:p>
          </table:table-cell>
          <table:table-cell office:value-type="string" calcext:value-type="string">
            <text:p>état corporel des génisses pas adapté au vê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tilisez-vous un taureau produisant des petits veaux?</text:p>
          </table:table-cell>
          <table:table-cell office:value-type="string" calcext:value-type="string">
            <text:p>taureau produisant des veaux à gros gabar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n IA, les accouplements sont-ils orientés sur la facilité de naissance ?</text:p>
          </table:table-cell>
          <table:table-cell office:value-type="string" calcext:value-type="string">
            <text:p>en IA, accouplements non raisonnés sur la facilité de naissan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 critère facilité de vêlage des mères et largeur de bassin sont-ils des critères de sélection des génisses de renouvellement ?</text:p>
          </table:table-cell>
          <table:table-cell office:value-type="string" calcext:value-type="string">
            <text:p>facilité de vêlage des mères et largeur de bassin non pris en compte lors du renouvelleme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’état corporel des vaches est-il adapté au vêlage ? (trop grasses ou trop maigres)</text:p>
          </table:table-cell>
          <table:table-cell office:value-type="string" calcext:value-type="string">
            <text:p>état corporel des génisses pas adapté au vê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supplémentation en minéraux, vitamines et oligo-éléments est-elle correcte?</text:p>
          </table:table-cell>
          <table:table-cell office:value-type="string" calcext:value-type="string">
            <text:p>supplémentation en minéraux, vitamines et oligo-éléments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tilisez-vous un taureau qui fait des petits veaux ?</text:p>
          </table:table-cell>
          <table:table-cell office:value-type="string" calcext:value-type="string">
            <text:p>taureau produisant des veaux à gros gabar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s génisses ont-elles subies des lésions vaginales ou interventions (épisiotomie) lors du vêlage ?</text:p>
          </table:table-cell>
          <table:table-cell office:value-type="string" calcext:value-type="string">
            <text:p>lésions vaginales ou interventions sur génisses lors du vêl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'apport alimentaire au cours de la 1ére année de vie est-il suffisant?</text:p>
          </table:table-cell>
          <table:table-cell office:value-type="string" calcext:value-type="string">
            <text:p>apport alimentaire insuffisant au cours de la 1ère année de v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s pâtures destinées aux génisses sont-elles pâturées uniquement par des animaux jeunes ?</text:p>
          </table:table-cell>
          <table:table-cell office:value-type="string" calcext:value-type="string">
            <text:p>pâtures pas exclusivement réservées aux géni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 parasitisme des génisses est-il maîtrisé tout au long de leur période de croissance ?</text:p>
          </table:table-cell>
          <table:table-cell office:value-type="string" calcext:value-type="string">
            <text:p>parasitisme mal maîtrisé au cours de la croissance des géniss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bservez-vous une fréquence élevée de troubles respiratoires au cours de la 1ére année de vie?</text:p>
          </table:table-cell>
          <table:table-cell office:value-type="string" calcext:value-type="string">
            <text:p>troubles respiratoires élevés la première année de v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ssurez-vous des conditions d'hygiène au vêlage ?</text:p>
          </table:table-cell>
          <table:table-cell office:value-type="string" calcext:value-type="string">
            <text:p>Conditions d’hygiène au vêlage insuffisan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tervenez-vous fréquemment lors des vêlages ? Si oui, utilisez-vous des gants de fouille ?</text:p>
          </table:table-cell>
          <table:table-cell office:value-type="string" calcext:value-type="string">
            <text:p>Interventions fréquente au vêlage et problème d’hygiè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tilisez-vous un taureau qui fait des petits veaux?</text:p>
          </table:table-cell>
          <table:table-cell office:value-type="string" calcext:value-type="string">
            <text:p>taureau produisant des veaux à gros gabar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supplémentation en minéraux, vitamines et oligo-éléments est-elle correcte?</text:p>
          </table:table-cell>
          <table:table-cell office:value-type="string" calcext:value-type="string">
            <text:p>manque d'apports en minéraux, vitamines, oligoéléments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'état corporel est-il correct au moment de la mise à la reproduction? (pas trop grasse ou trop maigre)</text:p>
          </table:table-cell>
          <table:table-cell office:value-type="string" calcext:value-type="string">
            <text:p>état corporel inadapté à la mise à la reprodu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’évolution de la Note d’état corporel est-elle positive au moment de l’IA ?</text:p>
          </table:table-cell>
          <table:table-cell office:value-type="string" calcext:value-type="string">
            <text:p>évolution de la NEC négative au moment de l'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’équilibre de ration (y compris azote soluble) est-il adéquat ?</text:p>
          </table:table-cell>
          <table:table-cell office:value-type="string" calcext:value-type="string">
            <text:p>équilibre de la ration non adéqu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dimension du logement, la densité des animaux (m²/animal) permettent-elles une bonne expression des chaleurs?</text:p>
          </table:table-cell>
          <table:table-cell office:value-type="string" calcext:value-type="string">
            <text:p>expression des chaleurs freinée par la densité des animaux et la dimension du lo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qualité des sols permet-elle une bonne expression des chaleurs?</text:p>
          </table:table-cell>
          <table:table-cell office:value-type="string" calcext:value-type="string">
            <text:p>expression des chaleurs limitée par la qualité des so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bservez-vous une fréquence élevée de maladies juste après vêlage? (dystocie/métrites/…)</text:p>
          </table:table-cell>
          <table:table-cell office:value-type="string" calcext:value-type="string">
            <text:p>fréquence élevée de maladies juste après vêl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surez-vous un contrôle des maladies qui pourraient gêner l'expression des chaleurs (ex : boiteries)?</text:p>
          </table:table-cell>
          <table:table-cell office:value-type="string" calcext:value-type="string">
            <text:p>pas de contrôle des maladies pouvant gêner l'expression des chaleu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ssédez-vous un protocole de détection des chaleurs commun entre les différents intervenants de l'élevage?</text:p>
          </table:table-cell>
          <table:table-cell office:value-type="string" calcext:value-type="string">
            <text:p>absence de protocole de détection des chaleurs commun à tous les intervenants de l'élev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ssédez-vous un protocole de détection des chaleurs efficaces y compris quand elles sont au pâturage?</text:p>
          </table:table-cell>
          <table:table-cell office:value-type="string" calcext:value-type="string">
            <text:p>absence de protocole de détection des chaleurs lors du pâtur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 délai de remise à la reproduction ou la saison de vêlage correspondent-ils aux objectifs de l'éleveur?</text:p>
          </table:table-cell>
          <table:table-cell office:value-type="string" calcext:value-type="string">
            <text:p>délai de remise à la reproduction ou saison de vêlage pas adaptés aux objectifs de l'élev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Réalisez-vous un contrôle de l'état corporel avant le tarissement et en ajustant la ration des vaches taries si besoin pour éviter qu'elles ne soient trop grasses au vêlage ?</text:p>
          </table:table-cell>
          <table:table-cell office:value-type="string" calcext:value-type="string">
            <text:p>pas de contrôle de l'état corporel avant taris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mitez-vous la teneur en calcium de la ration avant vêlage pour stimuler son absorption intestinale et la réabsorption osseuse après vêlage?</text:p>
          </table:table-cell>
          <table:table-cell office:value-type="string" calcext:value-type="string">
            <text:p>pas de limitation de la teneur en calcium dans la ration avant vê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mitez-vous la teneur en phosphore de la ration des vaches taries ?</text:p>
          </table:table-cell>
          <table:table-cell office:value-type="string" calcext:value-type="string">
            <text:p>pas de limitation de la teneur en phosphore des vaches ta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ssurez-vous un apport en Magnésium suffisant avant le vêlage afin de favorise la mobilisation du calcium des os? (Ou faites-vous attention à la BACA de la ration des taries)</text:p>
          </table:table-cell>
          <table:table-cell office:value-type="string" calcext:value-type="string">
            <text:p>apport en magnésium insuffisant avant vê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révenez-vous la carence en calcium, avec un apport dans la ration juste après vêlage pour pallier son exportation importante?</text:p>
          </table:table-cell>
          <table:table-cell office:value-type="string" calcext:value-type="string">
            <text:p>pas d'apport en calcium dans la ration après vêlage pour prévenir sa ca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ssurez-vous un apport correct en chlorure et soufre dans les 15 jours précédant le vêlage?</text:p>
          </table:table-cell>
          <table:table-cell office:value-type="string" calcext:value-type="string">
            <text:p>apport insuffisant en chlorure et soufre 15jours avant le vê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es vaches taries ont-elles toutes leurs aptitudes fonctionnelles pour un accès à la table d'alimentation (boiteries, acidose…)?</text:p>
          </table:table-cell>
          <table:table-cell office:value-type="string" calcext:value-type="string">
            <text:p>inaptitudes fonctionnelles des taries, limitant l'accès à l'au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'apport et l'ingestion de fibres efficaces sont-ils suffisants ?</text:p>
          </table:table-cell>
          <table:table-cell office:value-type="string" calcext:value-type="string">
            <text:p>apport et ingestion de fibres efficaces insuffis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'apport de concentrés par repas n'est-il pas trop important?</text:p>
          </table:table-cell>
          <table:table-cell office:value-type="string" calcext:value-type="string">
            <text:p>apport de concentré trop impor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e stock de calcium a-t-il pu se reconstituer avant le tarissement, (voir fièvre de lait).</text:p>
          </table:table-cell>
          <table:table-cell office:value-type="string" calcext:value-type="string">
            <text:p>stock de calcium avant tarissement insuffisant (non reconstitué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es vaches peuvent-elles marcher tranquillement, sans stress, à l'extérieur et à l'intérieur?</text:p>
          </table:table-cell>
          <table:table-cell office:value-type="string" calcext:value-type="string">
            <text:p>stress à l'intérieur ou l’extérieur lorsque les vaches march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es filles des vaches ayant eu un déplacement de caillette sont-elles gardées pour le renouvellement ?</text:p>
          </table:table-cell>
          <table:table-cell office:value-type="string" calcext:value-type="string">
            <text:p>filles de vaches ayant eu un déplacement de caillette gardées pour le renouvell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animaux dont l'état corporel est trop élevé au moment du vêlage?</text:p>
          </table:table-cell>
          <table:table-cell office:value-type="string" calcext:value-type="string">
            <text:p>certains animaux dont l'état corporel est trop élevé au moment du vê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phénomènes de stress ou des problèmes de santé qui peuvent limiter l'accès à l'alimentation (boiteries, acidose…)?</text:p>
          </table:table-cell>
          <table:table-cell office:value-type="string" calcext:value-type="string">
            <text:p>stress ou problèmes de santé limitant l'accès à l'alimenta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 cas de changement de fourrage dans la ration de base assurez-vous une transition alimentaire ?</text:p>
          </table:table-cell>
          <table:table-cell office:value-type="string" calcext:value-type="string">
            <text:p>absence de transition alimentaire si changement de fourrag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'apport de concentré dans la ration est-il réalisé de façon progressive en début de lactation ?</text:p>
          </table:table-cell>
          <table:table-cell office:value-type="string" calcext:value-type="string">
            <text:p>apport de concentré non progressif en début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a couverture énergétique est-elle suffisante (fourrages et concentrés) jusqu'au pic de lactation?</text:p>
          </table:table-cell>
          <table:table-cell office:value-type="string" calcext:value-type="string">
            <text:p>couverture énergétique insuffisante jusqu'au pic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mauvaise qualité des fourra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refus à l’auge ou la quantité de nourriture distribuée est-il trop limité ?</text:p>
          </table:table-cell>
          <table:table-cell office:value-type="string" calcext:value-type="string">
            <text:p>quantité distribuée insuffisante ou en excè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animaux dont l'état corporel est trop élevé au moment du vêlage?</text:p>
          </table:table-cell>
          <table:table-cell office:value-type="string" calcext:value-type="string">
            <text:p>certains animaux dont l'état corporel est trop élevé au moment du vêl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phénomènes de stress ou des problèmes de santé qui peuvent limiter l'accès à l'alimentation (boiteries, acidose…)?</text:p>
          </table:table-cell>
          <table:table-cell office:value-type="string" calcext:value-type="string">
            <text:p>stress ou problèmes de santé limitant l'accès à l'alimenta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 cas de changement de fourrage dans la ration de base assurez-vous une transition alimentaire ?</text:p>
          </table:table-cell>
          <table:table-cell office:value-type="string" calcext:value-type="string">
            <text:p>absence de transition alimentaire si changement de fourrag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'apport de concentré dans la ration est-il réalisé de façon progressive en début de lactation ?</text:p>
          </table:table-cell>
          <table:table-cell office:value-type="string" calcext:value-type="string">
            <text:p>apport de concentré non progressif en début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a couverture énergétique est-elle suffisante (fourrages et concentrés) jusqu'au pic de lactation?</text:p>
          </table:table-cell>
          <table:table-cell office:value-type="string" calcext:value-type="string">
            <text:p>couverture énergétique insuffisante jusqu'au pic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mauvaise qualité des fourra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refus à l’auge ou la quantité de nourriture distribuée est-il trop limité ?</text:p>
          </table:table-cell>
          <table:table-cell office:value-type="string" calcext:value-type="string">
            <text:p>quantité distribuée insuffisante ou en excè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pportez-vous préventivement du magnésium avant et après les premiers jours de sortie au pâturage ?</text:p>
          </table:table-cell>
          <table:table-cell office:value-type="string" calcext:value-type="string">
            <text:p>pas d'apport de magnésium à la sortie au pâtu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 a-t-il eu une mauvaise transition alimentaire entre la ration hivernale et printanière ?</text:p>
          </table:table-cell>
          <table:table-cell office:value-type="string" calcext:value-type="string">
            <text:p>mauvaise transition alimentaire entre rations hivernales et printaniè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Evitez-vous l'utilisation des parcelles chargées en herbe jeune comme aliment unique (en particulier les jeunes prairies temporaires de graminées)?</text:p>
          </table:table-cell>
          <table:table-cell office:value-type="string" calcext:value-type="string">
            <text:p>parcelles d'herbe jeune comme aliment un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Evitez-vous le pâturage si conditions climatiques sont défavorables? (les jours froids et pluvieux ou utilisation de parcelles abritées)</text:p>
          </table:table-cell>
          <table:table-cell office:value-type="string" calcext:value-type="string">
            <text:p>pâturage même si conditions climatiques défavora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 a-t’il eu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Distribuez-vous un foin fibreux en tête de repas pour sécuriser la digestion ruminale ?</text:p>
          </table:table-cell>
          <table:table-cell office:value-type="string" calcext:value-type="string">
            <text:p>pas de foin fibreux en tê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es concentrés sont-ils composés d’amidon à dégradation lente ?</text:p>
          </table:table-cell>
          <table:table-cell office:value-type="string" calcext:value-type="string">
            <text:p>concentrés composés d'amidon à dégradation rap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est-elle consommée 50% le jour et 50% la nuit 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du matin est-elle identique à la ration du soir en quantité et en qualité ?</text:p>
          </table:table-cell>
          <table:table-cell office:value-type="string" calcext:value-type="string">
            <text:p>ration du matin et du soir iden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'apport de concentré dans la ration est-il réalisé de façon progressive ?</text:p>
          </table:table-cell>
          <table:table-cell office:value-type="string" calcext:value-type="string">
            <text:p>apport de concentré non progress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consommée est-elle riche en glucides facilement fermentescibles ?</text:p>
          </table:table-cell>
          <table:table-cell office:value-type="string" calcext:value-type="string">
            <text:p>ration riche en glucides facilement fermentesci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consommée est-elle pauvre en fibres efficaces pour stimuler la rumination et donc la salivation? ? (manque de brins longs rigides et piquants)</text:p>
          </table:table-cell>
          <table:table-cell office:value-type="string" calcext:value-type="string">
            <text:p>ration pauvre en fibres effic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distribution des concentrés est-elle fractionnée et s'accompagne-t-elle de fourrages grossiers?</text:p>
          </table:table-cell>
          <table:table-cell office:value-type="string" calcext:value-type="string">
            <text:p>distribution de concentrés non fractionnée et sans fourrage gross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En cas de changement de fourrage dans la ration de base assurez-vous une transition alimentaire de 3 semaines ?</text:p>
          </table:table-cell>
          <table:table-cell office:value-type="string" calcext:value-type="string">
            <text:p>pas ou peu de transition alimentaire si changement de fourrag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Mettez-vous à disposition des vaches des pierres de sel favorisant la salivation?</text:p>
          </table:table-cell>
          <table:table-cell office:value-type="string" calcext:value-type="string">
            <text:p>pas de pierres de sel à dispos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 a-t’il eu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Distribuez-vous un foin fibreux en tête de repas pour sécuriser la digestion ruminale ?</text:p>
          </table:table-cell>
          <table:table-cell office:value-type="string" calcext:value-type="string">
            <text:p>pas de foin fibreux en tê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es concentrés sont-ils composés d’amidon à dégradation lente ?</text:p>
          </table:table-cell>
          <table:table-cell office:value-type="string" calcext:value-type="string">
            <text:p>concentrés composés d'amidon à dégradation rap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est-elle consommée 50% le jour et 50% la nuit 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du matin est-elle identique à la ration du soir en quantité et en qualité ?</text:p>
          </table:table-cell>
          <table:table-cell office:value-type="string" calcext:value-type="string">
            <text:p>ration du matin et du soir iden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'apport de concentré dans la ration est-il réalisé de façon progressive ?</text:p>
          </table:table-cell>
          <table:table-cell office:value-type="string" calcext:value-type="string">
            <text:p>apport de concentré non progress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consommée est-elle riche en glucides facilement fermentescibles ?</text:p>
          </table:table-cell>
          <table:table-cell office:value-type="string" calcext:value-type="string">
            <text:p>ration riche en glucides facilement fermentesci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consommée est-elle pauvre en fibres efficaces pour stimuler la rumination et donc la salivation? ? (manque de brins longs rigides et piquants)</text:p>
          </table:table-cell>
          <table:table-cell office:value-type="string" calcext:value-type="string">
            <text:p>ration pauvre en fibres effic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distribution des concentrés est-elle fractionnée et s'accompagne-t-elle de fourrages grossiers?</text:p>
          </table:table-cell>
          <table:table-cell office:value-type="string" calcext:value-type="string">
            <text:p>distribution de concentrés non fractionnée et sans fourrage gross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En cas de changement de fourrage dans la ration de base assurez-vous une transition alimentaire de 3 semaines ?</text:p>
          </table:table-cell>
          <table:table-cell office:value-type="string" calcext:value-type="string">
            <text:p>pas ou peu de transition alimentaire si changement de fourrag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Mettez-vous à disposition des vaches des pierres de sel favorisant la salivation?</text:p>
          </table:table-cell>
          <table:table-cell office:value-type="string" calcext:value-type="string">
            <text:p>pas de pierres de sel à dispos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La ration présente-t-elle un excès d’azote ?</text:p>
          </table:table-cell>
          <table:table-cell office:value-type="string" calcext:value-type="string">
            <text:p>excès d'azot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La ration présent-t-elle un déficit en énergie ?</text:p>
          </table:table-cell>
          <table:table-cell office:value-type="string" calcext:value-type="string">
            <text:p>déficit en énergi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Respectez-vous le protocole d’entretien régulier de la machine à traire ? (contrôle, suivi des recommandations, manchons, valves,…)</text:p>
          </table:table-cell>
          <table:table-cell office:value-type="string" calcext:value-type="string">
            <text:p>manque d'entretien régulier de la machine à trai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Changez-vous les manchons autant que nécessaire ?</text:p>
          </table:table-cell>
          <table:table-cell office:value-type="string" calcext:value-type="string">
            <text:p>manchons changés trop peu souv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'ambiance de traite est-elle calme et sereine ?</text:p>
          </table:table-cell>
          <table:table-cell office:value-type="string" calcext:value-type="string">
            <text:p>ambiance de traite bruyante ou stres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 calcext:value-type="string">
            <text:p>pas de protocole de nettoyage ou de soin si blessure des mains du trayeur avant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ssurez-vous un bon protocole de préparation des trayons avant la traite? (lavage + désinfection avec un produit utilisable en AB + essuyage)</text:p>
          </table:table-cell>
          <table:table-cell office:value-type="string" calcext:value-type="string">
            <text:p>protocole de préparation des trayons insuffisant avant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 protocole de nettoyage des mamelles à sec (ex laine de bois) permettant le respect de la flore lactique naturelle protectrice ?</text:p>
          </table:table-cell>
          <table:table-cell office:value-type="string" calcext:value-type="string">
            <text:p>pas de protocole de nettoyage à sec des mamel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tes-vous vigilants sur la rupture du vide d’air au moment de la pose de griffe ?</text:p>
          </table:table-cell>
          <table:table-cell office:value-type="string" calcext:value-type="string">
            <text:p>au moment de la pose de la griffe, moindre vigilance accordée à la rupture du vide d'a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n fin de traite, réalisez-vous de l'égouttage, des massages, de la sur-traite?</text:p>
          </table:table-cell>
          <table:table-cell office:value-type="string" calcext:value-type="string">
            <text:p>égouttage ou massage ou sur-traite en fin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Pratiquez-vous une désinfection des manchons après la traite des vaches mammiteuses ou cellulaires</text:p>
          </table:table-cell>
          <table:table-cell office:value-type="string" calcext:value-type="string">
            <text:p>pas de désinfection des manchons après la traite de vaches mammiteuses ou cellulai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de bonne désinfection des trayons après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vez-vous un protocole évitant la destruction de la flore lactique naturelle protectrice ?</text:p>
          </table:table-cell>
          <table:table-cell office:value-type="string" calcext:value-type="string">
            <text:p>pas d'attention accordée à la flore lactique protectrice lors du protocole de désinf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r vous un protocole de désinfection des griffes après la traite de chaque vache?</text:p>
          </table:table-cell>
          <table:table-cell office:value-type="string" calcext:value-type="string">
            <text:p>pas de protocole de désinfection des griffes après la traite de chaque vac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r vous un protocole de nettoyage de l'équipement de traite en fin de traite?</text:p>
          </table:table-cell>
          <table:table-cell office:value-type="string" calcext:value-type="string">
            <text:p>pas de protocole de nettoyage de l'équipement de traite en fin de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étenez-vous plus de 50 % de vaches à risque ? (lésions à l'extrémité des trayons, index CEL négatif, mammites à répétition)</text:p>
          </table:table-cell>
          <table:table-cell office:value-type="string" calcext:value-type="string">
            <text:p>plus de 50% de vaches à ris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e stratégie de réformes des vaches infectées de manière chronique, incurables ?</text:p>
          </table:table-cell>
          <table:table-cell office:value-type="string" calcext:value-type="string">
            <text:p>pas de stratégie de réforme des vaches infectées de manière chroniq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Respectez-vous le protocole d’entretien régulier de la machine à traire ? (contrôle, suivi des recommandations, manchons, valves,…)</text:p>
          </table:table-cell>
          <table:table-cell office:value-type="string" calcext:value-type="string">
            <text:p>mauvais respect du protocole d'entretien régulier de la machine à trai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Changez-vous les manchons autant que nécessaire ?</text:p>
          </table:table-cell>
          <table:table-cell office:value-type="string" calcext:value-type="string">
            <text:p>manchons changés trop peu souv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'ambiance de traite est-elle calme et sereine ?</text:p>
          </table:table-cell>
          <table:table-cell office:value-type="string" calcext:value-type="string">
            <text:p>ambiance bruyante ou stres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 calcext:value-type="string">
            <text:p>pas de protocole de nettoyage ou de soin si blessure des mains du trayeur avant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ssurez-vous un bon protocole de préparation des trayons avant la traite ? (lavage + essuyage des trayons avant traite)</text:p>
          </table:table-cell>
          <table:table-cell office:value-type="string" calcext:value-type="string">
            <text:p>protocole de préparation des trayons insuffisant avant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n fin de traite, réalisez-vous de l'égouttage, des massages, de la sur-traite ?</text:p>
          </table:table-cell>
          <table:table-cell office:value-type="string" calcext:value-type="string">
            <text:p>égouttage ou massage ou sur-traite en fin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Pratiquez-vous une désinfection des manchons après les vaches mammiteuses ou cellulaires ?</text:p>
          </table:table-cell>
          <table:table-cell office:value-type="string" calcext:value-type="string">
            <text:p>pas de désinfection des manchons après la traite de vaches mammiteuses ou cellulai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de bonne désinfection des trayons après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 protocole évitant la destruction de la flore lactique naturelle protectrice ?</text:p>
          </table:table-cell>
          <table:table-cell office:value-type="string" calcext:value-type="string">
            <text:p>pas d'attention accordée à la flore lactique protectrice lors du protocole de désinf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r-vous un protocole de désinfection des griffes après la traite de chaque vache?</text:p>
          </table:table-cell>
          <table:table-cell office:value-type="string" calcext:value-type="string">
            <text:p>pas de protocole de désinfection des griffes après la traite de chaque vac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r-vous un protocole de nettoyage de l'équipement de traite en fin de traite?</text:p>
          </table:table-cell>
          <table:table-cell office:value-type="string" calcext:value-type="string">
            <text:p>pas de protocole de nettoyage de l'équipement de traite en fin de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a dimension du logement et la densité des animaux (m²/animal) permettent-elles à toutes les vaches de se coucher sur l'aire de couchage?</text:p>
          </table:table-cell>
          <table:table-cell office:value-type="string" calcext:value-type="string">
            <text:p>dimension et densité des animaux insuffisantes sur l'aire de couch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non satisfa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du bâtiment insuff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Observez-vous des zones de surdensité d'animaux couchés au même endroit 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ntretenez-vous correctement les box de vêlage et d'isolement?</text:p>
          </table:table-cell>
          <table:table-cell office:value-type="string" calcext:value-type="string">
            <text:p>box de vêlage et d'isolement peu entreten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Possédez-vous un protocole afin d'éviter que les vaches ne se couchent durant la demi-heure suivant la traite pour permettre la fermeture des sphincters de trayon ?</text:p>
          </table:table-cell>
          <table:table-cell office:value-type="string" calcext:value-type="string">
            <text:p>pas de protocole évitant aux vaches de se coucher dans la demi-heure suivant la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a qualité des sols des aires de circulation est-il correct (non glissant, non blessant)?</text:p>
          </table:table-cell>
          <table:table-cell office:value-type="string" calcext:value-type="string">
            <text:p>sols des aires de circulation glissants ou blessa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éalisez-vous une séparation les vaches taries du troupeau dès la dernière traite pour les gérer correctement ?</text:p>
          </table:table-cell>
          <table:table-cell office:value-type="string" calcext:value-type="string">
            <text:p>pas de séparation des vaches dès la dernièr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éduisez-vous graduellement l'apport d'aliments riches en énergie à la fin de la lactation?</text:p>
          </table:table-cell>
          <table:table-cell office:value-type="string" calcext:value-type="string">
            <text:p>pas de réduction graduelle des aliments riches en énergie à la fin de la lac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Utilisez-vous des obturateurs de sphincters pour éviter de nouvelles contaminations lors du tarissement ?</text:p>
          </table:table-cell>
          <table:table-cell office:value-type="string" calcext:value-type="string">
            <text:p>pas d'utilisation d'obturateurs de sphincte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’espace dédié aux taries est-il aussi important que celui dédié aux VL ?</text:p>
          </table:table-cell>
          <table:table-cell office:value-type="string" calcext:value-type="string">
            <text:p>espace dédié aux taries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’hygiène générale du bâtiment des taries est-il aussi bon que celui des VL ? (densité, paillage, nature du paillage), Réalisez-vous une désinfection du bâtiment si besoin?</text:p>
          </table:table-cell>
          <table:table-cell office:value-type="string" calcext:value-type="string">
            <text:p>hygiène du bâtiment des taries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insuff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Observez-vous des zones de surdensité d'animaux couchés au même endroit 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es box de vêlage et d'isolement sont-ils proches de l'aire paillée?</text:p>
          </table:table-cell>
          <table:table-cell office:value-type="string" calcext:value-type="string">
            <text:p>box de vêlage et d'isolement loin de l'aire paill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espectez-vous une propreté élevée dans le box de vêlage et d'isolement?</text:p>
          </table:table-cell>
          <table:table-cell office:value-type="string" calcext:value-type="string">
            <text:p>propreté non suffisante dans le box de vêlage et d'isole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Assurez-vous une supplémentation adéquate en minéraux et vitamines pendant la période sèche?</text:p>
          </table:table-cell>
          <table:table-cell office:value-type="string" calcext:value-type="string">
            <text:p>supplémentation insuffisante en minéraux et vitamines pendant la période sè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epérez-vous les animaux en fin de gestation ayant des pertes de lait ?</text:p>
          </table:table-cell>
          <table:table-cell office:value-type="string" calcext:value-type="string">
            <text:p>manque de vigilance sur les animaux ayant des pertes de lait en fin de gesta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Attachez-vous de l’importance à la sélection des animaux sur le critère qualité des sphincters ?</text:p>
          </table:table-cell>
          <table:table-cell office:value-type="string" calcext:value-type="string">
            <text:p>pas de sélection des animaux sur le critère qualité des sphinct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Êtes-vous vigilants sur la complémentation en oligoéléments sur la fin de gestation ?</text:p>
          </table:table-cell>
          <table:table-cell office:value-type="string" calcext:value-type="string">
            <text:p>manque de vigilance sur la complémentation en oligoéléments sur la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Détenez-vous plus de 50 % de vaches à risque (lésions à l'extrémité des trayons, index CEL négatif, faisant des mammites souvent)</text:p>
          </table:table-cell>
          <table:table-cell office:value-type="string" calcext:value-type="string">
            <text:p>plus de 50% de vaches à ris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Etes-vous vigilant au sujet de l’âge moyen du troupeau ?</text:p>
          </table:table-cell>
          <table:table-cell office:value-type="string" calcext:value-type="string">
            <text:p>manque de vigilance sur l'âge moyen du troup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Possédez-vous un protocole pour éviter que les génisses se tètent entre elles?</text:p>
          </table:table-cell>
          <table:table-cell office:value-type="string" calcext:value-type="string">
            <text:p>absence de protocole pour éviter que les génisses se tètent entre el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’espace dédié aux génisses pleines est-il aussi important que celui dédié aux laitières ?</text:p>
          </table:table-cell>
          <table:table-cell office:value-type="string" calcext:value-type="string">
            <text:p>espace pour génisses pleines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’hygiène générale du bâtiment est-il aussi bon que celui des laitières ? (densité, paillage, nature du paillage), Réalisez-vous une désinfection du bâtiment si besoin?</text:p>
          </table:table-cell>
          <table:table-cell office:value-type="string" calcext:value-type="string">
            <text:p>hygiène insuffisante du bâtiment des génisses plei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du bâtiment insuffisa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Observez-vous des zones de surdensité d'animaux couchés au même endroit 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es box de vêlage et d'isolement sont-ils proche de l'aire paillée?</text:p>
          </table:table-cell>
          <table:table-cell office:value-type="string" calcext:value-type="string">
            <text:p>box de vêlage et d'isolement loin de l'aire paill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Assurez-vous une supplémentation adéquate en minéraux et vitamines des génisses en fin de gestation ?</text:p>
          </table:table-cell>
          <table:table-cell office:value-type="string" calcext:value-type="string">
            <text:p>supplémentation insuffisante en minéraux et vitamines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Assurez-vous une transition et progression alimentaire adaptées sur la fin de gestation/début de lactation des primipares ?</text:p>
          </table:table-cell>
          <table:table-cell office:value-type="string" calcext:value-type="string">
            <text:p>pas ou peu de transition alimentaire sur la fin de gestation/début de lactation des primipa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es primipares se couchent-elles correctement dans les logettes?</text:p>
          </table:table-cell>
          <table:table-cell office:value-type="string" calcext:value-type="string">
            <text:p>les primipares ne se couchent pas correctement dans les loget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es primipares sont-elles battues par les vaches pour les accès à l’auge et à l’eau ?</text:p>
          </table:table-cell>
          <table:table-cell office:value-type="string" calcext:value-type="string">
            <text:p>primipares battues par les vaches pour les accès à l'eau et à l'au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Voir tous les volets décrits dans CCS tank élevés et prévalence élevée</text:p>
          </table:table-cell>
          <table:table-cell office:value-type="string" calcext:value-type="string">
            <text:p>(voir taux cellulaire élevé et/ou prévalence mammites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En cas de doute faites-vous réalisez une bactériologie individuelle pour rechercher des vaches excrétrices?</text:p>
          </table:table-cell>
          <table:table-cell office:value-type="string" calcext:value-type="string">
            <text:p>pas de bactériologie individuelle en cas de dou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tri des aliments potentiellement contaminés ou des parties altérées (ensilage)?</text:p>
          </table:table-cell>
          <table:table-cell office:value-type="string" calcext:value-type="string">
            <text:p>pas de tri des aliments potentiellement contamin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nettoyage régulier des abreuvoirs et des auges?</text:p>
          </table:table-cell>
          <table:table-cell office:value-type="string" calcext:value-type="string">
            <text:p>manque de nettoyage régulier des abreuvoirs et aug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En cas de doute faites-vous réalisez une bactériologie individuelle pour rechercher des vaches excrétrices?</text:p>
          </table:table-cell>
          <table:table-cell office:value-type="string" calcext:value-type="string">
            <text:p>pas de bactériologie individuelle en cas de dou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En cas de doute faites-vous réalisez une bactériologie individuelle pour rechercher des vaches excrétrices? - mammites cliniques ou subcliniques</text:p>
          </table:table-cell>
          <table:table-cell office:value-type="string" calcext:value-type="string">
            <text:p>pas de bactériologie individuelle en cas de dou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absence de contrôle bactériologique de l'e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cf. Reproduction / vêlage difficile</text:p>
          </table:table-cell>
          <table:table-cell office:value-type="string" calcext:value-type="string">
            <text:p>(voir vêlages difficiles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ssurez-vous une bonne surveillance des vêlages et êtes-vous correctement équipé ?</text:p>
          </table:table-cell>
          <table:table-cell office:value-type="string" calcext:value-type="string">
            <text:p>surveillance insuffisante des vêlages, manque d'équip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Êtes-vous équipé d'un box de vêlage ?</text:p>
          </table:table-cell>
          <table:table-cell office:value-type="string" calcext:value-type="string">
            <text:p>absence de box de vêl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Maîtrisez-vous les techniques de réanimation à la naissance ?</text:p>
          </table:table-cell>
          <table:table-cell office:value-type="string" calcext:value-type="string">
            <text:p>techniques de réanimation à la naissance non maîtrisé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Des apports minéraux, vitamines, oligoéléments (sélénium, magnésium, …) sont-ils réalisés sur les vaches en fin de gestation ?</text:p>
          </table:table-cell>
          <table:table-cell office:value-type="string" calcext:value-type="string">
            <text:p>manque d'apports en minéraux, vitamines, oligoéléments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a quantité de colostrum bue est-elle sécurisée ?</text:p>
          </table:table-cell>
          <table:table-cell office:value-type="string" calcext:value-type="string">
            <text:p>quantité de colostrum bue non sécuris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Vérifiez-vous la qualité du colostrum avant de le donner au veau ? (avec un pèse colostrum ou un réfractomètre par exemple)</text:p>
          </table:table-cell>
          <table:table-cell office:value-type="string" calcext:value-type="string">
            <text:p>pas de vérification de la qualité du colostrum avant de le donner au v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de qualit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e lait distribué est-il à bonne température au moment de la buvée ou tétée ?</text:p>
          </table:table-cell>
          <table:table-cell office:value-type="string" calcext:value-type="string">
            <text:p>température du lait inadaptée lors de la buvée ou tét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e lait distribué est-il issue de vaches traitées aux antibiotiques ?</text:p>
          </table:table-cell>
          <table:table-cell office:value-type="string" calcext:value-type="string">
            <text:p>lait distribué issu de vaches traitées aux antibio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espectez-vous l'équilibre de la ration complémentaire des veaux ?</text:p>
          </table:table-cell>
          <table:table-cell office:value-type="string" calcext:value-type="string">
            <text:p>ration complémentaire des veaux non 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manque d'eau à disposition pour les ve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pas d'analyse régulière de la qualité de l'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'utilisation de la sonde à colostrum et/ou de la tétine du biberon, réalisez-vous une désinfection ?</text:p>
          </table:table-cell>
          <table:table-cell office:value-type="string" calcext:value-type="string">
            <text:p>pas de désinfection de la sonde à colostrum ou de la tétine du biber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lavage des seaux après chaque repas, en évitant de les empiler avant qu'ils ne soient secs?</text:p>
          </table:table-cell>
          <table:table-cell office:value-type="string" calcext:value-type="string">
            <text:p>pas de lavage des seaux après chaque repas ou mauvais séch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nettoyage quotidien des tétines du DAL et leurs alentours?</text:p>
          </table:table-cell>
          <table:table-cell office:value-type="string" calcext:value-type="string">
            <text:p>pas de nettoyage des tétines du DAL et alentou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absence de quarantaine si achat de v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en cas de veau malade, confort thermique, alimentation et/ou hydratation insuffisan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traitement de façon précoce et adaptée (selon l'origine de la diarrhée)?</text:p>
          </table:table-cell>
          <table:table-cell office:value-type="string" calcext:value-type="string">
            <text:p>absence de traitement précoce et adapté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, ou pas de désinfection du local entre chaque vêl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e maladies contagieuses disposez-vous de cases individuelles la première semaine puis de cases collectives avec une surface adaptée?</text:p>
          </table:table-cell>
          <table:table-cell office:value-type="string" calcext:value-type="string">
            <text:p>si maladies contagieuses, pas de cases individuelles la première semaine et/ou pas de cases collectives avec surface adapt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imitez-vous l'écart d'âge dans un même lot à 3 semaines-1 mois maximum ?</text:p>
          </table:table-cell>
          <table:table-cell office:value-type="string" calcext:value-type="string">
            <text:p>écart d'âge dans un même lot &gt; à 1 mo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curage et un nettoyage après chaque veau et/ou entre chaque lot de veaux ?</text:p>
          </table:table-cell>
          <table:table-cell office:value-type="string" calcext:value-type="string">
            <text:p>pas de curage/nettoyage entre chaque lot de vea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insuffisante des box à vea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especter vous les protocoles de soins prescrits par votre vétérinaire lors d’un traitement ?</text:p>
          </table:table-cell>
          <table:table-cell office:value-type="string" calcext:value-type="string">
            <text:p>non respect des protocoles de soins prescrits par le vétérinai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e bâtiment est-il bien ventilé et sain ?</text:p>
          </table:table-cell>
          <table:table-cell office:value-type="string" calcext:value-type="string">
            <text:p>bâtiment mal ventilé, ambiance pas sa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Des apports minéraux, vitamines, oligoéléments (sélénium, magnésium, …) sont-ils réalisés sur les vaches en fin de gestation ?</text:p>
          </table:table-cell>
          <table:table-cell office:value-type="string" calcext:value-type="string">
            <text:p>manque d'apports en minéraux, vitamines, oligoéléments en fin de g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a quantité de colostrum bue est-elle sécurisée ?</text:p>
          </table:table-cell>
          <table:table-cell office:value-type="string" calcext:value-type="string">
            <text:p>quantité de colostrum bue non sécuris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Vérifiez-vous la qualité du colostrum avant de le donner au veau ? (avec un pèse colostrum ou un réfractomètre par exemple)</text:p>
          </table:table-cell>
          <table:table-cell office:value-type="string" calcext:value-type="string">
            <text:p>pas de vérification de la qualité du colostrum avant de le donner au v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de qualit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e lait distribué est-il à bonne température au moment de la buvée ou tétée ?</text:p>
          </table:table-cell>
          <table:table-cell office:value-type="string" calcext:value-type="string">
            <text:p>température du lait inadaptée lors de la buvée ou tét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e lait distribué est-il issue de vaches traitées aux antibiotiques ?</text:p>
          </table:table-cell>
          <table:table-cell office:value-type="string" calcext:value-type="string">
            <text:p>lait distribué issu de vaches traitées aux antibio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espectez-vous l'équilibre de la ration complémentaire des veaux ?</text:p>
          </table:table-cell>
          <table:table-cell office:value-type="string" calcext:value-type="string">
            <text:p>ration complémentaire des veaux non équilibr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manque d'eau à disposition pour les ve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pas d'analyse régulière de la qualité de l'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'utilisation de la sonde à colostrum et/ou de la tétine du biberon, réalisez-vous une désinfection ?</text:p>
          </table:table-cell>
          <table:table-cell office:value-type="string" calcext:value-type="string">
            <text:p>pas de désinfection de la sonde à colostrum ou de la tétine du biber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lavage des seaux après chaque repas, en évitant de les empiler avant qu'ils ne soient secs?</text:p>
          </table:table-cell>
          <table:table-cell office:value-type="string" calcext:value-type="string">
            <text:p>pas de lavage des seaux après chaque repas ou mauvais séch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nettoyage quotidien des tétines du DAL et leurs alentours?</text:p>
          </table:table-cell>
          <table:table-cell office:value-type="string" calcext:value-type="string">
            <text:p>pas de nettoyage des tétines du DAL et alentou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absence de quarantaine si achat de v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en cas de veau malade, confort thermique, alimentation et/ou hydratation insuffisan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traitement de façon précoce et adaptée (selon l'origine de la diarrhée)?</text:p>
          </table:table-cell>
          <table:table-cell office:value-type="string" calcext:value-type="string">
            <text:p>absence de traitement précoce et adapté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, ou pas de désinfection du local entre chaque vêl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e maladies contagieuses disposez-vous de cases individuelles la première semaine puis de cases collectives avec une surface adaptée?</text:p>
          </table:table-cell>
          <table:table-cell office:value-type="string" calcext:value-type="string">
            <text:p>si maladies contagieuses, pas de cases individuelles la première semaine et/ou pas de cases collectives avec surface adapt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imitez-vous l'écart d'âge dans un même lot à 3 semaines-1 mois maximum ?</text:p>
          </table:table-cell>
          <table:table-cell office:value-type="string" calcext:value-type="string">
            <text:p>écart d'âge dans un même lot &gt; à 1 mo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curage et un nettoyage après chaque veau et/ou entre chaque lot de veaux ?</text:p>
          </table:table-cell>
          <table:table-cell office:value-type="string" calcext:value-type="string">
            <text:p>pas de curage/nettoyage entre chaque lot de vea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insuffisante des box à vea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especter vous les protocoles de soins prescrits par votre vétérinaire lors d’un traitement ?</text:p>
          </table:table-cell>
          <table:table-cell office:value-type="string" calcext:value-type="string">
            <text:p>non respect des protocoles de soins prescrits par le vétérinai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e bâtiment est-il bien ventilé et sain ?</text:p>
          </table:table-cell>
          <table:table-cell office:value-type="string" calcext:value-type="string">
            <text:p>bâtiment mal ventilé, ambiance pas sa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Réalisez-vous une désinfection du nombril avec une solution iodée le plus tôt possible après la naissance et avec des gants ?</text:p>
          </table:table-cell>
          <table:table-cell office:value-type="string" calcext:value-type="string">
            <text:p>pas de désinfection correcte du nombr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Les apports en oligoéléments à la mère sont-ils suffisants ?</text:p>
          </table:table-cell>
          <table:table-cell office:value-type="string" calcext:value-type="string">
            <text:p>apports en oligoéléments insuffisants pour la mè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 désinfecté entre chaque vêl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Assurez-vous une bonne prise colostrale en toutes circonstances (vêlage la nuit) dans les 6h suivant le vêlage?</text:p>
          </table:table-cell>
          <table:table-cell office:value-type="string" calcext:value-type="string">
            <text:p>prise colostrale pas toujours dans les 6h suivants le vêl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Réalisez-vous un curage et un nettoyage du box de vêlage et de la case à veaux après chaque veau et/ou entre chaque lot de veaux</text:p>
          </table:table-cell>
          <table:table-cell office:value-type="string" calcext:value-type="string">
            <text:p>pas de curage/nettoyage systématique du box de vêlage ou de la case à veaux après chaque pass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Effectuez-vous un vide sanitaire au moins 1 fois/an du box de vêlage et de la nurserie : avec curage, lavage et désinfection?</text:p>
          </table:table-cell>
          <table:table-cell office:value-type="string" calcext:value-type="string">
            <text:p>absence de vide sanitaire annuel des box de vêlage et nurser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e lait distribué est-il à bonne température ?</text:p>
          </table:table-cell>
          <table:table-cell office:value-type="string" calcext:value-type="string">
            <text:p>température du lait distribué pas adapt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e lait distribué est-il digeste ? (présence de résidus d’antibiotique, lait trop concentré, …)</text:p>
          </table:table-cell>
          <table:table-cell office:value-type="string" calcext:value-type="string">
            <text:p>lait distribué pas suffisamment dig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Distribuez-vous le lait en au moins 2 repas/jour les 30 premiers jours de vie minimum ?</text:p>
          </table:table-cell>
          <table:table-cell office:value-type="string" calcext:value-type="string">
            <text:p>repas unique (lait) les 30 premiers jours de v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pas d'eau de boisson à dispos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manque d'analyse régulière de la qualité bactériologique de l'e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a complémentation des veaux durant la phase lactée est-elle adaptée ? La transition alimentaire est-elle respectée avec des aliments fibreux ?</text:p>
          </table:table-cell>
          <table:table-cell office:value-type="string" calcext:value-type="string">
            <text:p>complémentation des veaux non adaptée pendant la phase lactée et/ou transition alimentaire abs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Rencontrez-vous des problèmes de coccidiose ? (selles avec traces de sang)</text:p>
          </table:table-cell>
          <table:table-cell office:value-type="string" calcext:value-type="string">
            <text:p>problèmes de coccidio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es veaux sont-ils dans de bonne condition de confort de logement ? (épaisseur de la litière, propreté du logement, température stable et hygrométrie)</text:p>
          </table:table-cell>
          <table:table-cell office:value-type="string" calcext:value-type="string">
            <text:p>mauvaises conditions de confort de logement pour les ve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Avez-vous neutralisé les bétons neufs de la nurserie avec de l’acide ?</text:p>
          </table:table-cell>
          <table:table-cell office:value-type="string" calcext:value-type="string">
            <text:p>absence de neutralisation des bétons neufs avec de l'ac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e bâtiment est-il bien ventilé, sans courant d’air, ni froid ?</text:p>
          </table:table-cell>
          <table:table-cell office:value-type="string" calcext:value-type="string">
            <text:p>bâtiment mal ventilé, ou courant d'air, fro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n bâtiment fermé, assurez-vous un bon renouvellement de l'air pour évacuer l'humidité dégagée par les animaux et la litière?</text:p>
          </table:table-cell>
          <table:table-cell office:value-type="string" calcext:value-type="string">
            <text:p>mauvais renouvellement de l'air pour évacuer l'humidité dégag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a densité d'animaux correspond-elle au volume d'air disponible ?</text:p>
          </table:table-cell>
          <table:table-cell office:value-type="string" calcext:value-type="string">
            <text:p>densité d'animaux trop importante vis-à-vis du volume d'air disponi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Y-a-t-il des mélanges d'animaux provenant de différents lots/lieux et de différents âges ?</text:p>
          </table:table-cell>
          <table:table-cell office:value-type="string" calcext:value-type="string">
            <text:p>mélange d'animaux provenant de différents lots/lieux/âg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es cases à veaux permettent-elles un maintien d’une bonne température ?</text:p>
          </table:table-cell>
          <table:table-cell office:value-type="string" calcext:value-type="string">
            <text:p>les cases à veaux n'assurent pas le maintien d'une bonne tempéra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pas de quarantaine si achat de vea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si veau malade, manque de vigilance sur son confort thermique, son alimentation et hydrata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ffectuez-vous des apports complémentaires d’accompagnement avant ou lors de l'allotement ?</text:p>
          </table:table-cell>
          <table:table-cell office:value-type="string" calcext:value-type="string">
            <text:p>pas d'apport complémentaire avant ou lors de l'allot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Assurez-vous une bonne prise colostrale en toutes circonstances (vêlage la nuit) dans les 6h suivant le vêlage?</text:p>
          </table:table-cell>
          <table:table-cell office:value-type="string" calcext:value-type="string">
            <text:p>prise colostrale pas toujours dans les 6h suivants le vêl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enez-vous des précautions particulières sur le pâturage des jeunes en première année de pâture ?</text:p>
          </table:table-cell>
          <table:table-cell office:value-type="string" calcext:value-type="string">
            <text:p>pas de précaution particulière sur le pâturage des jeu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Mélangez-vous des animaux d’âge différents ?</text:p>
          </table:table-cell>
          <table:table-cell office:value-type="string" calcext:value-type="string">
            <text:p>mélange d'animaux d'âge différen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l'éducation parasitaire ? (sorties avant 1ère vêlage, choix des parcelles,..)</text:p>
          </table:table-cell>
          <table:table-cell office:value-type="string" calcext:value-type="string">
            <text:p>éducation parasitaire non pratiqué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Avez-vous un îlot spécifique réservé pour le pâturage des jeunes ?</text:p>
          </table:table-cell>
          <table:table-cell office:value-type="string" calcext:value-type="string">
            <text:p>pas d'îlot spécifique réservé au pâturage des jeu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Avez-vous mis en place une stratégie avec votre vétérinaire pour favoriser le développement de l’immunité de vos animaux ?</text:p>
          </table:table-cell>
          <table:table-cell office:value-type="string" calcext:value-type="string">
            <text:p>pas de stratégie favorisant le développement de l'immunit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un vide sanitaire et une désinfection des bâtiments d’élevage ?</text:p>
          </table:table-cell>
          <table:table-cell office:value-type="string" calcext:value-type="string">
            <text:p>absence de vide sanitaire ou désinfection des bâtime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de la surveillance coproscopique et/ou clinique de manière régulière ?</text:p>
          </table:table-cell>
          <table:table-cell office:value-type="string" calcext:value-type="string">
            <text:p>pas de surveillance coproscopique ou clin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enez-vous des précautions particulières sur le pâturage des jeunes en première année de pâture ?</text:p>
          </table:table-cell>
          <table:table-cell office:value-type="string" calcext:value-type="string">
            <text:p>pas de précaution particulière sur le pâturage des jeu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Mélangez-vous des animaux d’âge différents ?</text:p>
          </table:table-cell>
          <table:table-cell office:value-type="string" calcext:value-type="string">
            <text:p>mélange d'animaux d'âge différen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l'éducation parasitaire ? (sorties avant 1ère vêlage, choix des parcelles,..)</text:p>
          </table:table-cell>
          <table:table-cell office:value-type="string" calcext:value-type="string">
            <text:p>éducation parasitaire non pratiqué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Avez-vous un îlot spécifique réservé pour le pâturage des jeunes ?</text:p>
          </table:table-cell>
          <table:table-cell office:value-type="string" calcext:value-type="string">
            <text:p>pas d'îlot spécifique réservé au pâturage des jeu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Avez-vous mis en place une stratégie avec votre vétérinaire pour favoriser le développement de l’immunité de vos animaux ?</text:p>
          </table:table-cell>
          <table:table-cell office:value-type="string" calcext:value-type="string">
            <text:p>pas de stratégie favorisant le développement de l'immunit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un vide sanitaire et une désinfection des bâtiments d’élevage ?</text:p>
          </table:table-cell>
          <table:table-cell office:value-type="string" calcext:value-type="string">
            <text:p>absence de vide sanitaire ou désinfection des bâtime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de la surveillance coproscopique et/ou clinique de manière régulière ?</text:p>
          </table:table-cell>
          <table:table-cell office:value-type="string" calcext:value-type="string">
            <text:p>pas de surveillance coproscopique ou clin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Mettez-vous en place une surveillance quotidienne des animaux malades?</text:p>
          </table:table-cell>
          <table:table-cell office:value-type="string" calcext:value-type="string">
            <text:p>pas de surveillance quotidienne des animaux mala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précédents les problèm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Les animaux sont-ils empêchés d’accéder à des zones très humides, mares, marécages dans les pâtures ?</text:p>
          </table:table-cell>
          <table:table-cell office:value-type="string" calcext:value-type="string">
            <text:p>accès aux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ettez-vous en place une surveillance quotidienne des animaux malades?</text:p>
          </table:table-cell>
          <table:table-cell office:value-type="string" calcext:value-type="string">
            <text:p>pas de surveillance quotidienne des animaux malad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précédents les problèm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Les animaux sont-ils empêchés d’accéder à des zones très humides, mares, marécages dans les pâtures ?</text:p>
          </table:table-cell>
          <table:table-cell office:value-type="string" calcext:value-type="string">
            <text:p>accès aux zones humid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Temps de pâturage insuffisant de génisses pour l’acquisition d’une immunité contre les strong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Pratiquez-vous la désinfection et ou le vide sanitaire des bâtiments d’élevage ?</text:p>
          </table:table-cell>
          <table:table-cell office:value-type="string" calcext:value-type="string">
            <text:p>absence de vide sanitaire ou désinfection des bâtime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Réalisez-vous une lutte contre les mouches dans vos bâtiments et sur vos animaux?</text:p>
          </table:table-cell>
          <table:table-cell office:value-type="string" calcext:value-type="string">
            <text:p>pas de lutte contre les mouch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En cas d'achat, vérifiez-vous l’absence de parasites externes sur les animaux? (poux, gale,…)</text:p>
          </table:table-cell>
          <table:table-cell office:value-type="string" calcext:value-type="string">
            <text:p>si achat, pas de vérification de l'absence de parasites exter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Vos animaux peuvent-ils être en contact avec des animaux d'autres espèces ou d'autres troupeaux?</text:p>
          </table:table-cell>
          <table:table-cell office:value-type="string" calcext:value-type="string">
            <text:p>contact avec des animaux d'autres espèc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float" office:value="4" calcext:value-type="float">
            <text:p>4</text:p>
          </table:table-cell>
        </table:table-row>
      </table:table>
      <table:named-expressions>
        <table:named-range table:name="matrice" table:base-cell-address="$pb_origines.$H$1" table:cell-range-address="$pb_origines.$G$2:.$H$9"/>
      </table:named-expressions>
      <table:database-ranges>
        <table:database-range table:name="__Anonymous_Sheet_DB__0" table:target-range-address="pb_origines.G2:pb_origines.H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meta:initial-creator>phpMyAdmin 4.8.2</meta:initial-creator>
    <meta:creation-date>2019-04-28T18:59:40</meta:creation-date>
    <dc:date>2019-04-30T05:53:35.283889075</dc:date>
    <dc:creator>Michel BOUY</dc:creator>
    <meta:editing-duration>PT12H36M41S</meta:editing-duration>
    <meta:editing-cycles>16</meta:editing-cycles>
    <meta:document-statistic meta:table-count="1" meta:cell-count="9680" meta:object-count="0"/>
  </office:meta>
</office:document-meta>
</file>